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19cm"/>
    </style:style>
    <style:style style:name="co2" style:family="table-column">
      <style:table-column-properties fo:break-before="auto" style:column-width="3.558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3.2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2.051cm"/>
    </style:style>
    <style:style style:name="co10" style:family="table-column">
      <style:table-column-properties fo:break-before="auto" style:column-width="2.604cm"/>
    </style:style>
    <style:style style:name="co11" style:family="table-column">
      <style:table-column-properties fo:break-before="auto" style:column-width="3.5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3399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" style:family="table-cell" style:parent-style-name="Default">
      <style:table-cell-properties fo:border-bottom="2.24pt solid #000000" style:text-align-source="fix" style:repeat-content="false" fo:wrap-option="wrap" fo:border-left="2.24pt solid #000000" fo:border-right="1.76pt solid #000000" fo:border-top="2.24pt solid #000000" style:vertical-align="middle"/>
      <style:paragraph-properties fo:text-align="center"/>
      <style:text-properties style:font-name="Liberation Serif" fo:font-size="12pt" style:font-size-asian="12pt" style:font-size-complex="12pt" fo:hyphenate="true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/>
      <style:text-properties style:font-name="Liberation Serif" fo:font-size="12pt" style:font-size-asian="12pt" style:font-size-complex="12pt" fo:hyphenate="true"/>
    </style:style>
    <style:style style:name="ce4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/>
      <style:text-properties style:font-name="Liberation Serif" fo:font-size="12pt" style:font-size-asian="12pt" style:font-size-complex="12pt" fo:hyphenate="true"/>
    </style:style>
    <style:style style:name="ce5" style:family="table-cell" style:parent-style-name="Default">
      <style:table-cell-properties fo:border-bottom="1.76pt solid #000000" style:text-align-source="fix" style:repeat-content="false" fo:wrap-option="wrap" fo:border-left="1.76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1.76pt solid #000000" fo:border-right="0.74pt solid #000000" fo:border-top="0.74pt solid #000000" style:vertical-align="middle"/>
      <style:paragraph-properties fo:text-align="center"/>
      <style:text-properties style:font-name="Liberation Serif" fo:font-size="12pt" style:font-size-asian="12pt" style:font-size-complex="12pt" fo:hyphenate="true"/>
    </style:style>
    <style:style style:name="ce7" style:family="table-cell" style:parent-style-name="Default">
      <style:table-cell-properties fo:border-bottom="1.76pt solid #000000" style:text-align-source="fix" style:repeat-content="false" fo:wrap-option="wrap" fo:border-left="1.76pt solid #000000" fo:border-right="0.74pt solid #000000" fo:border-top="0.74pt solid #000000" style:vertical-align="middle"/>
      <style:paragraph-properties fo:text-align="center"/>
      <style:text-properties style:font-name="Liberation Serif" fo:font-size="12pt" style:font-size-asian="12pt" style:font-size-complex="12pt" fo:hyphenate="true"/>
    </style:style>
    <style:style style:name="ce8" style:family="table-cell" style:parent-style-name="Default">
      <style:table-cell-properties fo:border-bottom="2.24pt solid #000000" style:text-align-source="fix" style:repeat-content="false" fo:wrap-option="wrap" fo:border-left="1.76pt solid #000000" fo:border-right="0.74pt solid #000000" fo:border-top="1.7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fo:border-bottom="2.24pt solid #000000" style:text-align-source="fix" style:repeat-content="false" fo:wrap-option="wrap" fo:border-left="1.76pt solid #000000" fo:border-right="0.74pt solid #000000" fo:border-top="0.74pt solid #000000" style:vertical-align="middle"/>
      <style:paragraph-properties fo:text-align="center"/>
      <style:text-properties style:font-name="Liberation Serif" fo:font-size="12pt" style:font-size-asian="12pt" style:font-size-complex="12pt" fo:hyphenate="true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" style:family="table-cell" style:parent-style-name="Default">
      <style:table-cell-properties fo:border-bottom="1.76pt solid #000000" fo:background-color="#3399ff" style:text-align-source="fix" style:repeat-content="false" fo:wrap-option="wrap" fo:border-left="0.74pt solid #000000" fo:border-right="1.76pt solid #000000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8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9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0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1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2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3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4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5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6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7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8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39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0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1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2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3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4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5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6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7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8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9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0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1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2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3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4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5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6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7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8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9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0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1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2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3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4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5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6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7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8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9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0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1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2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3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4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5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6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7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8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9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0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1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2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3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4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5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6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7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8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9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0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1" style:family="table-cell" style:parent-style-name="Default" style:data-style-name="N118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2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3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4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5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6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7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8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9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0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1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2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3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4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5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6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7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8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9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0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1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2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3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4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5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6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7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8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9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0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1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2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3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4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5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6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7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8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9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0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1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2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3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4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5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6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7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8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9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0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1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2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3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4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5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6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7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8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9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0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1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2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3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4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5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6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7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8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color="#000000" style:font-name="Liberation Serif" fo:font-size="12pt" style:font-size-asian="12pt" style:font-size-complex="12pt" fo:hyphenate="true"/>
    </style:style>
    <style:style style:name="ce159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0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1" style:family="table-cell" style:parent-style-name="Default">
      <style:table-cell-properties fo:border-bottom="1.76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2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4" style:family="table-cell" style:parent-style-name="Default">
      <style:text-properties style:font-name="Liberation Serif"/>
    </style:style>
    <style:style style:name="ce165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6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7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8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9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0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1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2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3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4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5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6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7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8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79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0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1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2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3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4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5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6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7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8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9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0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1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2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3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4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5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6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7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8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9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0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1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2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3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4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5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6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7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8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9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0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1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2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3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4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5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6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7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8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19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0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1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2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3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4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5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6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7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8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29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0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1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2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3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4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5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6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7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8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39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0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1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2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3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4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5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6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7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8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49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0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1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2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3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4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5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6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7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8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9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0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1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2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3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4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5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6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7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8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9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0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1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2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3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4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5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6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7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8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9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80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81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82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83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84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85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86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87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88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89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90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91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92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93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94" style:family="table-cell" style:parent-style-name="Default" style:data-style-name="N118">
      <style:table-cell-properties fo:border-bottom="0.7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95" style:family="table-cell" style:parent-style-name="Default" style:data-style-name="N118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96" style:family="table-cell" style:parent-style-name="Default" style:data-style-name="N118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Liberation Serif"/>
    </style:style>
  </office:automatic-styles>
  <office:body>
    <office:spreadsheet>
      <table:table table:name="Цикл" table:style-name="ta1">
        <table:shapes>
          <draw:frame draw:z-index="0" draw:name="A [10,10], B[10, 10]" draw:style-name="gr1" draw:text-style-name="P1" svg:width="16.039cm" svg:height="8.916cm" svg:x="32.193cm" svg:y="0cm">
            <draw:object draw:notify-on-update-of-ranges="Цикл.A2:Цикл.A2 Цикл.C2:Цикл.C5 Atomic.B2:Atomic.B2 Цикл.G2:Цикл.G5 Цикл.C6:Цикл.C9 Atomic.B6:Atomic.B6 Цикл.G6:Цикл.G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name="A [10,10], B[10, 10]" draw:style-name="gr1" draw:text-style-name="P1" svg:width="16.057cm" svg:height="8.466cm" svg:x="32.242cm" svg:y="8.996cm">
            <draw:object draw:notify-on-update-of-ranges="Цикл.C10:Цикл.C13 Atomic.B2:Atomic.B2 Цикл.G10:Цикл.G13 Цикл.C14:Цикл.C17 Atomic.B6:Atomic.B6 Цикл.G14:Цикл.G1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name="A [10,10], B[10, 10]" draw:style-name="gr1" draw:text-style-name="P1" svg:width="16.012cm" svg:height="8.492cm" svg:x="32.241cm" svg:y="17.462cm">
            <draw:object draw:notify-on-update-of-ranges="Цикл.C18:Цикл.C21 Atomic.B2:Atomic.B2 Цикл.G18:Цикл.G21 Цикл.C22:Цикл.C25 Atomic.B6:Atomic.B6 Цикл.G22:Цикл.G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name="A [10,10], B[10, 10]" draw:style-name="gr1" draw:text-style-name="P1" svg:width="15.999cm" svg:height="8.439cm" svg:x="32.242cm" svg:y="25.93cm">
            <draw:object draw:notify-on-update-of-ranges="Цикл.C26:Цикл.C29 Atomic.B2:Atomic.B2 Цикл.G26:Цикл.G29 Цикл.C30:Цикл.C33 Atomic.B6:Atomic.B6 Цикл.G30:Цикл.G33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4" draw:name="A [10,10], B[10, 10]" draw:style-name="gr1" draw:text-style-name="P1" svg:width="16.012cm" svg:height="8.44cm" svg:x="32.241cm" svg:y="34.408cm">
            <draw:object draw:notify-on-update-of-ranges="Цикл.C34:Цикл.C37 Atomic.B2:Atomic.B2 Цикл.G34:Цикл.G37 Цикл.C38:Цикл.C41 Atomic.B6:Atomic.B6 Цикл.G38:Цикл.G4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5" draw:name="A [10,10], B[10, 10]" draw:style-name="gr1" draw:text-style-name="P1" svg:width="15.999cm" svg:height="8.439cm" svg:x="32.242cm" svg:y="42.878cm">
            <draw:object draw:notify-on-update-of-ranges="Цикл.C42:Цикл.C45 Atomic.B2:Atomic.B2 Цикл.G42:Цикл.G45 Цикл.C46:Цикл.C49 Atomic.B6:Atomic.B6 Цикл.G46:Цикл.G4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6" draw:name="A [10,10], B[10, 10]" draw:style-name="gr1" draw:text-style-name="P1" svg:width="15.999cm" svg:height="8.439cm" svg:x="32.214cm" svg:y="51.295cm">
            <draw:object draw:notify-on-update-of-ranges="Цикл.C50:Цикл.C53 Atomic.B2:Atomic.B2 Цикл.G50:Цикл.G53 Цикл.C54:Цикл.C57 Atomic.B6:Atomic.B6 Цикл.G54:Цикл.G57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7" draw:name="A [10,10], B[10, 10]" draw:style-name="gr1" draw:text-style-name="P1" svg:width="15.999cm" svg:height="8.439cm" svg:x="32.242cm" svg:y="59.748cm">
            <draw:object draw:notify-on-update-of-ranges="Цикл.C58:Цикл.C61 Atomic.B2:Atomic.B2 Цикл.G58:Цикл.G61 Цикл.C62:Цикл.C65 Atomic.B6:Atomic.B6 Цикл.G62:Цикл.G6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8" draw:name="A [10,10], B[10, 10]" draw:style-name="gr1" draw:text-style-name="P1" svg:width="15.999cm" svg:height="8.439cm" svg:x="32.242cm" svg:y="68.171cm">
            <draw:object draw:notify-on-update-of-ranges="Цикл.C66:Цикл.C69 Atomic.B2:Atomic.B2 Цикл.G66:Цикл.G69 Цикл.C70:Цикл.C73 Atomic.B6:Atomic.B6 Цикл.G70:Цикл.G73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9" draw:name="A [10,10], B[10, 10]" draw:style-name="gr1" draw:text-style-name="P1" svg:width="15.999cm" svg:height="8.439cm" svg:x="32.242cm" svg:y="76.576cm">
            <draw:object draw:notify-on-update-of-ranges="Цикл.C74:Цикл.C77 Atomic.B2:Atomic.B2 Цикл.G74:Цикл.G77 Цикл.C78:Цикл.C81 Atomic.B6:Atomic.B6 Цикл.G78:Цикл.G8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0" draw:name="A [10,10], B[10, 10]" draw:style-name="gr1" draw:text-style-name="P1" svg:width="15.999cm" svg:height="8.439cm" svg:x="32.242cm" svg:y="85.031cm">
            <draw:object draw:notify-on-update-of-ranges="Цикл.C82:Цикл.C85 Atomic.B2:Atomic.B2 Цикл.G82:Цикл.G85 Цикл.C86:Цикл.C89 Atomic.B6:Atomic.B6 Цикл.G86:Цикл.G89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11"/>
        <table:table-column table:style-name="co2" table:default-cell-style-name="ce16"/>
        <table:table-column table:style-name="co4" table:default-cell-style-name="ce16"/>
        <table:table-column table:style-name="co5" table:default-cell-style-name="ce16"/>
        <table:table-column table:style-name="co2" table:default-cell-style-name="ce22"/>
        <table:table-column table:style-name="co2" table:default-cell-style-name="ce88"/>
        <table:table-column table:style-name="co2" table:default-cell-style-name="ce93"/>
        <table:table-column table:style-name="co6" table:default-cell-style-name="ce88"/>
        <table:table-column table:style-name="co3" table:default-cell-style-name="ce160"/>
        <table:table-row table:style-name="ro1">
          <table:table-cell table:style-name="ce1" office:value-type="string" calcext:value-type="string">
            <text:p>ы</text:p>
          </table:table-cell>
          <table:table-cell table:style-name="ce1" office:value-type="string" calcext:value-type="string">
            <text:p>Device Name</text:p>
          </table:table-cell>
          <table:table-cell table:style-name="ce1" office:value-type="string" calcext:value-type="string">
            <text:p>Kernel ID</text:p>
          </table:table-cell>
          <table:table-cell table:style-name="ce1" office:value-type="string" calcext:value-type="string">
            <text:p>Kernel Name</text:p>
          </table:table-cell>
          <table:table-cell table:style-name="ce1" office:value-type="string" calcext:value-type="string">
            <text:p>Count</text:p>
          </table:table-cell>
          <table:table-cell table:style-name="ce20" office:value-type="string" calcext:value-type="string">
            <text:p>Device %</text:p>
          </table:table-cell>
          <table:table-cell table:style-name="ce1" office:value-type="string" calcext:value-type="string">
            <text:p>Device Time (<text:span text:style-name="T1">μs</text:span>)</text:p>
          </table:table-cell>
          <table:table-cell table:style-name="ce1" office:value-type="string" calcext:value-type="string">
            <text:p>Min (μs)</text:p>
          </table:table-cell>
          <table:table-cell table:style-name="ce1" office:value-type="string" calcext:value-type="string">
            <text:p>Avg (μs)</text:p>
          </table:table-cell>
          <table:table-cell table:style-name="ce1" office:value-type="string" calcext:value-type="string">
            <text:p>Max (μs)</text:p>
          </table:table-cell>
          <table:table-cell table:style-name="ce158" office:value-type="string" calcext:value-type="string">
            <text:p>Arguments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8">
            <text:p>A [10,10], B[10, 1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32.736" calcext:value-type="float">
            <text:p>32,736</text:p>
          </table:table-cell>
          <table:table-cell table:style-name="ce87" office:value-type="float" office:value="32.736" calcext:value-type="float">
            <text:p>32,736</text:p>
          </table:table-cell>
          <table:table-cell table:style-name="ce92" office:value-type="float" office:value="32.736" calcext:value-type="float">
            <text:p>32,736</text:p>
          </table:table-cell>
          <table:table-cell table:style-name="ce87" office:value-type="float" office:value="32.736" calcext:value-type="float">
            <text:p>32,736</text:p>
          </table:table-cell>
          <table:table-cell table:style-name="ce159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9.728" calcext:value-type="float">
            <text:p>29,72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.272" calcext:value-type="float">
            <text:p>10,27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138.368" calcext:value-type="float">
            <text:p>138,368</text:p>
          </table:table-cell>
          <table:table-cell table:style-name="ce89" office:value-type="float" office:value="10.304" calcext:value-type="float">
            <text:p>10,304</text:p>
          </table:table-cell>
          <table:table-cell table:style-name="ce94" office:value-type="float" office:value="13.836" calcext:value-type="float">
            <text:p>13,836</text:p>
          </table:table-cell>
          <table:table-cell table:style-name="ce89" office:value-type="float" office:value="17.376" calcext:value-type="float">
            <text:p>17,376</text:p>
          </table:table-cell>
          <table:table-cell table:style-name="ce161"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4" office:value-type="float" office:value="32.08" calcext:value-type="float">
            <text:p>32,08</text:p>
          </table:table-cell>
          <table:table-cell table:style-name="ce90" office:value-type="float" office:value="32.08" calcext:value-type="float">
            <text:p>32,08</text:p>
          </table:table-cell>
          <table:table-cell table:style-name="ce95" office:value-type="float" office:value="32.08" calcext:value-type="float">
            <text:p>32,08</text:p>
          </table:table-cell>
          <table:table-cell table:style-name="ce90" office:value-type="float" office:value="32.08" calcext:value-type="float">
            <text:p>32,08</text:p>
          </table:table-cell>
          <table:table-cell table:style-name="ce162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36.48" calcext:value-type="float">
            <text:p>36,48</text:p>
          </table:table-cell>
          <table:table-cell office:value-type="float" office:value="36.48" calcext:value-type="float">
            <text:p>36,48</text:p>
          </table:table-cell>
          <table:table-cell table:style-name="ce96" office:value-type="float" office:value="36.48" calcext:value-type="float">
            <text:p>36,48</text:p>
          </table:table-cell>
          <table:table-cell office:value-type="float" office:value="36.48" calcext:value-type="float">
            <text:p>36,4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9.04" calcext:value-type="float">
            <text:p>9,04</text:p>
          </table:table-cell>
          <table:table-cell office:value-type="float" office:value="9.04" calcext:value-type="float">
            <text:p>9,04</text:p>
          </table:table-cell>
          <table:table-cell table:style-name="ce96" office:value-type="float" office:value="9.04" calcext:value-type="float">
            <text:p>9,04</text:p>
          </table:table-cell>
          <table:table-cell office:value-type="float" office:value="9.04" calcext:value-type="float">
            <text:p>9,0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47.2" calcext:value-type="float">
            <text:p>47,2</text:p>
          </table:table-cell>
          <table:table-cell table:style-name="ce91" office:value-type="float" office:value="4.08" calcext:value-type="float">
            <text:p>4,08</text:p>
          </table:table-cell>
          <table:table-cell table:style-name="ce97" office:value-type="float" office:value="4.72" calcext:value-type="float">
            <text:p>4,72</text:p>
          </table:table-cell>
          <table:table-cell table:style-name="ce91" office:value-type="float" office:value="6.88" calcext:value-type="float">
            <text:p>6,88</text:p>
          </table:table-cell>
          <table:table-cell table:style-name="ce163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8">
            <text:p>A [100,100], B[100, 1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02" calcext:value-type="float">
            <text:p>0,02</text:p>
          </table:table-cell>
          <table:table-cell table:style-name="ce27" office:value-type="float" office:value="5109.76" calcext:value-type="float">
            <text:p>5 109,76</text:p>
          </table:table-cell>
          <table:table-cell table:style-name="ce87" office:value-type="float" office:value="5109.76" calcext:value-type="float">
            <text:p>5 109,76</text:p>
          </table:table-cell>
          <table:table-cell table:style-name="ce98" office:value-type="float" office:value="5109.76" calcext:value-type="float">
            <text:p>5 109,76</text:p>
          </table:table-cell>
          <table:table-cell table:style-name="ce87" office:value-type="float" office:value="5109.76" calcext:value-type="float">
            <text:p>5 109,76</text:p>
          </table:table-cell>
          <table:table-cell table:style-name="ce159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style-name="ce28" office:value-type="float" office:value="1863.744" calcext:value-type="float">
            <text:p>1 863,744</text:p>
          </table:table-cell>
          <table:table-cell office:value-type="float" office:value="1863.744" calcext:value-type="float">
            <text:p>1 863,744</text:p>
          </table:table-cell>
          <table:table-cell table:style-name="ce99" office:value-type="float" office:value="1863.744" calcext:value-type="float">
            <text:p>1 863,744</text:p>
          </table:table-cell>
          <table:table-cell office:value-type="float" office:value="1863.744" calcext:value-type="float">
            <text:p>1 863,74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style-name="ce28" office:value-type="float" office:value="1579.072" calcext:value-type="float">
            <text:p>1 579,072</text:p>
          </table:table-cell>
          <table:table-cell office:value-type="float" office:value="1579.072" calcext:value-type="float">
            <text:p>1 579,072</text:p>
          </table:table-cell>
          <table:table-cell table:style-name="ce99" office:value-type="float" office:value="1579.072" calcext:value-type="float">
            <text:p>1 579,072</text:p>
          </table:table-cell>
          <table:table-cell office:value-type="float" office:value="1579.072" calcext:value-type="float">
            <text:p>1 579,07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.02" calcext:value-type="float">
            <text:p>0,02</text:p>
          </table:table-cell>
          <table:table-cell table:style-name="ce29" office:value-type="float" office:value="5927.072" calcext:value-type="float">
            <text:p>5 927,072</text:p>
          </table:table-cell>
          <table:table-cell table:style-name="ce89" office:value-type="float" office:value="48.128" calcext:value-type="float">
            <text:p>48,128</text:p>
          </table:table-cell>
          <table:table-cell table:style-name="ce100" office:value-type="float" office:value="59.27" calcext:value-type="float">
            <text:p>59,27</text:p>
          </table:table-cell>
          <table:table-cell table:style-name="ce89" office:value-type="float" office:value="114.688" calcext:value-type="float">
            <text:p>114,688</text:p>
          </table:table-cell>
          <table:table-cell table:style-name="ce161"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01" calcext:value-type="float">
            <text:p>0,01</text:p>
          </table:table-cell>
          <table:table-cell table:style-name="ce30" office:value-type="float" office:value="2606.08" calcext:value-type="float">
            <text:p>2 606,08</text:p>
          </table:table-cell>
          <table:table-cell table:style-name="ce90" office:value-type="float" office:value="2606.08" calcext:value-type="float">
            <text:p>2 606,08</text:p>
          </table:table-cell>
          <table:table-cell table:style-name="ce101" office:value-type="float" office:value="2606.08" calcext:value-type="float">
            <text:p>2 606,08</text:p>
          </table:table-cell>
          <table:table-cell table:style-name="ce90" office:value-type="float" office:value="2606.08" calcext:value-type="float">
            <text:p>2 606,08</text:p>
          </table:table-cell>
          <table:table-cell table:style-name="ce162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style-name="ce31" office:value-type="float" office:value="2380.4" calcext:value-type="float">
            <text:p>2 380,4</text:p>
          </table:table-cell>
          <table:table-cell office:value-type="float" office:value="2380.4" calcext:value-type="float">
            <text:p>2 380,4</text:p>
          </table:table-cell>
          <table:table-cell table:style-name="ce102" office:value-type="float" office:value="2380.4" calcext:value-type="float">
            <text:p>2 380,4</text:p>
          </table:table-cell>
          <table:table-cell office:value-type="float" office:value="2380.4" calcext:value-type="float">
            <text:p>2 380,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577.2" calcext:value-type="float">
            <text:p>577,2</text:p>
          </table:table-cell>
          <table:table-cell office:value-type="float" office:value="577.2" calcext:value-type="float">
            <text:p>577,2</text:p>
          </table:table-cell>
          <table:table-cell table:style-name="ce102" office:value-type="float" office:value="577.2" calcext:value-type="float">
            <text:p>577,2</text:p>
          </table:table-cell>
          <table:table-cell office:value-type="float" office:value="577.2" calcext:value-type="float">
            <text:p>577,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.01" calcext:value-type="float">
            <text:p>0,01</text:p>
          </table:table-cell>
          <table:table-cell table:style-name="ce32" office:value-type="float" office:value="2131.124" calcext:value-type="float">
            <text:p>2 131,124</text:p>
          </table:table-cell>
          <table:table-cell table:style-name="ce91" office:value-type="float" office:value="20.639" calcext:value-type="float">
            <text:p>20,639</text:p>
          </table:table-cell>
          <table:table-cell table:style-name="ce103" office:value-type="float" office:value="21.311" calcext:value-type="float">
            <text:p>21,311</text:p>
          </table:table-cell>
          <table:table-cell table:style-name="ce91" office:value-type="float" office:value="23.681" calcext:value-type="float">
            <text:p>23,681</text:p>
          </table:table-cell>
          <table:table-cell table:style-name="ce163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8">
            <text:p>A [200,200], B[200, 2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08" calcext:value-type="float">
            <text:p>0,08</text:p>
          </table:table-cell>
          <table:table-cell table:style-name="ce33" office:value-type="float" office:value="33707.904" calcext:value-type="float">
            <text:p>33 707,904</text:p>
          </table:table-cell>
          <table:table-cell table:style-name="ce87" office:value-type="float" office:value="33707.904" calcext:value-type="float">
            <text:p>33 707,904</text:p>
          </table:table-cell>
          <table:table-cell table:style-name="ce104" office:value-type="float" office:value="33707.904" calcext:value-type="float">
            <text:p>33 707,904</text:p>
          </table:table-cell>
          <table:table-cell table:style-name="ce87" office:value-type="float" office:value="33707.904" calcext:value-type="float">
            <text:p>33 707,904</text:p>
          </table:table-cell>
          <table:table-cell table:style-name="ce159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style-name="ce34" office:value-type="float" office:value="7308.288" calcext:value-type="float">
            <text:p>7 308,288</text:p>
          </table:table-cell>
          <table:table-cell office:value-type="float" office:value="7308.288" calcext:value-type="float">
            <text:p>7 308,288</text:p>
          </table:table-cell>
          <table:table-cell table:style-name="ce105" office:value-type="float" office:value="7308.288" calcext:value-type="float">
            <text:p>7 308,288</text:p>
          </table:table-cell>
          <table:table-cell office:value-type="float" office:value="7308.288" calcext:value-type="float">
            <text:p>7 308,28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table:style-name="ce34" office:value-type="float" office:value="12309.568" calcext:value-type="float">
            <text:p>12 309,568</text:p>
          </table:table-cell>
          <table:table-cell office:value-type="float" office:value="12309.568" calcext:value-type="float">
            <text:p>12 309,568</text:p>
          </table:table-cell>
          <table:table-cell table:style-name="ce105" office:value-type="float" office:value="12309.568" calcext:value-type="float">
            <text:p>12 309,568</text:p>
          </table:table-cell>
          <table:table-cell office:value-type="float" office:value="12309.568" calcext:value-type="float">
            <text:p>12 309,56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0.09" calcext:value-type="float">
            <text:p>0,09</text:p>
          </table:table-cell>
          <table:table-cell table:style-name="ce35" office:value-type="float" office:value="35298.692" calcext:value-type="float">
            <text:p>35 298,692</text:p>
          </table:table-cell>
          <table:table-cell table:style-name="ce89" office:value-type="float" office:value="161.791" calcext:value-type="float">
            <text:p>161,791</text:p>
          </table:table-cell>
          <table:table-cell table:style-name="ce106" office:value-type="float" office:value="176.493" calcext:value-type="float">
            <text:p>176,493</text:p>
          </table:table-cell>
          <table:table-cell table:style-name="ce89" office:value-type="float" office:value="271.393" calcext:value-type="float">
            <text:p>271,393</text:p>
          </table:table-cell>
          <table:table-cell table:style-name="ce161"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03" calcext:value-type="float">
            <text:p>0,03</text:p>
          </table:table-cell>
          <table:table-cell table:style-name="ce36" office:value-type="float" office:value="12201.52" calcext:value-type="float">
            <text:p>12 201,52</text:p>
          </table:table-cell>
          <table:table-cell table:style-name="ce90" office:value-type="float" office:value="12201.52" calcext:value-type="float">
            <text:p>12 201,52</text:p>
          </table:table-cell>
          <table:table-cell table:style-name="ce107" office:value-type="float" office:value="12201.52" calcext:value-type="float">
            <text:p>12 201,52</text:p>
          </table:table-cell>
          <table:table-cell table:style-name="ce90" office:value-type="float" office:value="12201.52" calcext:value-type="float">
            <text:p>12 201,52</text:p>
          </table:table-cell>
          <table:table-cell table:style-name="ce162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table:style-name="ce37" office:value-type="float" office:value="12720.161" calcext:value-type="float">
            <text:p>12 720,161</text:p>
          </table:table-cell>
          <table:table-cell office:value-type="float" office:value="12720.161" calcext:value-type="float">
            <text:p>12 720,161</text:p>
          </table:table-cell>
          <table:table-cell table:style-name="ce108" office:value-type="float" office:value="12720.161" calcext:value-type="float">
            <text:p>12 720,161</text:p>
          </table:table-cell>
          <table:table-cell office:value-type="float" office:value="12720.161" calcext:value-type="float">
            <text:p>12 720,16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style-name="ce37" office:value-type="float" office:value="4317.52" calcext:value-type="float">
            <text:p>4 317,52</text:p>
          </table:table-cell>
          <table:table-cell office:value-type="float" office:value="4317.52" calcext:value-type="float">
            <text:p>4 317,52</text:p>
          </table:table-cell>
          <table:table-cell table:style-name="ce108" office:value-type="float" office:value="4317.52" calcext:value-type="float">
            <text:p>4 317,52</text:p>
          </table:table-cell>
          <table:table-cell office:value-type="float" office:value="4317.52" calcext:value-type="float">
            <text:p>4 317,5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0.03" calcext:value-type="float">
            <text:p>0,03</text:p>
          </table:table-cell>
          <table:table-cell table:style-name="ce38" office:value-type="float" office:value="14570.157" calcext:value-type="float">
            <text:p>14 570,157</text:p>
          </table:table-cell>
          <table:table-cell table:style-name="ce91" office:value-type="float" office:value="71.119" calcext:value-type="float">
            <text:p>71,119</text:p>
          </table:table-cell>
          <table:table-cell table:style-name="ce109" office:value-type="float" office:value="72.85" calcext:value-type="float">
            <text:p>72,85</text:p>
          </table:table-cell>
          <table:table-cell table:style-name="ce91" office:value-type="float" office:value="82.88" calcext:value-type="float">
            <text:p>82,88</text:p>
          </table:table-cell>
          <table:table-cell table:style-name="ce163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8">
            <text:p>A [300,300], B[300, 3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07" calcext:value-type="float">
            <text:p>0,07</text:p>
          </table:table-cell>
          <table:table-cell table:style-name="ce39" office:value-type="float" office:value="66385.952" calcext:value-type="float">
            <text:p>66 385,952</text:p>
          </table:table-cell>
          <table:table-cell table:style-name="ce87" office:value-type="float" office:value="66385.952" calcext:value-type="float">
            <text:p>66 385,952</text:p>
          </table:table-cell>
          <table:table-cell table:style-name="ce110" office:value-type="float" office:value="66385.952" calcext:value-type="float">
            <text:p>66 385,952</text:p>
          </table:table-cell>
          <table:table-cell table:style-name="ce87" office:value-type="float" office:value="66385.952" calcext:value-type="float">
            <text:p>66 385,952</text:p>
          </table:table-cell>
          <table:table-cell table:style-name="ce159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style-name="ce40" office:value-type="float" office:value="17856.576" calcext:value-type="float">
            <text:p>17 856,576</text:p>
          </table:table-cell>
          <table:table-cell office:value-type="float" office:value="17856.576" calcext:value-type="float">
            <text:p>17 856,576</text:p>
          </table:table-cell>
          <table:table-cell table:style-name="ce111" office:value-type="float" office:value="17856.576" calcext:value-type="float">
            <text:p>17 856,576</text:p>
          </table:table-cell>
          <table:table-cell office:value-type="float" office:value="17856.576" calcext:value-type="float">
            <text:p>17 856,57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table:style-name="ce40" office:value-type="float" office:value="41622.496" calcext:value-type="float">
            <text:p>41 622,496</text:p>
          </table:table-cell>
          <table:table-cell office:value-type="float" office:value="41622.496" calcext:value-type="float">
            <text:p>41 622,496</text:p>
          </table:table-cell>
          <table:table-cell table:style-name="ce111" office:value-type="float" office:value="41622.496" calcext:value-type="float">
            <text:p>41 622,496</text:p>
          </table:table-cell>
          <table:table-cell office:value-type="float" office:value="41622.496" calcext:value-type="float">
            <text:p>41 622,49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0.11" calcext:value-type="float">
            <text:p>0,11</text:p>
          </table:table-cell>
          <table:table-cell table:style-name="ce41" office:value-type="float" office:value="114086.144" calcext:value-type="float">
            <text:p>114 086,144</text:p>
          </table:table-cell>
          <table:table-cell table:style-name="ce89" office:value-type="float" office:value="354.304" calcext:value-type="float">
            <text:p>354,304</text:p>
          </table:table-cell>
          <table:table-cell table:style-name="ce112" office:value-type="float" office:value="380.287" calcext:value-type="float">
            <text:p>380,287</text:p>
          </table:table-cell>
          <table:table-cell table:style-name="ce89" office:value-type="float" office:value="707.584" calcext:value-type="float">
            <text:p>707,584</text:p>
          </table:table-cell>
          <table:table-cell table:style-name="ce161"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03" calcext:value-type="float">
            <text:p>0,03</text:p>
          </table:table-cell>
          <table:table-cell table:style-name="ce42" office:value-type="float" office:value="29872.879" calcext:value-type="float">
            <text:p>29 872,879</text:p>
          </table:table-cell>
          <table:table-cell table:style-name="ce90" office:value-type="float" office:value="29872.879" calcext:value-type="float">
            <text:p>29 872,879</text:p>
          </table:table-cell>
          <table:table-cell table:style-name="ce113" office:value-type="float" office:value="29872.879" calcext:value-type="float">
            <text:p>29 872,879</text:p>
          </table:table-cell>
          <table:table-cell table:style-name="ce90" office:value-type="float" office:value="29872.879" calcext:value-type="float">
            <text:p>29 872,879</text:p>
          </table:table-cell>
          <table:table-cell table:style-name="ce162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table:style-name="ce43" office:value-type="float" office:value="29190.96" calcext:value-type="float">
            <text:p>29 190,96</text:p>
          </table:table-cell>
          <table:table-cell office:value-type="float" office:value="29190.96" calcext:value-type="float">
            <text:p>29 190,96</text:p>
          </table:table-cell>
          <table:table-cell table:style-name="ce114" office:value-type="float" office:value="29190.96" calcext:value-type="float">
            <text:p>29 190,96</text:p>
          </table:table-cell>
          <table:table-cell office:value-type="float" office:value="29190.96" calcext:value-type="float">
            <text:p>29 190,9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style-name="ce43" office:value-type="float" office:value="14528.48" calcext:value-type="float">
            <text:p>14 528,48</text:p>
          </table:table-cell>
          <table:table-cell office:value-type="float" office:value="14528.48" calcext:value-type="float">
            <text:p>14 528,48</text:p>
          </table:table-cell>
          <table:table-cell table:style-name="ce114" office:value-type="float" office:value="14528.48" calcext:value-type="float">
            <text:p>14 528,48</text:p>
          </table:table-cell>
          <table:table-cell office:value-type="float" office:value="14528.48" calcext:value-type="float">
            <text:p>14 528,4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0.05" calcext:value-type="float">
            <text:p>0,05</text:p>
          </table:table-cell>
          <table:table-cell table:style-name="ce44" office:value-type="float" office:value="44452.878" calcext:value-type="float">
            <text:p>44 452,878</text:p>
          </table:table-cell>
          <table:table-cell table:style-name="ce91" office:value-type="float" office:value="146.96" calcext:value-type="float">
            <text:p>146,96</text:p>
          </table:table-cell>
          <table:table-cell table:style-name="ce115" office:value-type="float" office:value="148.176" calcext:value-type="float">
            <text:p>148,176</text:p>
          </table:table-cell>
          <table:table-cell table:style-name="ce91" office:value-type="float" office:value="159.2" calcext:value-type="float">
            <text:p>159,2</text:p>
          </table:table-cell>
          <table:table-cell table:style-name="ce163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8">
            <text:p>A [400,400], B[400, 4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32" calcext:value-type="float">
            <text:p>0,32</text:p>
          </table:table-cell>
          <table:table-cell table:style-name="ce45" office:value-type="float" office:value="138984.448" calcext:value-type="float">
            <text:p>138 984,448</text:p>
          </table:table-cell>
          <table:table-cell table:style-name="ce87" office:value-type="float" office:value="138984.448" calcext:value-type="float">
            <text:p>138 984,448</text:p>
          </table:table-cell>
          <table:table-cell table:style-name="ce116" office:value-type="float" office:value="138984.448" calcext:value-type="float">
            <text:p>138 984,448</text:p>
          </table:table-cell>
          <table:table-cell table:style-name="ce87" office:value-type="float" office:value="138984.448" calcext:value-type="float">
            <text:p>138 984,448</text:p>
          </table:table-cell>
          <table:table-cell table:style-name="ce159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table:style-name="ce46" office:value-type="float" office:value="51481.6" calcext:value-type="float">
            <text:p>51 481,6</text:p>
          </table:table-cell>
          <table:table-cell office:value-type="float" office:value="51481.6" calcext:value-type="float">
            <text:p>51 481,6</text:p>
          </table:table-cell>
          <table:table-cell table:style-name="ce117" office:value-type="float" office:value="51481.6" calcext:value-type="float">
            <text:p>51 481,6</text:p>
          </table:table-cell>
          <table:table-cell office:value-type="float" office:value="51481.6" calcext:value-type="float">
            <text:p>51 481,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,22</text:p>
          </table:table-cell>
          <table:table-cell table:style-name="ce46" office:value-type="float" office:value="95330.304" calcext:value-type="float">
            <text:p>95 330,304</text:p>
          </table:table-cell>
          <table:table-cell office:value-type="float" office:value="95330.304" calcext:value-type="float">
            <text:p>95 330,304</text:p>
          </table:table-cell>
          <table:table-cell table:style-name="ce117" office:value-type="float" office:value="95330.304" calcext:value-type="float">
            <text:p>95 330,304</text:p>
          </table:table-cell>
          <table:table-cell office:value-type="float" office:value="95330.304" calcext:value-type="float">
            <text:p>95 330,30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0.64" calcext:value-type="float">
            <text:p>0,64</text:p>
          </table:table-cell>
          <table:table-cell table:style-name="ce47" office:value-type="float" office:value="276600.864" calcext:value-type="float">
            <text:p>276 600,864</text:p>
          </table:table-cell>
          <table:table-cell table:style-name="ce89" office:value-type="float" office:value="633.6" calcext:value-type="float">
            <text:p>633,6</text:p>
          </table:table-cell>
          <table:table-cell table:style-name="ce118" office:value-type="float" office:value="691.502" calcext:value-type="float">
            <text:p>691,502</text:p>
          </table:table-cell>
          <table:table-cell table:style-name="ce89" office:value-type="float" office:value="1313.792" calcext:value-type="float">
            <text:p>1 313,792</text:p>
          </table:table-cell>
          <table:table-cell table:style-name="ce161"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26" calcext:value-type="float">
            <text:p>0,26</text:p>
          </table:table-cell>
          <table:table-cell table:style-name="ce48" office:value-type="float" office:value="73485.12" calcext:value-type="float">
            <text:p>73 485,12</text:p>
          </table:table-cell>
          <table:table-cell table:style-name="ce90" office:value-type="float" office:value="73485.12" calcext:value-type="float">
            <text:p>73 485,12</text:p>
          </table:table-cell>
          <table:table-cell table:style-name="ce119" office:value-type="float" office:value="73485.12" calcext:value-type="float">
            <text:p>73 485,12</text:p>
          </table:table-cell>
          <table:table-cell table:style-name="ce90" office:value-type="float" office:value="73485.12" calcext:value-type="float">
            <text:p>73 485,12</text:p>
          </table:table-cell>
          <table:table-cell table:style-name="ce162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table:style-name="ce49" office:value-type="float" office:value="50023.36" calcext:value-type="float">
            <text:p>50 023,36</text:p>
          </table:table-cell>
          <table:table-cell office:value-type="float" office:value="50023.36" calcext:value-type="float">
            <text:p>50 023,36</text:p>
          </table:table-cell>
          <table:table-cell table:style-name="ce120" office:value-type="float" office:value="50023.36" calcext:value-type="float">
            <text:p>50 023,36</text:p>
          </table:table-cell>
          <table:table-cell office:value-type="float" office:value="50023.36" calcext:value-type="float">
            <text:p>50 023,3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table:style-name="ce49" office:value-type="float" office:value="35497.12" calcext:value-type="float">
            <text:p>35 497,12</text:p>
          </table:table-cell>
          <table:table-cell office:value-type="float" office:value="35497.12" calcext:value-type="float">
            <text:p>35 497,12</text:p>
          </table:table-cell>
          <table:table-cell table:style-name="ce120" office:value-type="float" office:value="35497.12" calcext:value-type="float">
            <text:p>35 497,12</text:p>
          </table:table-cell>
          <table:table-cell office:value-type="float" office:value="35497.12" calcext:value-type="float">
            <text:p>35 497,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0.37" calcext:value-type="float">
            <text:p>0,37</text:p>
          </table:table-cell>
          <table:table-cell table:style-name="ce50" office:value-type="float" office:value="106154.8" calcext:value-type="float">
            <text:p>106 154,8</text:p>
          </table:table-cell>
          <table:table-cell table:style-name="ce91" office:value-type="float" office:value="263.28" calcext:value-type="float">
            <text:p>263,28</text:p>
          </table:table-cell>
          <table:table-cell table:style-name="ce121" office:value-type="float" office:value="265.387" calcext:value-type="float">
            <text:p>265,387</text:p>
          </table:table-cell>
          <table:table-cell table:style-name="ce91" office:value-type="float" office:value="276.08" calcext:value-type="float">
            <text:p>276,08</text:p>
          </table:table-cell>
          <table:table-cell table:style-name="ce163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8">
            <text:p>A [500,500], B[500, 5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51" office:value-type="float" office:value="211808.288" calcext:value-type="float">
            <text:p>211 808,288</text:p>
          </table:table-cell>
          <table:table-cell table:style-name="ce87" office:value-type="float" office:value="211808.288" calcext:value-type="float">
            <text:p>211 808,288</text:p>
          </table:table-cell>
          <table:table-cell table:style-name="ce122" office:value-type="float" office:value="211808.288" calcext:value-type="float">
            <text:p>211 808,288</text:p>
          </table:table-cell>
          <table:table-cell table:style-name="ce87" office:value-type="float" office:value="211808.288" calcext:value-type="float">
            <text:p>211 808,288</text:p>
          </table:table-cell>
          <table:table-cell table:style-name="ce159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table:style-name="ce52" office:value-type="float" office:value="82360.32" calcext:value-type="float">
            <text:p>82 360,32</text:p>
          </table:table-cell>
          <table:table-cell office:value-type="float" office:value="82360.32" calcext:value-type="float">
            <text:p>82 360,32</text:p>
          </table:table-cell>
          <table:table-cell table:style-name="ce123" office:value-type="float" office:value="82360.32" calcext:value-type="float">
            <text:p>82 360,32</text:p>
          </table:table-cell>
          <table:table-cell office:value-type="float" office:value="82360.32" calcext:value-type="float">
            <text:p>82 360,3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style-name="ce52" office:value-type="float" office:value="168112.129" calcext:value-type="float">
            <text:p>168 112,129</text:p>
          </table:table-cell>
          <table:table-cell office:value-type="float" office:value="168112.129" calcext:value-type="float">
            <text:p>168 112,129</text:p>
          </table:table-cell>
          <table:table-cell table:style-name="ce123" office:value-type="float" office:value="168112.129" calcext:value-type="float">
            <text:p>168 112,129</text:p>
          </table:table-cell>
          <table:table-cell office:value-type="float" office:value="168112.129" calcext:value-type="float">
            <text:p>168 112,12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2.73" calcext:value-type="float">
            <text:p>2,73</text:p>
          </table:table-cell>
          <table:table-cell table:style-name="ce53" office:value-type="float" office:value="580192.801" calcext:value-type="float">
            <text:p>580 192,801</text:p>
          </table:table-cell>
          <table:table-cell table:style-name="ce89" office:value-type="float" office:value="1079.328" calcext:value-type="float">
            <text:p>1 079,328</text:p>
          </table:table-cell>
          <table:table-cell table:style-name="ce124" office:value-type="float" office:value="1160.385" calcext:value-type="float">
            <text:p>1 160,385</text:p>
          </table:table-cell>
          <table:table-cell table:style-name="ce89" office:value-type="float" office:value="1991.681" calcext:value-type="float">
            <text:p>1 991,681</text:p>
          </table:table-cell>
          <table:table-cell table:style-name="ce161"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43" calcext:value-type="float">
            <text:p>0,43</text:p>
          </table:table-cell>
          <table:table-cell table:style-name="ce54" office:value-type="float" office:value="135067.76" calcext:value-type="float">
            <text:p>135 067,76</text:p>
          </table:table-cell>
          <table:table-cell table:style-name="ce90" office:value-type="float" office:value="135067.76" calcext:value-type="float">
            <text:p>135 067,76</text:p>
          </table:table-cell>
          <table:table-cell table:style-name="ce125" office:value-type="float" office:value="135067.76" calcext:value-type="float">
            <text:p>135 067,76</text:p>
          </table:table-cell>
          <table:table-cell table:style-name="ce90" office:value-type="float" office:value="135067.76" calcext:value-type="float">
            <text:p>135 067,76</text:p>
          </table:table-cell>
          <table:table-cell table:style-name="ce162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,26</text:p>
          </table:table-cell>
          <table:table-cell table:style-name="ce55" office:value-type="float" office:value="81471.12" calcext:value-type="float">
            <text:p>81 471,12</text:p>
          </table:table-cell>
          <table:table-cell office:value-type="float" office:value="81471.12" calcext:value-type="float">
            <text:p>81 471,12</text:p>
          </table:table-cell>
          <table:table-cell table:style-name="ce126" office:value-type="float" office:value="81471.12" calcext:value-type="float">
            <text:p>81 471,12</text:p>
          </table:table-cell>
          <table:table-cell office:value-type="float" office:value="81471.12" calcext:value-type="float">
            <text:p>81 471,1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,21</text:p>
          </table:table-cell>
          <table:table-cell table:style-name="ce55" office:value-type="float" office:value="66905.36" calcext:value-type="float">
            <text:p>66 905,36</text:p>
          </table:table-cell>
          <table:table-cell office:value-type="float" office:value="66905.36" calcext:value-type="float">
            <text:p>66 905,36</text:p>
          </table:table-cell>
          <table:table-cell table:style-name="ce126" office:value-type="float" office:value="66905.36" calcext:value-type="float">
            <text:p>66 905,36</text:p>
          </table:table-cell>
          <table:table-cell office:value-type="float" office:value="66905.36" calcext:value-type="float">
            <text:p>66 905,3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0.63" calcext:value-type="float">
            <text:p>0,63</text:p>
          </table:table-cell>
          <table:table-cell table:style-name="ce56" office:value-type="float" office:value="197645.2" calcext:value-type="float">
            <text:p>197 645,2</text:p>
          </table:table-cell>
          <table:table-cell table:style-name="ce91" office:value-type="float" office:value="394.08" calcext:value-type="float">
            <text:p>394,08</text:p>
          </table:table-cell>
          <table:table-cell table:style-name="ce127" office:value-type="float" office:value="395.29" calcext:value-type="float">
            <text:p>395,29</text:p>
          </table:table-cell>
          <table:table-cell table:style-name="ce91" office:value-type="float" office:value="401.36" calcext:value-type="float">
            <text:p>401,36</text:p>
          </table:table-cell>
          <table:table-cell table:style-name="ce163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8">
            <text:p>A [600,600], B[600, 6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.21" calcext:value-type="float">
            <text:p>2,21</text:p>
          </table:table-cell>
          <table:table-cell table:style-name="ce57" office:value-type="float" office:value="536007.681" calcext:value-type="float">
            <text:p>536 007,681</text:p>
          </table:table-cell>
          <table:table-cell table:style-name="ce87" office:value-type="float" office:value="536007.681" calcext:value-type="float">
            <text:p>536 007,681</text:p>
          </table:table-cell>
          <table:table-cell table:style-name="ce128" office:value-type="float" office:value="536007.681" calcext:value-type="float">
            <text:p>536 007,681</text:p>
          </table:table-cell>
          <table:table-cell table:style-name="ce87" office:value-type="float" office:value="536007.681" calcext:value-type="float">
            <text:p>536 007,681</text:p>
          </table:table-cell>
          <table:table-cell table:style-name="ce159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table:style-name="ce58" office:value-type="float" office:value="115116.065" calcext:value-type="float">
            <text:p>115 116,065</text:p>
          </table:table-cell>
          <table:table-cell office:value-type="float" office:value="115116.065" calcext:value-type="float">
            <text:p>115 116,065</text:p>
          </table:table-cell>
          <table:table-cell table:style-name="ce129" office:value-type="float" office:value="115116.065" calcext:value-type="float">
            <text:p>115 116,065</text:p>
          </table:table-cell>
          <table:table-cell office:value-type="float" office:value="115116.065" calcext:value-type="float">
            <text:p>115 116,06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58" office:value-type="float" office:value="292647.969" calcext:value-type="float">
            <text:p>292 647,969</text:p>
          </table:table-cell>
          <table:table-cell office:value-type="float" office:value="292647.969" calcext:value-type="float">
            <text:p>292 647,969</text:p>
          </table:table-cell>
          <table:table-cell table:style-name="ce129" office:value-type="float" office:value="292647.969" calcext:value-type="float">
            <text:p>292 647,969</text:p>
          </table:table-cell>
          <table:table-cell office:value-type="float" office:value="292647.969" calcext:value-type="float">
            <text:p>292 647,96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3.39" calcext:value-type="float">
            <text:p>3,39</text:p>
          </table:table-cell>
          <table:table-cell table:style-name="ce59" office:value-type="float" office:value="823621.692" calcext:value-type="float">
            <text:p>823 621,692</text:p>
          </table:table-cell>
          <table:table-cell table:style-name="ce89" office:value-type="float" office:value="1311.744" calcext:value-type="float">
            <text:p>1 311,744</text:p>
          </table:table-cell>
          <table:table-cell table:style-name="ce130" office:value-type="float" office:value="1372.702" calcext:value-type="float">
            <text:p>1 372,702</text:p>
          </table:table-cell>
          <table:table-cell table:style-name="ce89" office:value-type="float" office:value="2064.416" calcext:value-type="float">
            <text:p>2 064,416</text:p>
          </table:table-cell>
          <table:table-cell table:style-name="ce161"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83" calcext:value-type="float">
            <text:p>0,83</text:p>
          </table:table-cell>
          <table:table-cell table:style-name="ce60" office:value-type="float" office:value="150709.121" calcext:value-type="float">
            <text:p>150 709,121</text:p>
          </table:table-cell>
          <table:table-cell table:style-name="ce90" office:value-type="float" office:value="150709.121" calcext:value-type="float">
            <text:p>150 709,121</text:p>
          </table:table-cell>
          <table:table-cell table:style-name="ce131" office:value-type="float" office:value="150709.121" calcext:value-type="float">
            <text:p>150 709,121</text:p>
          </table:table-cell>
          <table:table-cell table:style-name="ce90" office:value-type="float" office:value="150709.121" calcext:value-type="float">
            <text:p>150 709,121</text:p>
          </table:table-cell>
          <table:table-cell table:style-name="ce162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table:style-name="ce61" office:value-type="float" office:value="119203.601" calcext:value-type="float">
            <text:p>119 203,601</text:p>
          </table:table-cell>
          <table:table-cell office:value-type="float" office:value="119203.601" calcext:value-type="float">
            <text:p>119 203,601</text:p>
          </table:table-cell>
          <table:table-cell table:style-name="ce132" office:value-type="float" office:value="119203.601" calcext:value-type="float">
            <text:p>119 203,601</text:p>
          </table:table-cell>
          <table:table-cell office:value-type="float" office:value="119203.601" calcext:value-type="float">
            <text:p>119 203,6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table:style-name="ce61" office:value-type="float" office:value="116401.76" calcext:value-type="float">
            <text:p>116 401,76</text:p>
          </table:table-cell>
          <table:table-cell office:value-type="float" office:value="116401.76" calcext:value-type="float">
            <text:p>116 401,76</text:p>
          </table:table-cell>
          <table:table-cell table:style-name="ce132" office:value-type="float" office:value="116401.76" calcext:value-type="float">
            <text:p>116 401,76</text:p>
          </table:table-cell>
          <table:table-cell office:value-type="float" office:value="116401.76" calcext:value-type="float">
            <text:p>116 401,7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1.89" calcext:value-type="float">
            <text:p>1,89</text:p>
          </table:table-cell>
          <table:table-cell table:style-name="ce62" office:value-type="float" office:value="342136.065" calcext:value-type="float">
            <text:p>342 136,065</text:p>
          </table:table-cell>
          <table:table-cell table:style-name="ce91" office:value-type="float" office:value="568" calcext:value-type="float">
            <text:p>568</text:p>
          </table:table-cell>
          <table:table-cell table:style-name="ce133" office:value-type="float" office:value="570.226" calcext:value-type="float">
            <text:p>570,226</text:p>
          </table:table-cell>
          <table:table-cell table:style-name="ce91" office:value-type="float" office:value="585.44" calcext:value-type="float">
            <text:p>585,44</text:p>
          </table:table-cell>
          <table:table-cell table:style-name="ce163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8">
            <text:p>A [700,700], B[700, 7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75" calcext:value-type="float">
            <text:p>0,75</text:p>
          </table:table-cell>
          <table:table-cell table:style-name="ce63" office:value-type="float" office:value="552663.041" calcext:value-type="float">
            <text:p>552 663,041</text:p>
          </table:table-cell>
          <table:table-cell table:style-name="ce87" office:value-type="float" office:value="552663.041" calcext:value-type="float">
            <text:p>552 663,041</text:p>
          </table:table-cell>
          <table:table-cell table:style-name="ce134" office:value-type="float" office:value="552663.041" calcext:value-type="float">
            <text:p>552 663,041</text:p>
          </table:table-cell>
          <table:table-cell table:style-name="ce87" office:value-type="float" office:value="552663.041" calcext:value-type="float">
            <text:p>552 663,041</text:p>
          </table:table-cell>
          <table:table-cell table:style-name="ce159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table:style-name="ce64" office:value-type="float" office:value="167979.007" calcext:value-type="float">
            <text:p>167 979,007</text:p>
          </table:table-cell>
          <table:table-cell office:value-type="float" office:value="167979.007" calcext:value-type="float">
            <text:p>167 979,007</text:p>
          </table:table-cell>
          <table:table-cell table:style-name="ce135" office:value-type="float" office:value="167979.007" calcext:value-type="float">
            <text:p>167 979,007</text:p>
          </table:table-cell>
          <table:table-cell office:value-type="float" office:value="167979.007" calcext:value-type="float">
            <text:p>167 979,00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table:style-name="ce64" office:value-type="float" office:value="490871.841" calcext:value-type="float">
            <text:p>490 871,841</text:p>
          </table:table-cell>
          <table:table-cell office:value-type="float" office:value="490871.841" calcext:value-type="float">
            <text:p>490 871,841</text:p>
          </table:table-cell>
          <table:table-cell table:style-name="ce135" office:value-type="float" office:value="490871.841" calcext:value-type="float">
            <text:p>490 871,841</text:p>
          </table:table-cell>
          <table:table-cell office:value-type="float" office:value="490871.841" calcext:value-type="float">
            <text:p>490 871,84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1.84" calcext:value-type="float">
            <text:p>1,84</text:p>
          </table:table-cell>
          <table:table-cell table:style-name="ce65" office:value-type="float" office:value="1351216.152" calcext:value-type="float">
            <text:p>1 351 216,152</text:p>
          </table:table-cell>
          <table:table-cell table:style-name="ce89" office:value-type="float" office:value="1835.04" calcext:value-type="float">
            <text:p>1 835,04</text:p>
          </table:table-cell>
          <table:table-cell table:style-name="ce136" office:value-type="float" office:value="1930.308" calcext:value-type="float">
            <text:p>1 930,308</text:p>
          </table:table-cell>
          <table:table-cell table:style-name="ce89" office:value-type="float" office:value="2821.151" calcext:value-type="float">
            <text:p>2 821,151</text:p>
          </table:table-cell>
          <table:table-cell table:style-name="ce161"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22" calcext:value-type="float">
            <text:p>1,22</text:p>
          </table:table-cell>
          <table:table-cell table:style-name="ce66" office:value-type="float" office:value="232232.32" calcext:value-type="float">
            <text:p>232 232,32</text:p>
          </table:table-cell>
          <table:table-cell table:style-name="ce90" office:value-type="float" office:value="232232.32" calcext:value-type="float">
            <text:p>232 232,32</text:p>
          </table:table-cell>
          <table:table-cell table:style-name="ce137" office:value-type="float" office:value="232232.32" calcext:value-type="float">
            <text:p>232 232,32</text:p>
          </table:table-cell>
          <table:table-cell table:style-name="ce90" office:value-type="float" office:value="232232.32" calcext:value-type="float">
            <text:p>232 232,32</text:p>
          </table:table-cell>
          <table:table-cell table:style-name="ce162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style-name="ce67" office:value-type="float" office:value="171931.84" calcext:value-type="float">
            <text:p>171 931,84</text:p>
          </table:table-cell>
          <table:table-cell office:value-type="float" office:value="171931.84" calcext:value-type="float">
            <text:p>171 931,84</text:p>
          </table:table-cell>
          <table:table-cell table:style-name="ce138" office:value-type="float" office:value="171931.84" calcext:value-type="float">
            <text:p>171 931,84</text:p>
          </table:table-cell>
          <table:table-cell office:value-type="float" office:value="171931.84" calcext:value-type="float">
            <text:p>171 931,8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table:style-name="ce67" office:value-type="float" office:value="183538.88" calcext:value-type="float">
            <text:p>183 538,88</text:p>
          </table:table-cell>
          <table:table-cell office:value-type="float" office:value="183538.88" calcext:value-type="float">
            <text:p>183 538,88</text:p>
          </table:table-cell>
          <table:table-cell table:style-name="ce138" office:value-type="float" office:value="183538.88" calcext:value-type="float">
            <text:p>183 538,88</text:p>
          </table:table-cell>
          <table:table-cell office:value-type="float" office:value="183538.88" calcext:value-type="float">
            <text:p>183 538,8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700" calcext:value-type="float">
            <text:p>700</text:p>
          </table:table-cell>
          <table:table-cell table:style-name="ce19" office:value-type="float" office:value="2.83" calcext:value-type="float">
            <text:p>2,83</text:p>
          </table:table-cell>
          <table:table-cell table:style-name="ce68" office:value-type="float" office:value="537657.68" calcext:value-type="float">
            <text:p>537 657,68</text:p>
          </table:table-cell>
          <table:table-cell table:style-name="ce91" office:value-type="float" office:value="766" calcext:value-type="float">
            <text:p>766</text:p>
          </table:table-cell>
          <table:table-cell table:style-name="ce139" office:value-type="float" office:value="768.082" calcext:value-type="float">
            <text:p>768,082</text:p>
          </table:table-cell>
          <table:table-cell table:style-name="ce91" office:value-type="float" office:value="864.56" calcext:value-type="float">
            <text:p>864,56</text:p>
          </table:table-cell>
          <table:table-cell table:style-name="ce163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8">
            <text:p>A [800,800], B[800, 8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.79" calcext:value-type="float">
            <text:p>3,79</text:p>
          </table:table-cell>
          <table:table-cell table:style-name="ce69" office:value-type="float" office:value="900703.104" calcext:value-type="float">
            <text:p>900 703,104</text:p>
          </table:table-cell>
          <table:table-cell table:style-name="ce87" office:value-type="float" office:value="900703.104" calcext:value-type="float">
            <text:p>900 703,104</text:p>
          </table:table-cell>
          <table:table-cell table:style-name="ce140" office:value-type="float" office:value="900703.104" calcext:value-type="float">
            <text:p>900 703,104</text:p>
          </table:table-cell>
          <table:table-cell table:style-name="ce87" office:value-type="float" office:value="900703.104" calcext:value-type="float">
            <text:p>900 703,104</text:p>
          </table:table-cell>
          <table:table-cell table:style-name="ce159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style-name="ce70" office:value-type="float" office:value="225585.28" calcext:value-type="float">
            <text:p>225 585,28</text:p>
          </table:table-cell>
          <table:table-cell office:value-type="float" office:value="225585.28" calcext:value-type="float">
            <text:p>225 585,28</text:p>
          </table:table-cell>
          <table:table-cell table:style-name="ce141" office:value-type="float" office:value="225585.28" calcext:value-type="float">
            <text:p>225 585,28</text:p>
          </table:table-cell>
          <table:table-cell office:value-type="float" office:value="225585.28" calcext:value-type="float">
            <text:p>225 585,2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,94</text:p>
          </table:table-cell>
          <table:table-cell table:style-name="ce70" office:value-type="float" office:value="698834.944" calcext:value-type="float">
            <text:p>698 834,944</text:p>
          </table:table-cell>
          <table:table-cell office:value-type="float" office:value="698834.944" calcext:value-type="float">
            <text:p>698 834,944</text:p>
          </table:table-cell>
          <table:table-cell table:style-name="ce141" office:value-type="float" office:value="698834.944" calcext:value-type="float">
            <text:p>698 834,944</text:p>
          </table:table-cell>
          <table:table-cell office:value-type="float" office:value="698834.944" calcext:value-type="float">
            <text:p>698 834,94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800" calcext:value-type="float">
            <text:p>800</text:p>
          </table:table-cell>
          <table:table-cell table:style-name="ce17" office:value-type="float" office:value="7.8" calcext:value-type="float">
            <text:p>7,8</text:p>
          </table:table-cell>
          <table:table-cell table:style-name="ce71" office:value-type="float" office:value="1852644.224" calcext:value-type="float">
            <text:p>1 852 644,224</text:p>
          </table:table-cell>
          <table:table-cell table:style-name="ce89" office:value-type="float" office:value="2232.32" calcext:value-type="float">
            <text:p>2 232,32</text:p>
          </table:table-cell>
          <table:table-cell table:style-name="ce142" office:value-type="float" office:value="2315.805" calcext:value-type="float">
            <text:p>2 315,805</text:p>
          </table:table-cell>
          <table:table-cell table:style-name="ce89" office:value-type="float" office:value="3870.72" calcext:value-type="float">
            <text:p>3 870,72</text:p>
          </table:table-cell>
          <table:table-cell table:style-name="ce161"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27" calcext:value-type="float">
            <text:p>1,27</text:p>
          </table:table-cell>
          <table:table-cell table:style-name="ce72" office:value-type="float" office:value="349299.76" calcext:value-type="float">
            <text:p>349 299,76</text:p>
          </table:table-cell>
          <table:table-cell table:style-name="ce90" office:value-type="float" office:value="349299.76" calcext:value-type="float">
            <text:p>349 299,76</text:p>
          </table:table-cell>
          <table:table-cell table:style-name="ce143" office:value-type="float" office:value="349299.76" calcext:value-type="float">
            <text:p>349 299,76</text:p>
          </table:table-cell>
          <table:table-cell table:style-name="ce90" office:value-type="float" office:value="349299.76" calcext:value-type="float">
            <text:p>349 299,76</text:p>
          </table:table-cell>
          <table:table-cell table:style-name="ce162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table:style-name="ce73" office:value-type="float" office:value="210231.2" calcext:value-type="float">
            <text:p>210 231,2</text:p>
          </table:table-cell>
          <table:table-cell office:value-type="float" office:value="210231.2" calcext:value-type="float">
            <text:p>210 231,2</text:p>
          </table:table-cell>
          <table:table-cell table:style-name="ce144" office:value-type="float" office:value="210231.2" calcext:value-type="float">
            <text:p>210 231,2</text:p>
          </table:table-cell>
          <table:table-cell office:value-type="float" office:value="210231.2" calcext:value-type="float">
            <text:p>210 231,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,57</text:p>
          </table:table-cell>
          <table:table-cell table:style-name="ce73" office:value-type="float" office:value="433830" calcext:value-type="float">
            <text:p>433 830</text:p>
          </table:table-cell>
          <table:table-cell office:value-type="float" office:value="433830" calcext:value-type="float">
            <text:p>433 830</text:p>
          </table:table-cell>
          <table:table-cell table:style-name="ce144" office:value-type="float" office:value="433830" calcext:value-type="float">
            <text:p>433 830</text:p>
          </table:table-cell>
          <table:table-cell office:value-type="float" office:value="433830" calcext:value-type="float">
            <text:p>433 83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3.91" calcext:value-type="float">
            <text:p>3,91</text:p>
          </table:table-cell>
          <table:table-cell table:style-name="ce74" office:value-type="float" office:value="1078306.585" calcext:value-type="float">
            <text:p>1 078 306,585</text:p>
          </table:table-cell>
          <table:table-cell table:style-name="ce91" office:value-type="float" office:value="1310.4" calcext:value-type="float">
            <text:p>1 310,4</text:p>
          </table:table-cell>
          <table:table-cell table:style-name="ce145" office:value-type="float" office:value="1347.883" calcext:value-type="float">
            <text:p>1 347,883</text:p>
          </table:table-cell>
          <table:table-cell table:style-name="ce91" office:value-type="float" office:value="1536.415" calcext:value-type="float">
            <text:p>1 536,415</text:p>
          </table:table-cell>
          <table:table-cell table:style-name="ce163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8">
            <text:p>A [900,900], B[900, 9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.33" calcext:value-type="float">
            <text:p>2,33</text:p>
          </table:table-cell>
          <table:table-cell table:style-name="ce75" office:value-type="float" office:value="1139079.136" calcext:value-type="float">
            <text:p>1 139 079,136</text:p>
          </table:table-cell>
          <table:table-cell table:style-name="ce87" office:value-type="float" office:value="1139079.136" calcext:value-type="float">
            <text:p>1 139 079,136</text:p>
          </table:table-cell>
          <table:table-cell table:style-name="ce146" office:value-type="float" office:value="1139079.136" calcext:value-type="float">
            <text:p>1 139 079,136</text:p>
          </table:table-cell>
          <table:table-cell table:style-name="ce87" office:value-type="float" office:value="1139079.136" calcext:value-type="float">
            <text:p>1 139 079,136</text:p>
          </table:table-cell>
          <table:table-cell table:style-name="ce159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,62</text:p>
          </table:table-cell>
          <table:table-cell table:style-name="ce76" office:value-type="float" office:value="301587.52" calcext:value-type="float">
            <text:p>301 587,52</text:p>
          </table:table-cell>
          <table:table-cell office:value-type="float" office:value="301587.52" calcext:value-type="float">
            <text:p>301 587,52</text:p>
          </table:table-cell>
          <table:table-cell table:style-name="ce147" office:value-type="float" office:value="301587.52" calcext:value-type="float">
            <text:p>301 587,52</text:p>
          </table:table-cell>
          <table:table-cell office:value-type="float" office:value="301587.52" calcext:value-type="float">
            <text:p>301 587,5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2.02" calcext:value-type="float">
            <text:p>2,02</text:p>
          </table:table-cell>
          <table:table-cell table:style-name="ce76" office:value-type="float" office:value="987122.72" calcext:value-type="float">
            <text:p>987 122,72</text:p>
          </table:table-cell>
          <table:table-cell office:value-type="float" office:value="987122.72" calcext:value-type="float">
            <text:p>987 122,72</text:p>
          </table:table-cell>
          <table:table-cell table:style-name="ce147" office:value-type="float" office:value="987122.72" calcext:value-type="float">
            <text:p>987 122,72</text:p>
          </table:table-cell>
          <table:table-cell office:value-type="float" office:value="987122.72" calcext:value-type="float">
            <text:p>987 122,7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900" calcext:value-type="float">
            <text:p>900</text:p>
          </table:table-cell>
          <table:table-cell table:style-name="ce17" office:value-type="float" office:value="5.54" calcext:value-type="float">
            <text:p>5,54</text:p>
          </table:table-cell>
          <table:table-cell table:style-name="ce77" office:value-type="float" office:value="2713204.608" calcext:value-type="float">
            <text:p>2 713 204,608</text:p>
          </table:table-cell>
          <table:table-cell table:style-name="ce89" office:value-type="float" office:value="2897.952" calcext:value-type="float">
            <text:p>2 897,952</text:p>
          </table:table-cell>
          <table:table-cell table:style-name="ce148" office:value-type="float" office:value="3014.671" calcext:value-type="float">
            <text:p>3 014,671</text:p>
          </table:table-cell>
          <table:table-cell table:style-name="ce89" office:value-type="float" office:value="6350.88" calcext:value-type="float">
            <text:p>6 350,88</text:p>
          </table:table-cell>
          <table:table-cell table:style-name="ce161"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84" calcext:value-type="float">
            <text:p>1,84</text:p>
          </table:table-cell>
          <table:table-cell table:style-name="ce78" office:value-type="float" office:value="482743.6" calcext:value-type="float">
            <text:p>482 743,6</text:p>
          </table:table-cell>
          <table:table-cell table:style-name="ce90" office:value-type="float" office:value="482743.6" calcext:value-type="float">
            <text:p>482 743,6</text:p>
          </table:table-cell>
          <table:table-cell table:style-name="ce149" office:value-type="float" office:value="482743.6" calcext:value-type="float">
            <text:p>482 743,6</text:p>
          </table:table-cell>
          <table:table-cell table:style-name="ce90" office:value-type="float" office:value="482743.6" calcext:value-type="float">
            <text:p>482 743,6</text:p>
          </table:table-cell>
          <table:table-cell table:style-name="ce162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table:style-name="ce79" office:value-type="float" office:value="301836.48" calcext:value-type="float">
            <text:p>301 836,48</text:p>
          </table:table-cell>
          <table:table-cell office:value-type="float" office:value="301836.48" calcext:value-type="float">
            <text:p>301 836,48</text:p>
          </table:table-cell>
          <table:table-cell table:style-name="ce150" office:value-type="float" office:value="301836.48" calcext:value-type="float">
            <text:p>301 836,48</text:p>
          </table:table-cell>
          <table:table-cell office:value-type="float" office:value="301836.48" calcext:value-type="float">
            <text:p>301 836,4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,48</text:p>
          </table:table-cell>
          <table:table-cell table:style-name="ce79" office:value-type="float" office:value="389424.864" calcext:value-type="float">
            <text:p>389 424,864</text:p>
          </table:table-cell>
          <table:table-cell office:value-type="float" office:value="389424.864" calcext:value-type="float">
            <text:p>389 424,864</text:p>
          </table:table-cell>
          <table:table-cell table:style-name="ce150" office:value-type="float" office:value="389424.864" calcext:value-type="float">
            <text:p>389 424,864</text:p>
          </table:table-cell>
          <table:table-cell office:value-type="float" office:value="389424.864" calcext:value-type="float">
            <text:p>389 424,86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4.82" calcext:value-type="float">
            <text:p>4,82</text:p>
          </table:table-cell>
          <table:table-cell table:style-name="ce80" office:value-type="float" office:value="1266682.16" calcext:value-type="float">
            <text:p>1 266 682,16</text:p>
          </table:table-cell>
          <table:table-cell table:style-name="ce91" office:value-type="float" office:value="1382.72" calcext:value-type="float">
            <text:p>1 382,72</text:p>
          </table:table-cell>
          <table:table-cell table:style-name="ce151" office:value-type="float" office:value="1407.424" calcext:value-type="float">
            <text:p>1 407,424</text:p>
          </table:table-cell>
          <table:table-cell table:style-name="ce91" office:value-type="float" office:value="1593.12" calcext:value-type="float">
            <text:p>1 593,12</text:p>
          </table:table-cell>
          <table:table-cell table:style-name="ce163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8">
            <text:p>A [1000,1000], B[1000, 10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.77" calcext:value-type="float">
            <text:p>2,77</text:p>
          </table:table-cell>
          <table:table-cell table:style-name="ce81" office:value-type="float" office:value="1413881.792" calcext:value-type="float">
            <text:p>1 413 881,792</text:p>
          </table:table-cell>
          <table:table-cell table:style-name="ce87" office:value-type="float" office:value="1413881.792" calcext:value-type="float">
            <text:p>1 413 881,792</text:p>
          </table:table-cell>
          <table:table-cell table:style-name="ce152" office:value-type="float" office:value="1413881.792" calcext:value-type="float">
            <text:p>1 413 881,792</text:p>
          </table:table-cell>
          <table:table-cell table:style-name="ce87" office:value-type="float" office:value="1413881.792" calcext:value-type="float">
            <text:p>1 413 881,792</text:p>
          </table:table-cell>
          <table:table-cell table:style-name="ce159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  <table:table-cell table:style-name="ce82" office:value-type="float" office:value="387215.52" calcext:value-type="float">
            <text:p>387 215,52</text:p>
          </table:table-cell>
          <table:table-cell office:value-type="float" office:value="387215.52" calcext:value-type="float">
            <text:p>387 215,52</text:p>
          </table:table-cell>
          <table:table-cell table:style-name="ce153" office:value-type="float" office:value="387215.52" calcext:value-type="float">
            <text:p>387 215,52</text:p>
          </table:table-cell>
          <table:table-cell office:value-type="float" office:value="387215.52" calcext:value-type="float">
            <text:p>387 215,5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table:style-name="ce82" office:value-type="float" office:value="1379547.136" calcext:value-type="float">
            <text:p>1 379 547,136</text:p>
          </table:table-cell>
          <table:table-cell office:value-type="float" office:value="1379547.136" calcext:value-type="float">
            <text:p>1 379 547,136</text:p>
          </table:table-cell>
          <table:table-cell table:style-name="ce153" office:value-type="float" office:value="1379547.136" calcext:value-type="float">
            <text:p>1 379 547,136</text:p>
          </table:table-cell>
          <table:table-cell office:value-type="float" office:value="1379547.136" calcext:value-type="float">
            <text:p>1 379 547,13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7.24" calcext:value-type="float">
            <text:p>7,24</text:p>
          </table:table-cell>
          <table:table-cell table:style-name="ce83" office:value-type="float" office:value="3701175.904" calcext:value-type="float">
            <text:p>3 701 175,904</text:p>
          </table:table-cell>
          <table:table-cell table:style-name="ce89" office:value-type="float" office:value="3591.2" calcext:value-type="float">
            <text:p>3 591,2</text:p>
          </table:table-cell>
          <table:table-cell table:style-name="ce154" office:value-type="float" office:value="3701.175" calcext:value-type="float">
            <text:p>3 701,175</text:p>
          </table:table-cell>
          <table:table-cell table:style-name="ce89" office:value-type="float" office:value="8394.784" calcext:value-type="float">
            <text:p>8 394,784</text:p>
          </table:table-cell>
          <table:table-cell table:style-name="ce161"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.12" calcext:value-type="float">
            <text:p>2,12</text:p>
          </table:table-cell>
          <table:table-cell table:style-name="ce84" office:value-type="float" office:value="750320.944" calcext:value-type="float">
            <text:p>750 320,944</text:p>
          </table:table-cell>
          <table:table-cell table:style-name="ce90" office:value-type="float" office:value="750320.944" calcext:value-type="float">
            <text:p>750 320,944</text:p>
          </table:table-cell>
          <table:table-cell table:style-name="ce155" office:value-type="float" office:value="750320.944" calcext:value-type="float">
            <text:p>750 320,944</text:p>
          </table:table-cell>
          <table:table-cell table:style-name="ce90" office:value-type="float" office:value="750320.944" calcext:value-type="float">
            <text:p>750 320,944</text:p>
          </table:table-cell>
          <table:table-cell table:style-name="ce162" office:value-type="float" office:value="5" calcext:value-type="float">
            <text:p>5</text:p>
          </table:table-cell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trixMultiply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style-name="ce85" office:value-type="float" office:value="389655.216" calcext:value-type="float">
            <text:p>389 655,216</text:p>
          </table:table-cell>
          <table:table-cell office:value-type="float" office:value="389655.216" calcext:value-type="float">
            <text:p>389 655,216</text:p>
          </table:table-cell>
          <table:table-cell table:style-name="ce156" office:value-type="float" office:value="389655.216" calcext:value-type="float">
            <text:p>389 655,216</text:p>
          </table:table-cell>
          <table:table-cell office:value-type="float" office:value="389655.216" calcext:value-type="float">
            <text:p>389 655,21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rixMultiply2</text:p>
          </table:table-cell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,61</text:p>
          </table:table-cell>
          <table:table-cell table:style-name="ce85" office:value-type="float" office:value="569933.76" calcext:value-type="float">
            <text:p>569 933,76</text:p>
          </table:table-cell>
          <table:table-cell office:value-type="float" office:value="569933.76" calcext:value-type="float">
            <text:p>569 933,76</text:p>
          </table:table-cell>
          <table:table-cell table:style-name="ce156" office:value-type="float" office:value="569933.76" calcext:value-type="float">
            <text:p>569 933,76</text:p>
          </table:table-cell>
          <table:table-cell office:value-type="float" office:value="569933.76" calcext:value-type="float">
            <text:p>569 933,7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4.84" calcext:value-type="float">
            <text:p>4,84</text:p>
          </table:table-cell>
          <table:table-cell table:style-name="ce86" office:value-type="float" office:value="1715306.528" calcext:value-type="float">
            <text:p>1 715 306,528</text:p>
          </table:table-cell>
          <table:table-cell table:style-name="ce91" office:value-type="float" office:value="1688.24" calcext:value-type="float">
            <text:p>1 688,24</text:p>
          </table:table-cell>
          <table:table-cell table:style-name="ce157" office:value-type="float" office:value="1715.306" calcext:value-type="float">
            <text:p>1 715,306</text:p>
          </table:table-cell>
          <table:table-cell table:style-name="ce91" office:value-type="float" office:value="1912.88" calcext:value-type="float">
            <text:p>1 912,88</text:p>
          </table:table-cell>
          <table:table-cell table:style-name="ce163" office:value-type="float" office:value="6" calcext:value-type="float">
            <text:p>6</text:p>
          </table:table-cell>
        </table:table-row>
        <calcext:conditional-formats>
          <calcext:conditional-format calcext:target-range-address="Цикл.G3:Цикл.G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2:Цикл.G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2:Цикл.G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7:Цикл.G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6:Цикл.G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6:Цикл.G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11:Цикл.G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10:Цикл.G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10:Цикл.G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15:Цикл.G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14:Цикл.G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14:Цикл.G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19:Цикл.G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18:Цикл.G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18:Цикл.G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23:Цикл.G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22:Цикл.G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22:Цикл.G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27:Цикл.G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26:Цикл.G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26:Цикл.G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31:Цикл.G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30:Цикл.G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30:Цикл.G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35:Цикл.G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34:Цикл.G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34:Цикл.G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39:Цикл.G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38:Цикл.G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38:Цикл.G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43:Цикл.G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42:Цикл.G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42:Цикл.G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47:Цикл.G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46:Цикл.G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46:Цикл.G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51:Цикл.G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50:Цикл.G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50:Цикл.G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55:Цикл.G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54:Цикл.G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54:Цикл.G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59:Цикл.G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58:Цикл.G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58:Цикл.G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63:Цикл.G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62:Цикл.G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62:Цикл.G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67:Цикл.G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66:Цикл.G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66:Цикл.G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71:Цикл.G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70:Цикл.G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70:Цикл.G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75:Цикл.G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74:Цикл.G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74:Цикл.G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79:Цикл.G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78:Цикл.G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78:Цикл.G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83:Цикл.G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82:Цикл.G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82:Цикл.G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87:Цикл.G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86:Цикл.G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G86:Цикл.G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3:Цикл.I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2:Цикл.I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2:Цикл.I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7:Цикл.I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6:Цикл.I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6:Цикл.I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11:Цикл.I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10:Цикл.I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10:Цикл.I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15:Цикл.I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14:Цикл.I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14:Цикл.I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19:Цикл.I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18:Цикл.I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18:Цикл.I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23:Цикл.I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22:Цикл.I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22:Цикл.I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27:Цикл.I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26:Цикл.I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26:Цикл.I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31:Цикл.I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30:Цикл.I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30:Цикл.I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35:Цикл.I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34:Цикл.I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34:Цикл.I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39:Цикл.I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38:Цикл.I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38:Цикл.I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43:Цикл.I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42:Цикл.I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42:Цикл.I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47:Цикл.I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46:Цикл.I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46:Цикл.I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51:Цикл.I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50:Цикл.I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50:Цикл.I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55:Цикл.I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54:Цикл.I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54:Цикл.I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59:Цикл.I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58:Цикл.I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58:Цикл.I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63:Цикл.I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62:Цикл.I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62:Цикл.I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67:Цикл.I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66:Цикл.I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66:Цикл.I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71:Цикл.I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70:Цикл.I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70:Цикл.I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75:Цикл.I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74:Цикл.I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74:Цикл.I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79:Цикл.I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78:Цикл.I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78:Цикл.I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83:Цикл.I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82:Цикл.I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82:Цикл.I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87:Цикл.I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86:Цикл.I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Цикл.I86:Цикл.I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tomic" table:style-name="ta1">
        <table:shapes>
          <draw:frame draw:z-index="0" draw:name="A [10,10], B[10, 10]" draw:style-name="gr1" draw:text-style-name="P1" svg:width="16.039cm" svg:height="8.916cm" svg:x="33.692cm" svg:y="0cm">
            <draw:object draw:notify-on-update-of-ranges="Цикл.A2:Цикл.A2 Atomic.C2:Atomic.C5 Atomic.B2:Atomic.B2 Atomic.G2:Atomic.G5 Atomic.C6:Atomic.C9 Atomic.B6:Atomic.B6 Atomic.G6:Atomic.G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A [10,10], B[10, 10]" draw:style-name="gr1" draw:text-style-name="P1" svg:width="16.012cm" svg:height="8.492cm" svg:x="33.721cm" svg:y="17.41cm">
            <draw:object draw:notify-on-update-of-ranges="Atomic.C18:Atomic.C21 Atomic.B2:Atomic.B2 Atomic.G18:Atomic.G21 Atomic.C22:Atomic.C25 Atomic.B6:Atomic.B6 Atomic.G22:Atomic.G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name="A [10,10], B[10, 10]" draw:style-name="gr1" draw:text-style-name="P1" svg:width="16.057cm" svg:height="8.466cm" svg:x="33.692cm" svg:y="8.943cm">
            <draw:object draw:notify-on-update-of-ranges="Atomic.C10:Atomic.C13 Atomic.B2:Atomic.B2 Atomic.G10:Atomic.G13 Atomic.C14:Atomic.C17 Atomic.B6:Atomic.B6 Atomic.G14:Atomic.G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name="A [10,10], B[10, 10]" draw:style-name="gr1" draw:text-style-name="P1" svg:width="15.999cm" svg:height="8.439cm" svg:x="33.693cm" svg:y="25.93cm">
            <draw:object draw:notify-on-update-of-ranges="Atomic.C26:Atomic.C29 Atomic.B2:Atomic.B2 Atomic.G26:Atomic.G29 Atomic.C30:Atomic.C33 Atomic.B6:Atomic.B6 Atomic.G30:Atomic.G3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name="A [10,10], B[10, 10]" draw:style-name="gr1" draw:text-style-name="P1" svg:width="16.012cm" svg:height="8.44cm" svg:x="33.664cm" svg:y="34.395cm">
            <draw:object draw:notify-on-update-of-ranges="Atomic.C34:Atomic.C37 Atomic.B2:Atomic.B2 Atomic.G34:Atomic.G37 Atomic.C38:Atomic.C41 Atomic.B6:Atomic.B6 Atomic.G38:Atomic.G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name="A [10,10], B[10, 10]" draw:style-name="gr1" draw:text-style-name="P1" svg:width="15.999cm" svg:height="8.439cm" svg:x="33.694cm" svg:y="42.863cm">
            <draw:object draw:notify-on-update-of-ranges="Atomic.C42:Atomic.C45 Atomic.B2:Atomic.B2 Atomic.G42:Atomic.G45 Atomic.C46:Atomic.C49 Atomic.B6:Atomic.B6 Atomic.G46:Atomic.G4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name="A [10,10], B[10, 10]" draw:style-name="gr1" draw:text-style-name="P1" svg:width="15.999cm" svg:height="8.439cm" svg:x="33.693cm" svg:y="51.277cm">
            <draw:object draw:notify-on-update-of-ranges="Atomic.C50:Atomic.C53 Atomic.B2:Atomic.B2 Atomic.G50:Atomic.G53 Atomic.C54:Atomic.C57 Atomic.B6:Atomic.B6 Atomic.G54:Atomic.G5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name="A [10,10], B[10, 10]" draw:style-name="gr1" draw:text-style-name="P1" svg:width="15.999cm" svg:height="8.439cm" svg:x="33.694cm" svg:y="59.691cm">
            <draw:object draw:notify-on-update-of-ranges="Atomic.C58:Atomic.C61 Atomic.B2:Atomic.B2 Atomic.G58:Atomic.G61 Atomic.C62:Atomic.C65 Atomic.B6:Atomic.B6 Atomic.G62:Atomic.G6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name="A [10,10], B[10, 10]" draw:style-name="gr1" draw:text-style-name="P1" svg:width="15.999cm" svg:height="8.439cm" svg:x="33.693cm" svg:y="68.237cm">
            <draw:object draw:notify-on-update-of-ranges="Atomic.C66:Atomic.C69 Atomic.B2:Atomic.B2 Atomic.G66:Atomic.G69 Atomic.C70:Atomic.C73 Atomic.B6:Atomic.B6 Atomic.G70:Atomic.G7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name="A [10,10], B[10, 10]" draw:style-name="gr1" draw:text-style-name="P1" svg:width="15.999cm" svg:height="8.439cm" svg:x="33.693cm" svg:y="76.783cm">
            <draw:object draw:notify-on-update-of-ranges="Atomic.C74:Atomic.C77 Atomic.B2:Atomic.B2 Atomic.G74:Atomic.G77 Atomic.C78:Atomic.C81 Atomic.B6:Atomic.B6 Atomic.G78:Atomic.G8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0" draw:name="A [10,10], B[10, 10]" draw:style-name="gr1" draw:text-style-name="P1" svg:width="15.999cm" svg:height="8.439cm" svg:x="33.693cm" svg:y="85.329cm">
            <draw:object draw:notify-on-update-of-ranges="Atomic.C82:Atomic.C85 Atomic.B2:Atomic.B2 Atomic.G82:Atomic.G85 Atomic.C86:Atomic.C89 Atomic.B6:Atomic.B6 Atomic.G86:Atomic.G89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8" table:default-cell-style-name="ce164"/>
        <table:table-column table:style-name="co2" table:default-cell-style-name="ce164"/>
        <table:table-column table:style-name="co3" table:default-cell-style-name="ce164"/>
        <table:table-column table:style-name="co2" table:default-cell-style-name="ce164"/>
        <table:table-column table:style-name="co9" table:default-cell-style-name="ce164"/>
        <table:table-column table:style-name="co10" table:default-cell-style-name="ce164"/>
        <table:table-column table:style-name="co2" table:number-columns-repeated="4" table:default-cell-style-name="ce164"/>
        <table:table-column table:style-name="co3" table:default-cell-style-name="ce164"/>
        <table:table-column table:style-name="co11" table:number-columns-repeated="5" table:default-cell-style-name="ce164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Check Values</text:p>
          </table:table-cell>
          <table:table-cell table:style-name="ce1" office:value-type="string" calcext:value-type="string">
            <text:p>Device Name</text:p>
          </table:table-cell>
          <table:table-cell table:style-name="ce1" office:value-type="string" calcext:value-type="string">
            <text:p>Kernel ID</text:p>
          </table:table-cell>
          <table:table-cell table:style-name="ce1" office:value-type="string" calcext:value-type="string">
            <text:p>Kernel Name</text:p>
          </table:table-cell>
          <table:table-cell table:style-name="ce1" office:value-type="string" calcext:value-type="string">
            <text:p>Count</text:p>
          </table:table-cell>
          <table:table-cell table:style-name="ce20" office:value-type="string" calcext:value-type="string">
            <text:p>Device %</text:p>
          </table:table-cell>
          <table:table-cell table:style-name="ce1" office:value-type="string" calcext:value-type="string">
            <text:p>Device Time (<text:span text:style-name="T1">μs</text:span>)</text:p>
          </table:table-cell>
          <table:table-cell table:style-name="ce1" office:value-type="string" calcext:value-type="string">
            <text:p>Min (μs)</text:p>
          </table:table-cell>
          <table:table-cell table:style-name="ce1" office:value-type="string" calcext:value-type="string">
            <text:p>Avg (μs)</text:p>
          </table:table-cell>
          <table:table-cell table:style-name="ce1" office:value-type="string" calcext:value-type="string">
            <text:p>Max (μs)</text:p>
          </table:table-cell>
          <table:table-cell table:style-name="ce158" office:value-type="string" calcext:value-type="string">
            <text:p>Arguments</text:p>
          </table:table-cell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4">
          <table:table-cell table:style-name="ce2" office:value-type="string" calcext:value-type="string" table:number-columns-spanned="1" table:number-rows-spanned="8">
            <text:p>A [10,10], B[10, 1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5" office:value-type="float" office:value="32.8" calcext:value-type="float">
            <text:p>32,8</text:p>
          </table:table-cell>
          <table:table-cell table:style-name="ce87" office:value-type="float" office:value="32.8" calcext:value-type="float">
            <text:p>32,8</text:p>
          </table:table-cell>
          <table:table-cell table:style-name="ce231" office:value-type="float" office:value="32.8" calcext:value-type="float">
            <text:p>32,8</text:p>
          </table:table-cell>
          <table:table-cell table:style-name="ce87" office:value-type="float" office:value="32.8" calcext:value-type="float">
            <text:p>32,8</text:p>
          </table:table-cell>
          <table:table-cell table:style-name="ce159" office:value-type="float" office:value="5" calcext:value-type="float">
            <text:p>5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6" office:value-type="float" office:value="29.728" calcext:value-type="float">
            <text:p>29,728</text:p>
          </table:table-cell>
          <table:table-cell table:style-name="ce88" office:value-type="float" office:value="29.728" calcext:value-type="float">
            <text:p>29,728</text:p>
          </table:table-cell>
          <table:table-cell table:style-name="ce232" office:value-type="float" office:value="29.728" calcext:value-type="float">
            <text:p>29,728</text:p>
          </table:table-cell>
          <table:table-cell table:style-name="ce88" office:value-type="float" office:value="29.728" calcext:value-type="float">
            <text:p>29,728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6" office:value-type="float" office:value="13.344" calcext:value-type="float">
            <text:p>13,344</text:p>
          </table:table-cell>
          <table:table-cell table:style-name="ce88" office:value-type="float" office:value="13.344" calcext:value-type="float">
            <text:p>13,344</text:p>
          </table:table-cell>
          <table:table-cell table:style-name="ce232" office:value-type="float" office:value="13.344" calcext:value-type="float">
            <text:p>13,344</text:p>
          </table:table-cell>
          <table:table-cell table:style-name="ce88" office:value-type="float" office:value="13.344" calcext:value-type="float">
            <text:p>13,344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3"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67" office:value-type="float" office:value="64.512" calcext:value-type="float">
            <text:p>64,512</text:p>
          </table:table-cell>
          <table:table-cell table:style-name="ce89" office:value-type="float" office:value="64.512" calcext:value-type="float">
            <text:p>64,512</text:p>
          </table:table-cell>
          <table:table-cell table:style-name="ce233" office:value-type="float" office:value="64.512" calcext:value-type="float">
            <text:p>64,512</text:p>
          </table:table-cell>
          <table:table-cell table:style-name="ce89" office:value-type="float" office:value="64.512" calcext:value-type="float">
            <text:p>64,512</text:p>
          </table:table-cell>
          <table:table-cell table:style-name="ce161" office:value-type="float" office:value="5" calcext:value-type="float">
            <text:p>5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68" office:value-type="float" office:value="38" calcext:value-type="float">
            <text:p>38</text:p>
          </table:table-cell>
          <table:table-cell table:style-name="ce90" office:value-type="float" office:value="38" calcext:value-type="float">
            <text:p>38</text:p>
          </table:table-cell>
          <table:table-cell table:style-name="ce234" office:value-type="float" office:value="38" calcext:value-type="float">
            <text:p>38</text:p>
          </table:table-cell>
          <table:table-cell table:style-name="ce90" office:value-type="float" office:value="38" calcext:value-type="float">
            <text:p>38</text:p>
          </table:table-cell>
          <table:table-cell table:style-name="ce162" office:value-type="float" office:value="5" calcext:value-type="float">
            <text:p>5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9" office:value-type="float" office:value="38.16" calcext:value-type="float">
            <text:p>38,16</text:p>
          </table:table-cell>
          <table:table-cell table:style-name="ce88" office:value-type="float" office:value="38.16" calcext:value-type="float">
            <text:p>38,16</text:p>
          </table:table-cell>
          <table:table-cell table:style-name="ce235" office:value-type="float" office:value="38.16" calcext:value-type="float">
            <text:p>38,16</text:p>
          </table:table-cell>
          <table:table-cell table:style-name="ce88" office:value-type="float" office:value="38.16" calcext:value-type="float">
            <text:p>38,16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9" office:value-type="float" office:value="9.12" calcext:value-type="float">
            <text:p>9,12</text:p>
          </table:table-cell>
          <table:table-cell table:style-name="ce88" office:value-type="float" office:value="9.12" calcext:value-type="float">
            <text:p>9,12</text:p>
          </table:table-cell>
          <table:table-cell table:style-name="ce235" office:value-type="float" office:value="9.12" calcext:value-type="float">
            <text:p>9,12</text:p>
          </table:table-cell>
          <table:table-cell table:style-name="ce88" office:value-type="float" office:value="9.12" calcext:value-type="float">
            <text:p>9,12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70" office:value-type="float" office:value="28" calcext:value-type="float">
            <text:p>28</text:p>
          </table:table-cell>
          <table:table-cell table:style-name="ce91" office:value-type="float" office:value="28" calcext:value-type="float">
            <text:p>28</text:p>
          </table:table-cell>
          <table:table-cell table:style-name="ce236" office:value-type="float" office:value="28" calcext:value-type="float">
            <text:p>28</text:p>
          </table:table-cell>
          <table:table-cell table:style-name="ce91" office:value-type="float" office:value="28" calcext:value-type="float">
            <text:p>28</text:p>
          </table:table-cell>
          <table:table-cell table:style-name="ce163" office:value-type="float" office:value="5" calcext:value-type="float">
            <text:p>5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table-cell table:style-name="ce2" office:value-type="string" calcext:value-type="string" table:number-columns-spanned="1" table:number-rows-spanned="8">
            <text:p>A [100,100], B[100, 1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06" calcext:value-type="float">
            <text:p>0,06</text:p>
          </table:table-cell>
          <table:table-cell table:style-name="ce171" office:value-type="float" office:value="5136.384" calcext:value-type="float">
            <text:p>5 136,384</text:p>
          </table:table-cell>
          <table:table-cell table:style-name="ce87" office:value-type="float" office:value="5136.384" calcext:value-type="float">
            <text:p>5 136,384</text:p>
          </table:table-cell>
          <table:table-cell table:style-name="ce237" office:value-type="float" office:value="5136.384" calcext:value-type="float">
            <text:p>5 136,384</text:p>
          </table:table-cell>
          <table:table-cell table:style-name="ce87" office:value-type="float" office:value="5136.384" calcext:value-type="float">
            <text:p>5 136,384</text:p>
          </table:table-cell>
          <table:table-cell table:style-name="ce159" office:value-type="float" office:value="5" calcext:value-type="float">
            <text:p>5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02" calcext:value-type="float">
            <text:p>0,02</text:p>
          </table:table-cell>
          <table:table-cell table:style-name="ce172" office:value-type="float" office:value="1865.823" calcext:value-type="float">
            <text:p>1 865,823</text:p>
          </table:table-cell>
          <table:table-cell table:style-name="ce88" office:value-type="float" office:value="1865.823" calcext:value-type="float">
            <text:p>1 865,823</text:p>
          </table:table-cell>
          <table:table-cell table:style-name="ce238" office:value-type="float" office:value="1865.823" calcext:value-type="float">
            <text:p>1 865,823</text:p>
          </table:table-cell>
          <table:table-cell table:style-name="ce88" office:value-type="float" office:value="1865.823" calcext:value-type="float">
            <text:p>1 865,823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02" calcext:value-type="float">
            <text:p>0,02</text:p>
          </table:table-cell>
          <table:table-cell table:style-name="ce172" office:value-type="float" office:value="1629.184" calcext:value-type="float">
            <text:p>1 629,184</text:p>
          </table:table-cell>
          <table:table-cell table:style-name="ce88" office:value-type="float" office:value="1629.184" calcext:value-type="float">
            <text:p>1 629,184</text:p>
          </table:table-cell>
          <table:table-cell table:style-name="ce238" office:value-type="float" office:value="1629.184" calcext:value-type="float">
            <text:p>1 629,184</text:p>
          </table:table-cell>
          <table:table-cell table:style-name="ce88" office:value-type="float" office:value="1629.184" calcext:value-type="float">
            <text:p>1 629,184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3"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2" calcext:value-type="float">
            <text:p>1,2</text:p>
          </table:table-cell>
          <table:table-cell table:style-name="ce173" office:value-type="float" office:value="108886.209" calcext:value-type="float">
            <text:p>108 886,209</text:p>
          </table:table-cell>
          <table:table-cell table:style-name="ce89" office:value-type="float" office:value="40434.881" calcext:value-type="float">
            <text:p>40 434,881</text:p>
          </table:table-cell>
          <table:table-cell table:style-name="ce239" office:value-type="float" office:value="54443.104" calcext:value-type="float">
            <text:p>54 443,104</text:p>
          </table:table-cell>
          <table:table-cell table:style-name="ce89" office:value-type="float" office:value="68451.328" calcext:value-type="float">
            <text:p>68 451,328</text:p>
          </table:table-cell>
          <table:table-cell table:style-name="ce161" office:value-type="float" office:value="5" calcext:value-type="float">
            <text:p>5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03" calcext:value-type="float">
            <text:p>0,03</text:p>
          </table:table-cell>
          <table:table-cell table:style-name="ce174" office:value-type="float" office:value="2623.68" calcext:value-type="float">
            <text:p>2 623,68</text:p>
          </table:table-cell>
          <table:table-cell table:style-name="ce90" office:value-type="float" office:value="2623.68" calcext:value-type="float">
            <text:p>2 623,68</text:p>
          </table:table-cell>
          <table:table-cell table:style-name="ce240" office:value-type="float" office:value="2623.68" calcext:value-type="float">
            <text:p>2 623,68</text:p>
          </table:table-cell>
          <table:table-cell table:style-name="ce90" office:value-type="float" office:value="2623.68" calcext:value-type="float">
            <text:p>2 623,68</text:p>
          </table:table-cell>
          <table:table-cell table:style-name="ce162" office:value-type="float" office:value="5" calcext:value-type="float">
            <text:p>5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03" calcext:value-type="float">
            <text:p>0,03</text:p>
          </table:table-cell>
          <table:table-cell table:style-name="ce175" office:value-type="float" office:value="2389.52" calcext:value-type="float">
            <text:p>2 389,52</text:p>
          </table:table-cell>
          <table:table-cell table:style-name="ce88" office:value-type="float" office:value="2389.52" calcext:value-type="float">
            <text:p>2 389,52</text:p>
          </table:table-cell>
          <table:table-cell table:style-name="ce241" office:value-type="float" office:value="2389.52" calcext:value-type="float">
            <text:p>2 389,52</text:p>
          </table:table-cell>
          <table:table-cell table:style-name="ce88" office:value-type="float" office:value="2389.52" calcext:value-type="float">
            <text:p>2 389,52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01" calcext:value-type="float">
            <text:p>0,01</text:p>
          </table:table-cell>
          <table:table-cell table:style-name="ce175" office:value-type="float" office:value="589.36" calcext:value-type="float">
            <text:p>589,36</text:p>
          </table:table-cell>
          <table:table-cell table:style-name="ce88" office:value-type="float" office:value="589.36" calcext:value-type="float">
            <text:p>589,36</text:p>
          </table:table-cell>
          <table:table-cell table:style-name="ce241" office:value-type="float" office:value="589.36" calcext:value-type="float">
            <text:p>589,36</text:p>
          </table:table-cell>
          <table:table-cell table:style-name="ce88" office:value-type="float" office:value="589.36" calcext:value-type="float">
            <text:p>589,36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23" calcext:value-type="float">
            <text:p>0,23</text:p>
          </table:table-cell>
          <table:table-cell table:style-name="ce176" office:value-type="float" office:value="20035.28" calcext:value-type="float">
            <text:p>20 035,28</text:p>
          </table:table-cell>
          <table:table-cell table:style-name="ce91" office:value-type="float" office:value="20035.28" calcext:value-type="float">
            <text:p>20 035,28</text:p>
          </table:table-cell>
          <table:table-cell table:style-name="ce242" office:value-type="float" office:value="20035.28" calcext:value-type="float">
            <text:p>20 035,28</text:p>
          </table:table-cell>
          <table:table-cell table:style-name="ce91" office:value-type="float" office:value="20035.28" calcext:value-type="float">
            <text:p>20 035,28</text:p>
          </table:table-cell>
          <table:table-cell table:style-name="ce163" office:value-type="float" office:value="5" calcext:value-type="float">
            <text:p>5</text:p>
          </table:table-cell>
          <table:table-cell table:style-name="ce297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4">
          <table:table-cell table:style-name="ce2" office:value-type="string" calcext:value-type="string" table:number-columns-spanned="1" table:number-rows-spanned="8">
            <text:p>A [200,200], B[200, 2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26" calcext:value-type="float">
            <text:p>0,26</text:p>
          </table:table-cell>
          <table:table-cell table:style-name="ce177" office:value-type="float" office:value="33702.88" calcext:value-type="float">
            <text:p>33 702,88</text:p>
          </table:table-cell>
          <table:table-cell table:style-name="ce87" office:value-type="float" office:value="33702.88" calcext:value-type="float">
            <text:p>33 702,88</text:p>
          </table:table-cell>
          <table:table-cell table:style-name="ce243" office:value-type="float" office:value="33702.88" calcext:value-type="float">
            <text:p>33 702,88</text:p>
          </table:table-cell>
          <table:table-cell table:style-name="ce87" office:value-type="float" office:value="33702.88" calcext:value-type="float">
            <text:p>33 702,88</text:p>
          </table:table-cell>
          <table:table-cell table:style-name="ce159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06" calcext:value-type="float">
            <text:p>0,06</text:p>
          </table:table-cell>
          <table:table-cell table:style-name="ce178" office:value-type="float" office:value="7319.584" calcext:value-type="float">
            <text:p>7 319,584</text:p>
          </table:table-cell>
          <table:table-cell table:style-name="ce88" office:value-type="float" office:value="7319.584" calcext:value-type="float">
            <text:p>7 319,584</text:p>
          </table:table-cell>
          <table:table-cell table:style-name="ce244" office:value-type="float" office:value="7319.584" calcext:value-type="float">
            <text:p>7 319,584</text:p>
          </table:table-cell>
          <table:table-cell table:style-name="ce88" office:value-type="float" office:value="7319.584" calcext:value-type="float">
            <text:p>7 319,584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,1</text:p>
          </table:table-cell>
          <table:table-cell table:style-name="ce178" office:value-type="float" office:value="12332.064" calcext:value-type="float">
            <text:p>12 332,064</text:p>
          </table:table-cell>
          <table:table-cell table:style-name="ce88" office:value-type="float" office:value="12332.064" calcext:value-type="float">
            <text:p>12 332,064</text:p>
          </table:table-cell>
          <table:table-cell table:style-name="ce244" office:value-type="float" office:value="12332.064" calcext:value-type="float">
            <text:p>12 332,064</text:p>
          </table:table-cell>
          <table:table-cell table:style-name="ce88" office:value-type="float" office:value="12332.064" calcext:value-type="float">
            <text:p>12 332,064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.8" calcext:value-type="float">
            <text:p>5,8</text:p>
          </table:table-cell>
          <table:table-cell table:style-name="ce179" office:value-type="float" office:value="738644.192" calcext:value-type="float">
            <text:p>738 644,192</text:p>
          </table:table-cell>
          <table:table-cell table:style-name="ce89" office:value-type="float" office:value="9949.28" calcext:value-type="float">
            <text:p>9 949,28</text:p>
          </table:table-cell>
          <table:table-cell table:style-name="ce245" office:value-type="float" office:value="184661.048" calcext:value-type="float">
            <text:p>184 661,048</text:p>
          </table:table-cell>
          <table:table-cell table:style-name="ce89" office:value-type="float" office:value="268049.44" calcext:value-type="float">
            <text:p>268 049,44</text:p>
          </table:table-cell>
          <table:table-cell table:style-name="ce161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13" calcext:value-type="float">
            <text:p>0,13</text:p>
          </table:table-cell>
          <table:table-cell table:style-name="ce180" office:value-type="float" office:value="12139.681" calcext:value-type="float">
            <text:p>12 139,681</text:p>
          </table:table-cell>
          <table:table-cell table:style-name="ce90" office:value-type="float" office:value="12139.681" calcext:value-type="float">
            <text:p>12 139,681</text:p>
          </table:table-cell>
          <table:table-cell table:style-name="ce246" office:value-type="float" office:value="12139.681" calcext:value-type="float">
            <text:p>12 139,681</text:p>
          </table:table-cell>
          <table:table-cell table:style-name="ce90" office:value-type="float" office:value="12139.681" calcext:value-type="float">
            <text:p>12 139,681</text:p>
          </table:table-cell>
          <table:table-cell table:style-name="ce162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3" calcext:value-type="float">
            <text:p>0,13</text:p>
          </table:table-cell>
          <table:table-cell table:style-name="ce181" office:value-type="float" office:value="12712.64" calcext:value-type="float">
            <text:p>12 712,64</text:p>
          </table:table-cell>
          <table:table-cell table:style-name="ce88" office:value-type="float" office:value="12712.64" calcext:value-type="float">
            <text:p>12 712,64</text:p>
          </table:table-cell>
          <table:table-cell table:style-name="ce247" office:value-type="float" office:value="12712.64" calcext:value-type="float">
            <text:p>12 712,64</text:p>
          </table:table-cell>
          <table:table-cell table:style-name="ce88" office:value-type="float" office:value="12712.64" calcext:value-type="float">
            <text:p>12 712,64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04" calcext:value-type="float">
            <text:p>0,04</text:p>
          </table:table-cell>
          <table:table-cell table:style-name="ce181" office:value-type="float" office:value="4317.199" calcext:value-type="float">
            <text:p>4 317,199</text:p>
          </table:table-cell>
          <table:table-cell table:style-name="ce88" office:value-type="float" office:value="4317.199" calcext:value-type="float">
            <text:p>4 317,199</text:p>
          </table:table-cell>
          <table:table-cell table:style-name="ce247" office:value-type="float" office:value="4317.199" calcext:value-type="float">
            <text:p>4 317,199</text:p>
          </table:table-cell>
          <table:table-cell table:style-name="ce88" office:value-type="float" office:value="4317.199" calcext:value-type="float">
            <text:p>4 317,199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56" calcext:value-type="float">
            <text:p>2,56</text:p>
          </table:table-cell>
          <table:table-cell table:style-name="ce182" office:value-type="float" office:value="247585.679" calcext:value-type="float">
            <text:p>247 585,679</text:p>
          </table:table-cell>
          <table:table-cell table:style-name="ce91" office:value-type="float" office:value="247585.679" calcext:value-type="float">
            <text:p>247 585,679</text:p>
          </table:table-cell>
          <table:table-cell table:style-name="ce248" office:value-type="float" office:value="247585.679" calcext:value-type="float">
            <text:p>247 585,679</text:p>
          </table:table-cell>
          <table:table-cell table:style-name="ce91" office:value-type="float" office:value="247585.679" calcext:value-type="float">
            <text:p>247 585,679</text:p>
          </table:table-cell>
          <table:table-cell table:style-name="ce163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8">
            <text:p>A [300,300], B[300, 3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53" calcext:value-type="float">
            <text:p>0,53</text:p>
          </table:table-cell>
          <table:table-cell table:style-name="ce183" office:value-type="float" office:value="66295.841" calcext:value-type="float">
            <text:p>66 295,841</text:p>
          </table:table-cell>
          <table:table-cell table:style-name="ce87" office:value-type="float" office:value="66295.841" calcext:value-type="float">
            <text:p>66 295,841</text:p>
          </table:table-cell>
          <table:table-cell table:style-name="ce249" office:value-type="float" office:value="66295.841" calcext:value-type="float">
            <text:p>66 295,841</text:p>
          </table:table-cell>
          <table:table-cell table:style-name="ce87" office:value-type="float" office:value="66295.841" calcext:value-type="float">
            <text:p>66 295,841</text:p>
          </table:table-cell>
          <table:table-cell table:style-name="ce159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4" calcext:value-type="float">
            <text:p>0,14</text:p>
          </table:table-cell>
          <table:table-cell table:style-name="ce184" office:value-type="float" office:value="17865.856" calcext:value-type="float">
            <text:p>17 865,856</text:p>
          </table:table-cell>
          <table:table-cell table:style-name="ce88" office:value-type="float" office:value="17865.856" calcext:value-type="float">
            <text:p>17 865,856</text:p>
          </table:table-cell>
          <table:table-cell table:style-name="ce250" office:value-type="float" office:value="17865.856" calcext:value-type="float">
            <text:p>17 865,856</text:p>
          </table:table-cell>
          <table:table-cell table:style-name="ce88" office:value-type="float" office:value="17865.856" calcext:value-type="float">
            <text:p>17 865,856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34" calcext:value-type="float">
            <text:p>0,34</text:p>
          </table:table-cell>
          <table:table-cell table:style-name="ce184" office:value-type="float" office:value="41628.737" calcext:value-type="float">
            <text:p>41 628,737</text:p>
          </table:table-cell>
          <table:table-cell table:style-name="ce88" office:value-type="float" office:value="41628.737" calcext:value-type="float">
            <text:p>41 628,737</text:p>
          </table:table-cell>
          <table:table-cell table:style-name="ce250" office:value-type="float" office:value="41628.737" calcext:value-type="float">
            <text:p>41 628,737</text:p>
          </table:table-cell>
          <table:table-cell table:style-name="ce88" office:value-type="float" office:value="41628.737" calcext:value-type="float">
            <text:p>41 628,737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9.28" calcext:value-type="float">
            <text:p>19,28</text:p>
          </table:table-cell>
          <table:table-cell table:style-name="ce185" office:value-type="float" office:value="2393993.31" calcext:value-type="float">
            <text:p>2 393 993,31</text:p>
          </table:table-cell>
          <table:table-cell table:style-name="ce89" office:value-type="float" office:value="332359.679" calcext:value-type="float">
            <text:p>332 359,679</text:p>
          </table:table-cell>
          <table:table-cell table:style-name="ce251" office:value-type="float" office:value="478798.662" calcext:value-type="float">
            <text:p>478 798,662</text:p>
          </table:table-cell>
          <table:table-cell table:style-name="ce89" office:value-type="float" office:value="542049.28" calcext:value-type="float">
            <text:p>542 049,28</text:p>
          </table:table-cell>
          <table:table-cell table:style-name="ce161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33" calcext:value-type="float">
            <text:p>0,33</text:p>
          </table:table-cell>
          <table:table-cell table:style-name="ce186" office:value-type="float" office:value="30137.599" calcext:value-type="float">
            <text:p>30 137,599</text:p>
          </table:table-cell>
          <table:table-cell table:style-name="ce90" office:value-type="float" office:value="30137.599" calcext:value-type="float">
            <text:p>30 137,599</text:p>
          </table:table-cell>
          <table:table-cell table:style-name="ce252" office:value-type="float" office:value="30137.599" calcext:value-type="float">
            <text:p>30 137,599</text:p>
          </table:table-cell>
          <table:table-cell table:style-name="ce90" office:value-type="float" office:value="30137.599" calcext:value-type="float">
            <text:p>30 137,599</text:p>
          </table:table-cell>
          <table:table-cell table:style-name="ce162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32" calcext:value-type="float">
            <text:p>0,32</text:p>
          </table:table-cell>
          <table:table-cell table:style-name="ce187" office:value-type="float" office:value="29345.36" calcext:value-type="float">
            <text:p>29 345,36</text:p>
          </table:table-cell>
          <table:table-cell table:style-name="ce88" office:value-type="float" office:value="29345.36" calcext:value-type="float">
            <text:p>29 345,36</text:p>
          </table:table-cell>
          <table:table-cell table:style-name="ce253" office:value-type="float" office:value="29345.36" calcext:value-type="float">
            <text:p>29 345,36</text:p>
          </table:table-cell>
          <table:table-cell table:style-name="ce88" office:value-type="float" office:value="29345.36" calcext:value-type="float">
            <text:p>29 345,36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6" calcext:value-type="float">
            <text:p>0,16</text:p>
          </table:table-cell>
          <table:table-cell table:style-name="ce187" office:value-type="float" office:value="14536.879" calcext:value-type="float">
            <text:p>14 536,879</text:p>
          </table:table-cell>
          <table:table-cell table:style-name="ce88" office:value-type="float" office:value="14536.879" calcext:value-type="float">
            <text:p>14 536,879</text:p>
          </table:table-cell>
          <table:table-cell table:style-name="ce253" office:value-type="float" office:value="14536.879" calcext:value-type="float">
            <text:p>14 536,879</text:p>
          </table:table-cell>
          <table:table-cell table:style-name="ce88" office:value-type="float" office:value="14536.879" calcext:value-type="float">
            <text:p>14 536,879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.82" calcext:value-type="float">
            <text:p>11,82</text:p>
          </table:table-cell>
          <table:table-cell table:style-name="ce188" office:value-type="float" office:value="1074724.096" calcext:value-type="float">
            <text:p>1 074 724,096</text:p>
          </table:table-cell>
          <table:table-cell table:style-name="ce91" office:value-type="float" office:value="1074724.096" calcext:value-type="float">
            <text:p>1 074 724,096</text:p>
          </table:table-cell>
          <table:table-cell table:style-name="ce254" office:value-type="float" office:value="1074724.096" calcext:value-type="float">
            <text:p>1 074 724,096</text:p>
          </table:table-cell>
          <table:table-cell table:style-name="ce91" office:value-type="float" office:value="1074724.096" calcext:value-type="float">
            <text:p>1 074 724,096</text:p>
          </table:table-cell>
          <table:table-cell table:style-name="ce163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8">
            <text:p>A [400,400], B[400, 4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93" calcext:value-type="float">
            <text:p>0,93</text:p>
          </table:table-cell>
          <table:table-cell table:style-name="ce189" office:value-type="float" office:value="139067.424" calcext:value-type="float">
            <text:p>139 067,424</text:p>
          </table:table-cell>
          <table:table-cell table:style-name="ce87" office:value-type="float" office:value="139067.424" calcext:value-type="float">
            <text:p>139 067,424</text:p>
          </table:table-cell>
          <table:table-cell table:style-name="ce255" office:value-type="float" office:value="139067.424" calcext:value-type="float">
            <text:p>139 067,424</text:p>
          </table:table-cell>
          <table:table-cell table:style-name="ce87" office:value-type="float" office:value="139067.424" calcext:value-type="float">
            <text:p>139 067,424</text:p>
          </table:table-cell>
          <table:table-cell table:style-name="ce159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35" calcext:value-type="float">
            <text:p>0,35</text:p>
          </table:table-cell>
          <table:table-cell table:style-name="ce190" office:value-type="float" office:value="51674.144" calcext:value-type="float">
            <text:p>51 674,144</text:p>
          </table:table-cell>
          <table:table-cell table:style-name="ce88" office:value-type="float" office:value="51674.144" calcext:value-type="float">
            <text:p>51 674,144</text:p>
          </table:table-cell>
          <table:table-cell table:style-name="ce256" office:value-type="float" office:value="51674.144" calcext:value-type="float">
            <text:p>51 674,144</text:p>
          </table:table-cell>
          <table:table-cell table:style-name="ce88" office:value-type="float" office:value="51674.144" calcext:value-type="float">
            <text:p>51 674,144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5" calcext:value-type="float">
            <text:p>0,65</text:p>
          </table:table-cell>
          <table:table-cell table:style-name="ce190" office:value-type="float" office:value="96647.169" calcext:value-type="float">
            <text:p>96 647,169</text:p>
          </table:table-cell>
          <table:table-cell table:style-name="ce88" office:value-type="float" office:value="96647.169" calcext:value-type="float">
            <text:p>96 647,169</text:p>
          </table:table-cell>
          <table:table-cell table:style-name="ce256" office:value-type="float" office:value="96647.169" calcext:value-type="float">
            <text:p>96 647,169</text:p>
          </table:table-cell>
          <table:table-cell table:style-name="ce88" office:value-type="float" office:value="96647.169" calcext:value-type="float">
            <text:p>96 647,169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7.29" calcext:value-type="float">
            <text:p>37,29</text:p>
          </table:table-cell>
          <table:table-cell table:style-name="ce191" office:value-type="float" office:value="5563225.31" calcext:value-type="float">
            <text:p>5 563 225,31</text:p>
          </table:table-cell>
          <table:table-cell table:style-name="ce89" office:value-type="float" office:value="132017.216" calcext:value-type="float">
            <text:p>132 017,216</text:p>
          </table:table-cell>
          <table:table-cell table:style-name="ce257" office:value-type="float" office:value="794746.472" calcext:value-type="float">
            <text:p>794 746,472</text:p>
          </table:table-cell>
          <table:table-cell table:style-name="ce89" office:value-type="float" office:value="919150.591" calcext:value-type="float">
            <text:p>919 150,591</text:p>
          </table:table-cell>
          <table:table-cell table:style-name="ce161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3" calcext:value-type="float">
            <text:p>0,3</text:p>
          </table:table-cell>
          <table:table-cell table:style-name="ce192" office:value-type="float" office:value="75370.32" calcext:value-type="float">
            <text:p>75 370,32</text:p>
          </table:table-cell>
          <table:table-cell table:style-name="ce90" office:value-type="float" office:value="75370.32" calcext:value-type="float">
            <text:p>75 370,32</text:p>
          </table:table-cell>
          <table:table-cell table:style-name="ce258" office:value-type="float" office:value="75370.32" calcext:value-type="float">
            <text:p>75 370,32</text:p>
          </table:table-cell>
          <table:table-cell table:style-name="ce90" office:value-type="float" office:value="75370.32" calcext:value-type="float">
            <text:p>75 370,32</text:p>
          </table:table-cell>
          <table:table-cell table:style-name="ce162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2" calcext:value-type="float">
            <text:p>0,2</text:p>
          </table:table-cell>
          <table:table-cell table:style-name="ce193" office:value-type="float" office:value="50142.561" calcext:value-type="float">
            <text:p>50 142,561</text:p>
          </table:table-cell>
          <table:table-cell table:style-name="ce88" office:value-type="float" office:value="50142.561" calcext:value-type="float">
            <text:p>50 142,561</text:p>
          </table:table-cell>
          <table:table-cell table:style-name="ce259" office:value-type="float" office:value="50142.561" calcext:value-type="float">
            <text:p>50 142,561</text:p>
          </table:table-cell>
          <table:table-cell table:style-name="ce88" office:value-type="float" office:value="50142.561" calcext:value-type="float">
            <text:p>50 142,561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4" calcext:value-type="float">
            <text:p>0,14</text:p>
          </table:table-cell>
          <table:table-cell table:style-name="ce193" office:value-type="float" office:value="35626.56" calcext:value-type="float">
            <text:p>35 626,56</text:p>
          </table:table-cell>
          <table:table-cell table:style-name="ce88" office:value-type="float" office:value="35626.56" calcext:value-type="float">
            <text:p>35 626,56</text:p>
          </table:table-cell>
          <table:table-cell table:style-name="ce259" office:value-type="float" office:value="35626.56" calcext:value-type="float">
            <text:p>35 626,56</text:p>
          </table:table-cell>
          <table:table-cell table:style-name="ce88" office:value-type="float" office:value="35626.56" calcext:value-type="float">
            <text:p>35 626,56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.96" calcext:value-type="float">
            <text:p>12,96</text:p>
          </table:table-cell>
          <table:table-cell table:style-name="ce194" office:value-type="float" office:value="3288086.783" calcext:value-type="float">
            <text:p>3 288 086,783</text:p>
          </table:table-cell>
          <table:table-cell table:style-name="ce91" office:value-type="float" office:value="3288086.783" calcext:value-type="float">
            <text:p>3 288 086,783</text:p>
          </table:table-cell>
          <table:table-cell table:style-name="ce260" office:value-type="float" office:value="3288086.783" calcext:value-type="float">
            <text:p>3 288 086,783</text:p>
          </table:table-cell>
          <table:table-cell table:style-name="ce91" office:value-type="float" office:value="3288086.783" calcext:value-type="float">
            <text:p>3 288 086,783</text:p>
          </table:table-cell>
          <table:table-cell table:style-name="ce163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8">
            <text:p>A [500,500], B[500, 5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.03" calcext:value-type="float">
            <text:p>1,03</text:p>
          </table:table-cell>
          <table:table-cell table:style-name="ce195" office:value-type="float" office:value="220551.232" calcext:value-type="float">
            <text:p>220 551,232</text:p>
          </table:table-cell>
          <table:table-cell table:style-name="ce87" office:value-type="float" office:value="220551.232" calcext:value-type="float">
            <text:p>220 551,232</text:p>
          </table:table-cell>
          <table:table-cell table:style-name="ce261" office:value-type="float" office:value="220551.232" calcext:value-type="float">
            <text:p>220 551,232</text:p>
          </table:table-cell>
          <table:table-cell table:style-name="ce87" office:value-type="float" office:value="220551.232" calcext:value-type="float">
            <text:p>220 551,232</text:p>
          </table:table-cell>
          <table:table-cell table:style-name="ce159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39" calcext:value-type="float">
            <text:p>0,39</text:p>
          </table:table-cell>
          <table:table-cell table:style-name="ce196" office:value-type="float" office:value="83410.944" calcext:value-type="float">
            <text:p>83 410,944</text:p>
          </table:table-cell>
          <table:table-cell table:style-name="ce88" office:value-type="float" office:value="83410.944" calcext:value-type="float">
            <text:p>83 410,944</text:p>
          </table:table-cell>
          <table:table-cell table:style-name="ce262" office:value-type="float" office:value="83410.944" calcext:value-type="float">
            <text:p>83 410,944</text:p>
          </table:table-cell>
          <table:table-cell table:style-name="ce88" office:value-type="float" office:value="83410.944" calcext:value-type="float">
            <text:p>83 410,944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81" calcext:value-type="float">
            <text:p>0,81</text:p>
          </table:table-cell>
          <table:table-cell table:style-name="ce196" office:value-type="float" office:value="172788.833" calcext:value-type="float">
            <text:p>172 788,833</text:p>
          </table:table-cell>
          <table:table-cell table:style-name="ce88" office:value-type="float" office:value="172788.833" calcext:value-type="float">
            <text:p>172 788,833</text:p>
          </table:table-cell>
          <table:table-cell table:style-name="ce262" office:value-type="float" office:value="172788.833" calcext:value-type="float">
            <text:p>172 788,833</text:p>
          </table:table-cell>
          <table:table-cell table:style-name="ce88" office:value-type="float" office:value="172788.833" calcext:value-type="float">
            <text:p>172 788,833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1.36" calcext:value-type="float">
            <text:p>51,36</text:p>
          </table:table-cell>
          <table:table-cell table:style-name="ce197" office:value-type="float" office:value="10945424.736" calcext:value-type="float">
            <text:p>10 945 424,736</text:p>
          </table:table-cell>
          <table:table-cell table:style-name="ce89" office:value-type="float" office:value="1042366.497" calcext:value-type="float">
            <text:p>1 042 366,497</text:p>
          </table:table-cell>
          <table:table-cell table:style-name="ce263" office:value-type="float" office:value="1368178.092" calcext:value-type="float">
            <text:p>1 368 178,092</text:p>
          </table:table-cell>
          <table:table-cell table:style-name="ce89" office:value-type="float" office:value="1422444.545" calcext:value-type="float">
            <text:p>1 422 444,545</text:p>
          </table:table-cell>
          <table:table-cell table:style-name="ce161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32" calcext:value-type="float">
            <text:p>0,32</text:p>
          </table:table-cell>
          <table:table-cell table:style-name="ce198" office:value-type="float" office:value="136744.08" calcext:value-type="float">
            <text:p>136 744,08</text:p>
          </table:table-cell>
          <table:table-cell table:style-name="ce90" office:value-type="float" office:value="136744.08" calcext:value-type="float">
            <text:p>136 744,08</text:p>
          </table:table-cell>
          <table:table-cell table:style-name="ce264" office:value-type="float" office:value="136744.08" calcext:value-type="float">
            <text:p>136 744,08</text:p>
          </table:table-cell>
          <table:table-cell table:style-name="ce90" office:value-type="float" office:value="136744.08" calcext:value-type="float">
            <text:p>136 744,08</text:p>
          </table:table-cell>
          <table:table-cell table:style-name="ce162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9" calcext:value-type="float">
            <text:p>0,19</text:p>
          </table:table-cell>
          <table:table-cell table:style-name="ce199" office:value-type="float" office:value="81626.24" calcext:value-type="float">
            <text:p>81 626,24</text:p>
          </table:table-cell>
          <table:table-cell table:style-name="ce88" office:value-type="float" office:value="81626.24" calcext:value-type="float">
            <text:p>81 626,24</text:p>
          </table:table-cell>
          <table:table-cell table:style-name="ce265" office:value-type="float" office:value="81626.24" calcext:value-type="float">
            <text:p>81 626,24</text:p>
          </table:table-cell>
          <table:table-cell table:style-name="ce88" office:value-type="float" office:value="81626.24" calcext:value-type="float">
            <text:p>81 626,24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16" calcext:value-type="float">
            <text:p>0,16</text:p>
          </table:table-cell>
          <table:table-cell table:style-name="ce199" office:value-type="float" office:value="66930.56" calcext:value-type="float">
            <text:p>66 930,56</text:p>
          </table:table-cell>
          <table:table-cell table:style-name="ce88" office:value-type="float" office:value="66930.56" calcext:value-type="float">
            <text:p>66 930,56</text:p>
          </table:table-cell>
          <table:table-cell table:style-name="ce265" office:value-type="float" office:value="66930.56" calcext:value-type="float">
            <text:p>66 930,56</text:p>
          </table:table-cell>
          <table:table-cell table:style-name="ce88" office:value-type="float" office:value="66930.56" calcext:value-type="float">
            <text:p>66 930,56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8.17" calcext:value-type="float">
            <text:p>18,17</text:p>
          </table:table-cell>
          <table:table-cell table:style-name="ce200" office:value-type="float" office:value="7658513.839" calcext:value-type="float">
            <text:p>7 658 513,839</text:p>
          </table:table-cell>
          <table:table-cell table:style-name="ce91" office:value-type="float" office:value="7658513.839" calcext:value-type="float">
            <text:p>7 658 513,839</text:p>
          </table:table-cell>
          <table:table-cell table:style-name="ce266" office:value-type="float" office:value="7658513.839" calcext:value-type="float">
            <text:p>7 658 513,839</text:p>
          </table:table-cell>
          <table:table-cell table:style-name="ce91" office:value-type="float" office:value="7658513.839" calcext:value-type="float">
            <text:p>7 658 513,839</text:p>
          </table:table-cell>
          <table:table-cell table:style-name="ce163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8">
            <text:p>A [600,600], B[600, 6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.86" calcext:value-type="float">
            <text:p>1,86</text:p>
          </table:table-cell>
          <table:table-cell table:style-name="ce201" office:value-type="float" office:value="526405.568" calcext:value-type="float">
            <text:p>526 405,568</text:p>
          </table:table-cell>
          <table:table-cell table:style-name="ce87" office:value-type="float" office:value="526405.568" calcext:value-type="float">
            <text:p>526 405,568</text:p>
          </table:table-cell>
          <table:table-cell table:style-name="ce267" office:value-type="float" office:value="526405.568" calcext:value-type="float">
            <text:p>526 405,568</text:p>
          </table:table-cell>
          <table:table-cell table:style-name="ce87" office:value-type="float" office:value="526405.568" calcext:value-type="float">
            <text:p>526 405,568</text:p>
          </table:table-cell>
          <table:table-cell table:style-name="ce159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41" calcext:value-type="float">
            <text:p>0,41</text:p>
          </table:table-cell>
          <table:table-cell table:style-name="ce202" office:value-type="float" office:value="115273.76" calcext:value-type="float">
            <text:p>115 273,76</text:p>
          </table:table-cell>
          <table:table-cell table:style-name="ce88" office:value-type="float" office:value="115273.76" calcext:value-type="float">
            <text:p>115 273,76</text:p>
          </table:table-cell>
          <table:table-cell table:style-name="ce268" office:value-type="float" office:value="115273.76" calcext:value-type="float">
            <text:p>115 273,76</text:p>
          </table:table-cell>
          <table:table-cell table:style-name="ce88" office:value-type="float" office:value="115273.76" calcext:value-type="float">
            <text:p>115 273,76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04" calcext:value-type="float">
            <text:p>1,04</text:p>
          </table:table-cell>
          <table:table-cell table:style-name="ce202" office:value-type="float" office:value="293320.704" calcext:value-type="float">
            <text:p>293 320,704</text:p>
          </table:table-cell>
          <table:table-cell table:style-name="ce88" office:value-type="float" office:value="293320.704" calcext:value-type="float">
            <text:p>293 320,704</text:p>
          </table:table-cell>
          <table:table-cell table:style-name="ce268" office:value-type="float" office:value="293320.704" calcext:value-type="float">
            <text:p>293 320,704</text:p>
          </table:table-cell>
          <table:table-cell table:style-name="ce88" office:value-type="float" office:value="293320.704" calcext:value-type="float">
            <text:p>293 320,704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6.95" calcext:value-type="float">
            <text:p>66,95</text:p>
          </table:table-cell>
          <table:table-cell table:style-name="ce203" office:value-type="float" office:value="18965610.912" calcext:value-type="float">
            <text:p>18 965 610,912</text:p>
          </table:table-cell>
          <table:table-cell table:style-name="ce89" office:value-type="float" office:value="646210.688" calcext:value-type="float">
            <text:p>646 210,688</text:p>
          </table:table-cell>
          <table:table-cell table:style-name="ce269" office:value-type="float" office:value="1896561.091" calcext:value-type="float">
            <text:p>1 896 561,091</text:p>
          </table:table-cell>
          <table:table-cell table:style-name="ce89" office:value-type="float" office:value="2049494.016" calcext:value-type="float">
            <text:p>2 049 494,016</text:p>
          </table:table-cell>
          <table:table-cell table:style-name="ce161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51" calcext:value-type="float">
            <text:p>0,51</text:p>
          </table:table-cell>
          <table:table-cell table:style-name="ce204" office:value-type="float" office:value="146133.2" calcext:value-type="float">
            <text:p>146 133,2</text:p>
          </table:table-cell>
          <table:table-cell table:style-name="ce90" office:value-type="float" office:value="146133.2" calcext:value-type="float">
            <text:p>146 133,2</text:p>
          </table:table-cell>
          <table:table-cell table:style-name="ce270" office:value-type="float" office:value="146133.2" calcext:value-type="float">
            <text:p>146 133,2</text:p>
          </table:table-cell>
          <table:table-cell table:style-name="ce90" office:value-type="float" office:value="146133.2" calcext:value-type="float">
            <text:p>146 133,2</text:p>
          </table:table-cell>
          <table:table-cell table:style-name="ce162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41" calcext:value-type="float">
            <text:p>0,41</text:p>
          </table:table-cell>
          <table:table-cell table:style-name="ce205" office:value-type="float" office:value="118293.36" calcext:value-type="float">
            <text:p>118 293,36</text:p>
          </table:table-cell>
          <table:table-cell table:style-name="ce88" office:value-type="float" office:value="118293.36" calcext:value-type="float">
            <text:p>118 293,36</text:p>
          </table:table-cell>
          <table:table-cell table:style-name="ce271" office:value-type="float" office:value="118293.36" calcext:value-type="float">
            <text:p>118 293,36</text:p>
          </table:table-cell>
          <table:table-cell table:style-name="ce88" office:value-type="float" office:value="118293.36" calcext:value-type="float">
            <text:p>118 293,36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4" calcext:value-type="float">
            <text:p>0,4</text:p>
          </table:table-cell>
          <table:table-cell table:style-name="ce205" office:value-type="float" office:value="116281.52" calcext:value-type="float">
            <text:p>116 281,52</text:p>
          </table:table-cell>
          <table:table-cell table:style-name="ce88" office:value-type="float" office:value="116281.52" calcext:value-type="float">
            <text:p>116 281,52</text:p>
          </table:table-cell>
          <table:table-cell table:style-name="ce271" office:value-type="float" office:value="116281.52" calcext:value-type="float">
            <text:p>116 281,52</text:p>
          </table:table-cell>
          <table:table-cell table:style-name="ce88" office:value-type="float" office:value="116281.52" calcext:value-type="float">
            <text:p>116 281,52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1.63" calcext:value-type="float">
            <text:p>41,63</text:p>
          </table:table-cell>
          <table:table-cell table:style-name="ce206" office:value-type="float" office:value="12035377.442" calcext:value-type="float">
            <text:p>12 035 377,442</text:p>
          </table:table-cell>
          <table:table-cell table:style-name="ce91" office:value-type="float" office:value="13047.808" calcext:value-type="float">
            <text:p>13 047,808</text:p>
          </table:table-cell>
          <table:table-cell table:style-name="ce272" office:value-type="float" office:value="1504422.18" calcext:value-type="float">
            <text:p>1 504 422,18</text:p>
          </table:table-cell>
          <table:table-cell table:style-name="ce91" office:value-type="float" office:value="8332030.24" calcext:value-type="float">
            <text:p>8 332 030,24</text:p>
          </table:table-cell>
          <table:table-cell table:style-name="ce163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8">
            <text:p>A [700,700], B[700, 7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.2" calcext:value-type="float">
            <text:p>1,2</text:p>
          </table:table-cell>
          <table:table-cell table:style-name="ce207" office:value-type="float" office:value="542975.04" calcext:value-type="float">
            <text:p>542 975,04</text:p>
          </table:table-cell>
          <table:table-cell table:style-name="ce87" office:value-type="float" office:value="542975.04" calcext:value-type="float">
            <text:p>542 975,04</text:p>
          </table:table-cell>
          <table:table-cell table:style-name="ce273" office:value-type="float" office:value="542975.04" calcext:value-type="float">
            <text:p>542 975,04</text:p>
          </table:table-cell>
          <table:table-cell table:style-name="ce87" office:value-type="float" office:value="542975.04" calcext:value-type="float">
            <text:p>542 975,04</text:p>
          </table:table-cell>
          <table:table-cell table:style-name="ce159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37" calcext:value-type="float">
            <text:p>0,37</text:p>
          </table:table-cell>
          <table:table-cell table:style-name="ce208" office:value-type="float" office:value="168316.928" calcext:value-type="float">
            <text:p>168 316,928</text:p>
          </table:table-cell>
          <table:table-cell table:style-name="ce88" office:value-type="float" office:value="168316.928" calcext:value-type="float">
            <text:p>168 316,928</text:p>
          </table:table-cell>
          <table:table-cell table:style-name="ce274" office:value-type="float" office:value="168316.928" calcext:value-type="float">
            <text:p>168 316,928</text:p>
          </table:table-cell>
          <table:table-cell table:style-name="ce88" office:value-type="float" office:value="168316.928" calcext:value-type="float">
            <text:p>168 316,928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09" calcext:value-type="float">
            <text:p>1,09</text:p>
          </table:table-cell>
          <table:table-cell table:style-name="ce208" office:value-type="float" office:value="492026.88" calcext:value-type="float">
            <text:p>492 026,88</text:p>
          </table:table-cell>
          <table:table-cell table:style-name="ce88" office:value-type="float" office:value="492026.88" calcext:value-type="float">
            <text:p>492 026,88</text:p>
          </table:table-cell>
          <table:table-cell table:style-name="ce274" office:value-type="float" office:value="492026.88" calcext:value-type="float">
            <text:p>492 026,88</text:p>
          </table:table-cell>
          <table:table-cell table:style-name="ce88" office:value-type="float" office:value="492026.88" calcext:value-type="float">
            <text:p>492 026,88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66.98" calcext:value-type="float">
            <text:p>66,98</text:p>
          </table:table-cell>
          <table:table-cell table:style-name="ce209" office:value-type="float" office:value="30232078.432" calcext:value-type="float">
            <text:p>30 232 078,432</text:p>
          </table:table-cell>
          <table:table-cell table:style-name="ce89" office:value-type="float" office:value="2457986.08" calcext:value-type="float">
            <text:p>2 457 986,08</text:p>
          </table:table-cell>
          <table:table-cell table:style-name="ce275" office:value-type="float" office:value="2748370.766" calcext:value-type="float">
            <text:p>2 748 370,766</text:p>
          </table:table-cell>
          <table:table-cell table:style-name="ce89" office:value-type="float" office:value="2797510.656" calcext:value-type="float">
            <text:p>2 797 510,656</text:p>
          </table:table-cell>
          <table:table-cell table:style-name="ce161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64" calcext:value-type="float">
            <text:p>0,64</text:p>
          </table:table-cell>
          <table:table-cell table:style-name="ce210" office:value-type="float" office:value="213337.281" calcext:value-type="float">
            <text:p>213 337,281</text:p>
          </table:table-cell>
          <table:table-cell table:style-name="ce90" office:value-type="float" office:value="213337.281" calcext:value-type="float">
            <text:p>213 337,281</text:p>
          </table:table-cell>
          <table:table-cell table:style-name="ce276" office:value-type="float" office:value="213337.281" calcext:value-type="float">
            <text:p>213 337,281</text:p>
          </table:table-cell>
          <table:table-cell table:style-name="ce90" office:value-type="float" office:value="213337.281" calcext:value-type="float">
            <text:p>213 337,281</text:p>
          </table:table-cell>
          <table:table-cell table:style-name="ce162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48" calcext:value-type="float">
            <text:p>0,48</text:p>
          </table:table-cell>
          <table:table-cell table:style-name="ce211" office:value-type="float" office:value="161578.159" calcext:value-type="float">
            <text:p>161 578,159</text:p>
          </table:table-cell>
          <table:table-cell table:style-name="ce88" office:value-type="float" office:value="161578.159" calcext:value-type="float">
            <text:p>161 578,159</text:p>
          </table:table-cell>
          <table:table-cell table:style-name="ce277" office:value-type="float" office:value="161578.159" calcext:value-type="float">
            <text:p>161 578,159</text:p>
          </table:table-cell>
          <table:table-cell table:style-name="ce88" office:value-type="float" office:value="161578.159" calcext:value-type="float">
            <text:p>161 578,159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5" calcext:value-type="float">
            <text:p>0,55</text:p>
          </table:table-cell>
          <table:table-cell table:style-name="ce211" office:value-type="float" office:value="183542" calcext:value-type="float">
            <text:p>183 542</text:p>
          </table:table-cell>
          <table:table-cell table:style-name="ce88" office:value-type="float" office:value="183542" calcext:value-type="float">
            <text:p>183 542</text:p>
          </table:table-cell>
          <table:table-cell table:style-name="ce277" office:value-type="float" office:value="183542" calcext:value-type="float">
            <text:p>183 542</text:p>
          </table:table-cell>
          <table:table-cell table:style-name="ce88" office:value-type="float" office:value="183542" calcext:value-type="float">
            <text:p>183 542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4.51" calcext:value-type="float">
            <text:p>54,51</text:p>
          </table:table-cell>
          <table:table-cell table:style-name="ce212" office:value-type="float" office:value="18225148.61" calcext:value-type="float">
            <text:p>18 225 148,61</text:p>
          </table:table-cell>
          <table:table-cell table:style-name="ce91" office:value-type="float" office:value="191666.177" calcext:value-type="float">
            <text:p>191 666,177</text:p>
          </table:table-cell>
          <table:table-cell table:style-name="ce278" office:value-type="float" office:value="2278143.576" calcext:value-type="float">
            <text:p>2 278 143,576</text:p>
          </table:table-cell>
          <table:table-cell table:style-name="ce91" office:value-type="float" office:value="8320214.207" calcext:value-type="float">
            <text:p>8 320 214,207</text:p>
          </table:table-cell>
          <table:table-cell table:style-name="ce163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8">
            <text:p>A [800,800], B[800, 8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.46" calcext:value-type="float">
            <text:p>1,46</text:p>
          </table:table-cell>
          <table:table-cell table:style-name="ce213" office:value-type="float" office:value="915654.623" calcext:value-type="float">
            <text:p>915 654,623</text:p>
          </table:table-cell>
          <table:table-cell table:style-name="ce87" office:value-type="float" office:value="915654.623" calcext:value-type="float">
            <text:p>915 654,623</text:p>
          </table:table-cell>
          <table:table-cell table:style-name="ce279" office:value-type="float" office:value="915654.623" calcext:value-type="float">
            <text:p>915 654,623</text:p>
          </table:table-cell>
          <table:table-cell table:style-name="ce87" office:value-type="float" office:value="915654.623" calcext:value-type="float">
            <text:p>915 654,623</text:p>
          </table:table-cell>
          <table:table-cell table:style-name="ce159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36" calcext:value-type="float">
            <text:p>0,36</text:p>
          </table:table-cell>
          <table:table-cell table:style-name="ce214" office:value-type="float" office:value="225737.792" calcext:value-type="float">
            <text:p>225 737,792</text:p>
          </table:table-cell>
          <table:table-cell table:style-name="ce88" office:value-type="float" office:value="225737.792" calcext:value-type="float">
            <text:p>225 737,792</text:p>
          </table:table-cell>
          <table:table-cell table:style-name="ce280" office:value-type="float" office:value="225737.792" calcext:value-type="float">
            <text:p>225 737,792</text:p>
          </table:table-cell>
          <table:table-cell table:style-name="ce88" office:value-type="float" office:value="225737.792" calcext:value-type="float">
            <text:p>225 737,792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11" calcext:value-type="float">
            <text:p>1,11</text:p>
          </table:table-cell>
          <table:table-cell table:style-name="ce214" office:value-type="float" office:value="699512.831" calcext:value-type="float">
            <text:p>699 512,831</text:p>
          </table:table-cell>
          <table:table-cell table:style-name="ce88" office:value-type="float" office:value="699512.831" calcext:value-type="float">
            <text:p>699 512,831</text:p>
          </table:table-cell>
          <table:table-cell table:style-name="ce280" office:value-type="float" office:value="699512.831" calcext:value-type="float">
            <text:p>699 512,831</text:p>
          </table:table-cell>
          <table:table-cell table:style-name="ce88" office:value-type="float" office:value="699512.831" calcext:value-type="float">
            <text:p>699 512,831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72.52" calcext:value-type="float">
            <text:p>72,52</text:p>
          </table:table-cell>
          <table:table-cell table:style-name="ce215" office:value-type="float" office:value="45516489.182" calcext:value-type="float">
            <text:p>45 516 489,182</text:p>
          </table:table-cell>
          <table:table-cell table:style-name="ce89" office:value-type="float" office:value="2028591.232" calcext:value-type="float">
            <text:p>2 028 591,232</text:p>
          </table:table-cell>
          <table:table-cell table:style-name="ce281" office:value-type="float" office:value="3501268.398" calcext:value-type="float">
            <text:p>3 501 268,398</text:p>
          </table:table-cell>
          <table:table-cell table:style-name="ce89" office:value-type="float" office:value="3652951.04" calcext:value-type="float">
            <text:p>3 652 951,04</text:p>
          </table:table-cell>
          <table:table-cell table:style-name="ce161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82" calcext:value-type="float">
            <text:p>0,82</text:p>
          </table:table-cell>
          <table:table-cell table:style-name="ce216" office:value-type="float" office:value="350867.856" calcext:value-type="float">
            <text:p>350 867,856</text:p>
          </table:table-cell>
          <table:table-cell table:style-name="ce90" office:value-type="float" office:value="350867.856" calcext:value-type="float">
            <text:p>350 867,856</text:p>
          </table:table-cell>
          <table:table-cell table:style-name="ce282" office:value-type="float" office:value="350867.856" calcext:value-type="float">
            <text:p>350 867,856</text:p>
          </table:table-cell>
          <table:table-cell table:style-name="ce90" office:value-type="float" office:value="350867.856" calcext:value-type="float">
            <text:p>350 867,856</text:p>
          </table:table-cell>
          <table:table-cell table:style-name="ce162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49" calcext:value-type="float">
            <text:p>0,49</text:p>
          </table:table-cell>
          <table:table-cell table:style-name="ce217" office:value-type="float" office:value="210905.04" calcext:value-type="float">
            <text:p>210 905,04</text:p>
          </table:table-cell>
          <table:table-cell table:style-name="ce88" office:value-type="float" office:value="210905.04" calcext:value-type="float">
            <text:p>210 905,04</text:p>
          </table:table-cell>
          <table:table-cell table:style-name="ce283" office:value-type="float" office:value="210905.04" calcext:value-type="float">
            <text:p>210 905,04</text:p>
          </table:table-cell>
          <table:table-cell table:style-name="ce88" office:value-type="float" office:value="210905.04" calcext:value-type="float">
            <text:p>210 905,04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17" office:value-type="float" office:value="428217.857" calcext:value-type="float">
            <text:p>428 217,857</text:p>
          </table:table-cell>
          <table:table-cell table:style-name="ce88" office:value-type="float" office:value="428217.857" calcext:value-type="float">
            <text:p>428 217,857</text:p>
          </table:table-cell>
          <table:table-cell table:style-name="ce283" office:value-type="float" office:value="428217.857" calcext:value-type="float">
            <text:p>428 217,857</text:p>
          </table:table-cell>
          <table:table-cell table:style-name="ce88" office:value-type="float" office:value="428217.857" calcext:value-type="float">
            <text:p>428 217,857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4.35" calcext:value-type="float">
            <text:p>64,35</text:p>
          </table:table-cell>
          <table:table-cell table:style-name="ce218" office:value-type="float" office:value="27493944.643" calcext:value-type="float">
            <text:p>27 493 944,643</text:p>
          </table:table-cell>
          <table:table-cell table:style-name="ce91" office:value-type="float" office:value="930000.897" calcext:value-type="float">
            <text:p>930 000,897</text:p>
          </table:table-cell>
          <table:table-cell table:style-name="ce284" office:value-type="float" office:value="3436743.08" calcext:value-type="float">
            <text:p>3 436 743,08</text:p>
          </table:table-cell>
          <table:table-cell table:style-name="ce91" office:value-type="float" office:value="8328799.553" calcext:value-type="float">
            <text:p>8 328 799,553</text:p>
          </table:table-cell>
          <table:table-cell table:style-name="ce163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8">
            <text:p>A [900,900], B[900, 9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.34" calcext:value-type="float">
            <text:p>1,34</text:p>
          </table:table-cell>
          <table:table-cell table:style-name="ce219" office:value-type="float" office:value="1136130.08" calcext:value-type="float">
            <text:p>1 136 130,08</text:p>
          </table:table-cell>
          <table:table-cell table:style-name="ce87" office:value-type="float" office:value="1136130.08" calcext:value-type="float">
            <text:p>1 136 130,08</text:p>
          </table:table-cell>
          <table:table-cell table:style-name="ce285" office:value-type="float" office:value="1136130.08" calcext:value-type="float">
            <text:p>1 136 130,08</text:p>
          </table:table-cell>
          <table:table-cell table:style-name="ce87" office:value-type="float" office:value="1136130.08" calcext:value-type="float">
            <text:p>1 136 130,08</text:p>
          </table:table-cell>
          <table:table-cell table:style-name="ce159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36" calcext:value-type="float">
            <text:p>0,36</text:p>
          </table:table-cell>
          <table:table-cell table:style-name="ce220" office:value-type="float" office:value="300952.576" calcext:value-type="float">
            <text:p>300 952,576</text:p>
          </table:table-cell>
          <table:table-cell table:style-name="ce88" office:value-type="float" office:value="300952.576" calcext:value-type="float">
            <text:p>300 952,576</text:p>
          </table:table-cell>
          <table:table-cell table:style-name="ce286" office:value-type="float" office:value="300952.576" calcext:value-type="float">
            <text:p>300 952,576</text:p>
          </table:table-cell>
          <table:table-cell table:style-name="ce88" office:value-type="float" office:value="300952.576" calcext:value-type="float">
            <text:p>300 952,576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16" calcext:value-type="float">
            <text:p>1,16</text:p>
          </table:table-cell>
          <table:table-cell table:style-name="ce220" office:value-type="float" office:value="981577.76" calcext:value-type="float">
            <text:p>981 577,76</text:p>
          </table:table-cell>
          <table:table-cell table:style-name="ce88" office:value-type="float" office:value="981577.76" calcext:value-type="float">
            <text:p>981 577,76</text:p>
          </table:table-cell>
          <table:table-cell table:style-name="ce286" office:value-type="float" office:value="981577.76" calcext:value-type="float">
            <text:p>981 577,76</text:p>
          </table:table-cell>
          <table:table-cell table:style-name="ce88" office:value-type="float" office:value="981577.76" calcext:value-type="float">
            <text:p>981 577,76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76.21" calcext:value-type="float">
            <text:p>76,21</text:p>
          </table:table-cell>
          <table:table-cell table:style-name="ce221" office:value-type="float" office:value="64451219.617" calcext:value-type="float">
            <text:p>64 451 219,617</text:p>
          </table:table-cell>
          <table:table-cell table:style-name="ce89" office:value-type="float" office:value="77803.52" calcext:value-type="float">
            <text:p>77 803,52</text:p>
          </table:table-cell>
          <table:table-cell table:style-name="ce287" office:value-type="float" office:value="4296747.974" calcext:value-type="float">
            <text:p>4 296 747,974</text:p>
          </table:table-cell>
          <table:table-cell table:style-name="ce89" office:value-type="float" office:value="4634009.6" calcext:value-type="float">
            <text:p>4 634 009,6</text:p>
          </table:table-cell>
          <table:table-cell table:style-name="ce161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8" calcext:value-type="float">
            <text:p>0,8</text:p>
          </table:table-cell>
          <table:table-cell table:style-name="ce222" office:value-type="float" office:value="476290.24" calcext:value-type="float">
            <text:p>476 290,24</text:p>
          </table:table-cell>
          <table:table-cell table:style-name="ce90" office:value-type="float" office:value="476290.24" calcext:value-type="float">
            <text:p>476 290,24</text:p>
          </table:table-cell>
          <table:table-cell table:style-name="ce288" office:value-type="float" office:value="476290.24" calcext:value-type="float">
            <text:p>476 290,24</text:p>
          </table:table-cell>
          <table:table-cell table:style-name="ce90" office:value-type="float" office:value="476290.24" calcext:value-type="float">
            <text:p>476 290,24</text:p>
          </table:table-cell>
          <table:table-cell table:style-name="ce162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,5</text:p>
          </table:table-cell>
          <table:table-cell table:style-name="ce223" office:value-type="float" office:value="296790.56" calcext:value-type="float">
            <text:p>296 790,56</text:p>
          </table:table-cell>
          <table:table-cell table:style-name="ce88" office:value-type="float" office:value="296790.56" calcext:value-type="float">
            <text:p>296 790,56</text:p>
          </table:table-cell>
          <table:table-cell table:style-name="ce289" office:value-type="float" office:value="296790.56" calcext:value-type="float">
            <text:p>296 790,56</text:p>
          </table:table-cell>
          <table:table-cell table:style-name="ce88" office:value-type="float" office:value="296790.56" calcext:value-type="float">
            <text:p>296 790,56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5" calcext:value-type="float">
            <text:p>0,65</text:p>
          </table:table-cell>
          <table:table-cell table:style-name="ce223" office:value-type="float" office:value="389526.224" calcext:value-type="float">
            <text:p>389 526,224</text:p>
          </table:table-cell>
          <table:table-cell table:style-name="ce88" office:value-type="float" office:value="389526.224" calcext:value-type="float">
            <text:p>389 526,224</text:p>
          </table:table-cell>
          <table:table-cell table:style-name="ce289" office:value-type="float" office:value="389526.224" calcext:value-type="float">
            <text:p>389 526,224</text:p>
          </table:table-cell>
          <table:table-cell table:style-name="ce88" office:value-type="float" office:value="389526.224" calcext:value-type="float">
            <text:p>389 526,224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9.71" calcext:value-type="float">
            <text:p>69,71</text:p>
          </table:table-cell>
          <table:table-cell table:style-name="ce224" office:value-type="float" office:value="41644132.929" calcext:value-type="float">
            <text:p>41 644 132,929</text:p>
          </table:table-cell>
          <table:table-cell table:style-name="ce91" office:value-type="float" office:value="2952634.367" calcext:value-type="float">
            <text:p>2 952 634,367</text:p>
          </table:table-cell>
          <table:table-cell table:style-name="ce290" office:value-type="float" office:value="5205516.616" calcext:value-type="float">
            <text:p>5 205 516,616</text:p>
          </table:table-cell>
          <table:table-cell table:style-name="ce91" office:value-type="float" office:value="8322858.048" calcext:value-type="float">
            <text:p>8 322 858,048</text:p>
          </table:table-cell>
          <table:table-cell table:style-name="ce163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table-cell table:style-name="ce2" office:value-type="string" calcext:value-type="string" table:number-columns-spanned="1" table:number-rows-spanned="8">
            <text:p>A [1000,1000], B[1000, 1000]</text:p>
          </table:table-cell>
          <table:table-cell table:style-name="ce5" office:value-type="string" calcext:value-type="string" table:number-columns-spanned="1" table:number-rows-spanned="4">
            <text:p>Nvidia GeForce GT 730M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atrixMultiply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.25" calcext:value-type="float">
            <text:p>1,25</text:p>
          </table:table-cell>
          <table:table-cell table:style-name="ce225" office:value-type="float" office:value="1435247.679" calcext:value-type="float">
            <text:p>1 435 247,679</text:p>
          </table:table-cell>
          <table:table-cell table:style-name="ce87" office:value-type="float" office:value="1435247.679" calcext:value-type="float">
            <text:p>1 435 247,679</text:p>
          </table:table-cell>
          <table:table-cell table:style-name="ce291" office:value-type="float" office:value="1435247.679" calcext:value-type="float">
            <text:p>1 435 247,679</text:p>
          </table:table-cell>
          <table:table-cell table:style-name="ce87" office:value-type="float" office:value="1435247.679" calcext:value-type="float">
            <text:p>1 435 247,679</text:p>
          </table:table-cell>
          <table:table-cell table:style-name="ce159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34" calcext:value-type="float">
            <text:p>0,34</text:p>
          </table:table-cell>
          <table:table-cell table:style-name="ce226" office:value-type="float" office:value="384148.48" calcext:value-type="float">
            <text:p>384 148,48</text:p>
          </table:table-cell>
          <table:table-cell table:style-name="ce88" office:value-type="float" office:value="384148.48" calcext:value-type="float">
            <text:p>384 148,48</text:p>
          </table:table-cell>
          <table:table-cell table:style-name="ce292" office:value-type="float" office:value="384148.48" calcext:value-type="float">
            <text:p>384 148,48</text:p>
          </table:table-cell>
          <table:table-cell table:style-name="ce88" office:value-type="float" office:value="384148.48" calcext:value-type="float">
            <text:p>384 148,48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21" calcext:value-type="float">
            <text:p>1,21</text:p>
          </table:table-cell>
          <table:table-cell table:style-name="ce226" office:value-type="float" office:value="1383712.737" calcext:value-type="float">
            <text:p>1 383 712,737</text:p>
          </table:table-cell>
          <table:table-cell table:style-name="ce88" office:value-type="float" office:value="1383712.737" calcext:value-type="float">
            <text:p>1 383 712,737</text:p>
          </table:table-cell>
          <table:table-cell table:style-name="ce292" office:value-type="float" office:value="1383712.737" calcext:value-type="float">
            <text:p>1 383 712,737</text:p>
          </table:table-cell>
          <table:table-cell table:style-name="ce88" office:value-type="float" office:value="1383712.737" calcext:value-type="float">
            <text:p>1 383 712,737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7"/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MatrixMultiply3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77.36" calcext:value-type="float">
            <text:p>77,36</text:p>
          </table:table-cell>
          <table:table-cell table:style-name="ce227" office:value-type="float" office:value="88539337.823" calcext:value-type="float">
            <text:p>88 539 337,823</text:p>
          </table:table-cell>
          <table:table-cell table:style-name="ce89" office:value-type="float" office:value="3491705.889" calcext:value-type="float">
            <text:p>3 491 705,889</text:p>
          </table:table-cell>
          <table:table-cell table:style-name="ce293" office:value-type="float" office:value="5533708.613" calcext:value-type="float">
            <text:p>5 533 708,613</text:p>
          </table:table-cell>
          <table:table-cell table:style-name="ce89" office:value-type="float" office:value="5712238.56" calcext:value-type="float">
            <text:p>5 712 238,56</text:p>
          </table:table-cell>
          <table:table-cell table:style-name="ce161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table-cell table:style-name="ce8" office:value-type="string" calcext:value-type="string" table:number-columns-spanned="1" table:number-rows-spanned="4">
            <text:p>Intel HD Graphics 440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MatrixMultiply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.87" calcext:value-type="float">
            <text:p>0,87</text:p>
          </table:table-cell>
          <table:table-cell table:style-name="ce228" office:value-type="float" office:value="756961.344" calcext:value-type="float">
            <text:p>756 961,344</text:p>
          </table:table-cell>
          <table:table-cell table:style-name="ce90" office:value-type="float" office:value="756961.344" calcext:value-type="float">
            <text:p>756 961,344</text:p>
          </table:table-cell>
          <table:table-cell table:style-name="ce294" office:value-type="float" office:value="756961.344" calcext:value-type="float">
            <text:p>756 961,344</text:p>
          </table:table-cell>
          <table:table-cell table:style-name="ce90" office:value-type="float" office:value="756961.344" calcext:value-type="float">
            <text:p>756 961,344</text:p>
          </table:table-cell>
          <table:table-cell table:style-name="ce162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rixMultiply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44" calcext:value-type="float">
            <text:p>0,44</text:p>
          </table:table-cell>
          <table:table-cell table:style-name="ce229" office:value-type="float" office:value="387734.064" calcext:value-type="float">
            <text:p>387 734,064</text:p>
          </table:table-cell>
          <table:table-cell table:style-name="ce88" office:value-type="float" office:value="387734.064" calcext:value-type="float">
            <text:p>387 734,064</text:p>
          </table:table-cell>
          <table:table-cell table:style-name="ce295" office:value-type="float" office:value="387734.064" calcext:value-type="float">
            <text:p>387 734,064</text:p>
          </table:table-cell>
          <table:table-cell table:style-name="ce88" office:value-type="float" office:value="387734.064" calcext:value-type="float">
            <text:p>387 734,064</text:p>
          </table:table-cell>
          <table:table-cell table:style-name="ce160" office:value-type="float" office:value="6" calcext:value-type="float">
            <text:p>6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3"/>
          <table:covered-table-cell table:style-name="ce6"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rixMultiply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5" calcext:value-type="float">
            <text:p>0,65</text:p>
          </table:table-cell>
          <table:table-cell table:style-name="ce229" office:value-type="float" office:value="568247.904" calcext:value-type="float">
            <text:p>568 247,904</text:p>
          </table:table-cell>
          <table:table-cell table:style-name="ce88" office:value-type="float" office:value="568247.904" calcext:value-type="float">
            <text:p>568 247,904</text:p>
          </table:table-cell>
          <table:table-cell table:style-name="ce295" office:value-type="float" office:value="568247.904" calcext:value-type="float">
            <text:p>568 247,904</text:p>
          </table:table-cell>
          <table:table-cell table:style-name="ce88" office:value-type="float" office:value="568247.904" calcext:value-type="float">
            <text:p>568 247,904</text:p>
          </table:table-cell>
          <table:table-cell table:style-name="ce160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4">
          <table:covered-table-cell table:style-name="ce4"/>
          <table:covered-table-cell table:style-name="ce9"/>
          <table:table-cell table:style-name="ce14" office:value-type="float" office:value="4" calcext:value-type="float">
            <text:p>4</text:p>
          </table:table-cell>
          <table:table-cell table:style-name="ce19" office:value-type="string" calcext:value-type="string">
            <text:p>MatrixMultiply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0.4" calcext:value-type="float">
            <text:p>70,4</text:p>
          </table:table-cell>
          <table:table-cell table:style-name="ce230" office:value-type="float" office:value="61399764.128" calcext:value-type="float">
            <text:p>61 399 764,128</text:p>
          </table:table-cell>
          <table:table-cell table:style-name="ce91" office:value-type="float" office:value="7068643.328" calcext:value-type="float">
            <text:p>7 068 643,328</text:p>
          </table:table-cell>
          <table:table-cell table:style-name="ce296" office:value-type="float" office:value="7674970.516" calcext:value-type="float">
            <text:p>7 674 970,516</text:p>
          </table:table-cell>
          <table:table-cell table:style-name="ce91" office:value-type="float" office:value="8328217.248" calcext:value-type="float">
            <text:p>8 328 217,248</text:p>
          </table:table-cell>
          <table:table-cell table:style-name="ce163" office:value-type="float" office:value="5" calcext:value-type="float">
            <text:p>5</text:p>
          </table:table-cell>
          <table:table-cell table:style-name="ce297"/>
          <table:table-cell table:number-columns-repeated="1012"/>
        </table:table-row>
        <table:table-row table:style-name="ro3">
          <table:table-cell table:number-columns-repeated="7"/>
          <table:table-cell table:style-name="Default"/>
          <table:table-cell table:number-columns-repeated="1016"/>
        </table:table-row>
        <table:table-row table:style-name="ro3" table:number-rows-repeated="43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tomic.G3:Atomic.G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:Atomic.G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2:Atomic.G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2:Atomic.G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:Atomic.G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:Atomic.G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6:Atomic.G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6:Atomic.G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11:Atomic.G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11:Atomic.G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10:Atomic.G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10:Atomic.G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15:Atomic.G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15:Atomic.G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14:Atomic.G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14:Atomic.G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19:Atomic.G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19:Atomic.G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18:Atomic.G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18:Atomic.G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23:Atomic.G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23:Atomic.G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22:Atomic.G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22:Atomic.G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27:Atomic.G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27:Atomic.G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26:Atomic.G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26:Atomic.G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1:Atomic.G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1:Atomic.G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0:Atomic.G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0:Atomic.G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5:Atomic.G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5:Atomic.G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4:Atomic.G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4:Atomic.G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9:Atomic.G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9:Atomic.G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8:Atomic.G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38:Atomic.G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43:Atomic.G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43:Atomic.G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42:Atomic.G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42:Atomic.G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47:Atomic.G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47:Atomic.G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46:Atomic.G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46:Atomic.G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51:Atomic.G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51:Atomic.G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50:Atomic.G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50:Atomic.G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55:Atomic.G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55:Atomic.G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54:Atomic.G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54:Atomic.G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59:Atomic.G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59:Atomic.G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58:Atomic.G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58:Atomic.G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63:Atomic.G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63:Atomic.G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62:Atomic.G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62:Atomic.G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67:Atomic.G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67:Atomic.G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66:Atomic.G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66:Atomic.G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1:Atomic.G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1:Atomic.G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0:Atomic.G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0:Atomic.G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5:Atomic.G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5:Atomic.G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4:Atomic.G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4:Atomic.G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9:Atomic.G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9:Atomic.G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8:Atomic.G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78:Atomic.G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83:Atomic.G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83:Atomic.G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82:Atomic.G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82:Atomic.G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87:Atomic.G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87:Atomic.G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86:Atomic.G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G86:Atomic.G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:Atomic.I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:Atomic.I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2:Atomic.I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2:Atomic.I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:Atomic.I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:Atomic.I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6:Atomic.I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6:Atomic.I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11:Atomic.I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11:Atomic.I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10:Atomic.I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10:Atomic.I1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15:Atomic.I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15:Atomic.I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14:Atomic.I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14:Atomic.I1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19:Atomic.I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19:Atomic.I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18:Atomic.I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18:Atomic.I2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23:Atomic.I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23:Atomic.I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22:Atomic.I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22:Atomic.I2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27:Atomic.I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27:Atomic.I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26:Atomic.I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26:Atomic.I2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1:Atomic.I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1:Atomic.I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0:Atomic.I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0:Atomic.I3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5:Atomic.I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5:Atomic.I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4:Atomic.I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4:Atomic.I3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9:Atomic.I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9:Atomic.I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8:Atomic.I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38:Atomic.I4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43:Atomic.I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43:Atomic.I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42:Atomic.I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42:Atomic.I4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47:Atomic.I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47:Atomic.I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46:Atomic.I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46:Atomic.I4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51:Atomic.I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51:Atomic.I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50:Atomic.I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50:Atomic.I5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55:Atomic.I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55:Atomic.I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54:Atomic.I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54:Atomic.I5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59:Atomic.I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59:Atomic.I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58:Atomic.I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58:Atomic.I6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63:Atomic.I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63:Atomic.I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62:Atomic.I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62:Atomic.I6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67:Atomic.I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67:Atomic.I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66:Atomic.I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66:Atomic.I6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1:Atomic.I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1:Atomic.I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0:Atomic.I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0:Atomic.I73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5:Atomic.I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5:Atomic.I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4:Atomic.I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4:Atomic.I77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9:Atomic.I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9:Atomic.I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8:Atomic.I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78:Atomic.I81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83:Atomic.I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83:Atomic.I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82:Atomic.I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82:Atomic.I85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87:Atomic.I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87:Atomic.I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86:Atomic.I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Atomic.I86:Atomic.I89">
            <calcext:data-bar calcext:negative-color="#ff0000" calcext:axis-position="none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0" number:min-integer-digits="1">
        <number:embedded-text number:position="3">.</number:embedded-text>
      </number:number>
    </number:number-style>
    <number:number-style style:name="N109">
      <number:number number:decimal-places="0" number:min-integer-digits="1">
        <number:embedded-text number:position="5">.</number:embedded-text>
        <number:embedded-text number:position="3">.</number:embedded-text>
      </number:number>
    </number:number-style>
    <number:number-style style:name="N110">
      <number:number number:decimal-places="0" number:min-integer-digits="1">
        <number:embedded-text number:position="7">.</number:embedded-text>
        <number:embedded-text number:position="4">.</number:embedded-text>
      </number:number>
    </number:number-style>
    <number:number-style style:name="N111">
      <number:number number:decimal-places="0" number:min-integer-digits="0">
        <number:embedded-text number:position="6">.</number:embedded-text>
        <number:embedded-text number:position="3">.</number:embedded-text>
      </number:number>
    </number:number-style>
    <number:number-style style:name="N112">
      <number:number number:decimal-places="0" number:min-integer-digits="1">
        <number:embedded-text number:position="6">.</number:embedded-text>
        <number:embedded-text number:position="3">.</number:embedded-text>
      </number:number>
    </number:number-style>
    <number:number-style style:name="N113">
      <number:number number:decimal-places="1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3" number:min-integer-digits="0" number:grouping="true"/>
    </number:number-style>
    <number:number-style style:name="N118">
      <number:number number:decimal-places="3" number:min-integer-digits="0" number:decimal-replacement="" number:grouping="true"/>
    </number:number-style>
    <number:number-style style:name="N119">
      <number:number number:decimal-places="0" number:min-integer-digits="0" number:grouping="true"/>
    </number:number-style>
    <number:number-style style:name="N120">
      <number:number number:decimal-places="0" number:min-integer-digits="1">
        <number:embedded-text number:position="2">^</number:embedded-text>
      </number:number>
      <loext:fill-character>1</loext:fill-character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.00.0000</text:date>, <text:time style:data-style-name="N2" text:time-value="03:36:15.16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22:26:43.694000000</meta:creation-date>
    <dc:date>2016-07-24T00:34:05.319000000</dc:date>
    <meta:editing-duration>P3DT18H36M30S</meta:editing-duration>
    <meta:editing-cycles>32</meta:editing-cycles>
    <meta:generator>LibreOffice/4.3.5.2$Windows_x86 LibreOffice_project/3a87456aaa6a95c63eea1c1b3201acedf0751bd5</meta:generator>
    <meta:document-statistic meta:table-count="2" meta:cell-count="1672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4cm" svg:height="8.917cm" xlink:href="." xlink:type="simple" chart:class="chart:scatter" chart:style-name="ch1">
        <chart:title svg:x="6.032cm" svg:y="0.314cm" chart:style-name="ch2">
          <text:p>A [10,10], B[10, 10]</text:p>
        </chart:title>
        <chart:legend svg:x="11.894cm" svg:y="3.705cm" style:legend-expansion="custom" chartooo:width="3.782cm" chartooo:height="2.125cm" style:legend-expansion-aspect-ratio="1.77976470588235" chart:style-name="ch3"/>
        <chart:plot-area chart:style-name="ch4" chart:data-source-has-labels="both" svg:x="1.093cm" svg:y="1.156cm" svg:width="10.302cm" svg:height="7.116cm">
          <chartooo:coordinate-region svg:x="1.714cm" svg:y="1.356cm" svg:width="9.587cm" svg:height="6.269cm"/>
          <chart:axis chart:dimension="x" chart:name="primary-x" chart:style-name="ch5" chartooo:axis-type="auto">
            <chart:title svg:x="5.409cm" svg:y="8.272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27cm" svg:y="6.194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A [10,10], B[10, 10]</text:p>
              </table:table-cell>
              <table:table-cell office:value-type="float" office:value="1">
                <text:p>1</text:p>
              </table:table-cell>
              <table:table-cell office:value-type="float" office:value="32.8">
                <text:p>32.8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9.728">
                <text:p>29.728</text:p>
              </table:table-cell>
              <table:table-cell office:value-type="float" office:value="2">
                <text:p>2</text:p>
              </table:table-cell>
              <table:table-cell office:value-type="float" office:value="38.16">
                <text:p>38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3.344">
                <text:p>13.344</text:p>
              </table:table-cell>
              <table:table-cell office:value-type="float" office:value="3">
                <text:p>3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64.512">
                <text:p>64.51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8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" xlink:type="simple" chart:class="chart:scatter" chart:style-name="ch1">
        <chart:title svg:x="5.535cm" svg:y="0.304cm" chart:style-name="ch2">
          <text:p>A [800,800], B[800, 800]</text:p>
        </chart:title>
        <chart:legend svg:x="12.313cm" svg:y="3.507cm" style:legend-expansion="custom" chartooo:width="3.506cm" chartooo:height="2.011cm" style:legend-expansion-aspect-ratio="1.74341123818996" chart:style-name="ch3"/>
        <chart:plot-area chart:style-name="ch4" chart:data-source-has-labels="both" svg:x="1.012cm" svg:y="1.08cm" svg:width="10.985cm" svg:height="6.773cm">
          <chartooo:coordinate-region svg:x="2.745cm" svg:y="1.279cm" svg:width="9.158cm" svg:height="5.927cm"/>
          <chart:axis chart:dimension="x" chart:name="primary-x" chart:style-name="ch5" chartooo:axis-type="auto">
            <chart:title svg:x="5.669cm" svg:y="7.795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1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15654.623">
                <text:p>915654.623</text:p>
              </table:table-cell>
              <table:table-cell office:value-type="float" office:value="1">
                <text:p>1</text:p>
              </table:table-cell>
              <table:table-cell office:value-type="float" office:value="350867.856">
                <text:p>350867.8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5737.792">
                <text:p>225737.792</text:p>
              </table:table-cell>
              <table:table-cell office:value-type="float" office:value="2">
                <text:p>2</text:p>
              </table:table-cell>
              <table:table-cell office:value-type="float" office:value="210905.04">
                <text:p>21090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99512.831">
                <text:p>699512.831</text:p>
              </table:table-cell>
              <table:table-cell office:value-type="float" office:value="3">
                <text:p>3</text:p>
              </table:table-cell>
              <table:table-cell office:value-type="float" office:value="428217.857">
                <text:p>428217.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5516489.182">
                <text:p>45516489.182</text:p>
              </table:table-cell>
              <table:table-cell office:value-type="float" office:value="4">
                <text:p>4</text:p>
              </table:table-cell>
              <table:table-cell office:value-type="float" office:value="27493944.643">
                <text:p>27493944.64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8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" xlink:type="simple" chart:class="chart:scatter" chart:style-name="ch1">
        <chart:title svg:x="5.535cm" svg:y="0.304cm" chart:style-name="ch2">
          <text:p>A [900,900], B[900, 900]</text:p>
        </chart:title>
        <chart:legend svg:x="12.313cm" svg:y="3.507cm" style:legend-expansion="custom" chartooo:width="3.506cm" chartooo:height="2.011cm" style:legend-expansion-aspect-ratio="1.74341123818996" chart:style-name="ch3"/>
        <chart:plot-area chart:style-name="ch4" chart:data-source-has-labels="both" svg:x="1.012cm" svg:y="1.079cm" svg:width="10.985cm" svg:height="6.774cm">
          <chartooo:coordinate-region svg:x="2.745cm" svg:y="1.279cm" svg:width="9.158cm" svg:height="5.927cm"/>
          <chart:axis chart:dimension="x" chart:name="primary-x" chart:style-name="ch5" chartooo:axis-type="auto">
            <chart:title svg:x="5.669cm" svg:y="7.795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3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36130.08">
                <text:p>1136130.08</text:p>
              </table:table-cell>
              <table:table-cell office:value-type="float" office:value="1">
                <text:p>1</text:p>
              </table:table-cell>
              <table:table-cell office:value-type="float" office:value="476290.24">
                <text:p>476290.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0952.576">
                <text:p>300952.576</text:p>
              </table:table-cell>
              <table:table-cell office:value-type="float" office:value="2">
                <text:p>2</text:p>
              </table:table-cell>
              <table:table-cell office:value-type="float" office:value="296790.56">
                <text:p>296790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81577.76">
                <text:p>981577.76</text:p>
              </table:table-cell>
              <table:table-cell office:value-type="float" office:value="3">
                <text:p>3</text:p>
              </table:table-cell>
              <table:table-cell office:value-type="float" office:value="389526.224">
                <text:p>389526.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451219.617">
                <text:p>64451219.617</text:p>
              </table:table-cell>
              <table:table-cell office:value-type="float" office:value="4">
                <text:p>4</text:p>
              </table:table-cell>
              <table:table-cell office:value-type="float" office:value="41644132.929">
                <text:p>41644132.92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8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" xlink:type="simple" chart:class="chart:scatter" chart:style-name="ch1">
        <chart:title svg:x="5.059cm" svg:y="0.304cm" chart:style-name="ch2">
          <text:p>A [1000,1000], B[1000, 1000]</text:p>
        </chart:title>
        <chart:legend svg:x="12.313cm" svg:y="3.507cm" style:legend-expansion="custom" chartooo:width="3.506cm" chartooo:height="2.011cm" style:legend-expansion-aspect-ratio="1.74341123818996" chart:style-name="ch3"/>
        <chart:plot-area chart:style-name="ch4" chart:data-source-has-labels="both" svg:x="0.827cm" svg:y="1.08cm" svg:width="11.17cm" svg:height="6.773cm">
          <chartooo:coordinate-region svg:x="2.745cm" svg:y="1.279cm" svg:width="9.158cm" svg:height="5.927cm"/>
          <chart:axis chart:dimension="x" chart:name="primary-x" chart:style-name="ch5" chartooo:axis-type="auto">
            <chart:title svg:x="5.577cm" svg:y="7.795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45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35247.679">
                <text:p>1435247.679</text:p>
              </table:table-cell>
              <table:table-cell office:value-type="float" office:value="1">
                <text:p>1</text:p>
              </table:table-cell>
              <table:table-cell office:value-type="float" office:value="756961.344">
                <text:p>756961.3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4148.48">
                <text:p>384148.48</text:p>
              </table:table-cell>
              <table:table-cell office:value-type="float" office:value="2">
                <text:p>2</text:p>
              </table:table-cell>
              <table:table-cell office:value-type="float" office:value="387734.064">
                <text:p>387734.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83712.737">
                <text:p>1383712.737</text:p>
              </table:table-cell>
              <table:table-cell office:value-type="float" office:value="3">
                <text:p>3</text:p>
              </table:table-cell>
              <table:table-cell office:value-type="float" office:value="568247.904">
                <text:p>568247.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8539337.823">
                <text:p>88539337.823</text:p>
              </table:table-cell>
              <table:table-cell office:value-type="float" office:value="4">
                <text:p>4</text:p>
              </table:table-cell>
              <table:table-cell office:value-type="float" office:value="61399764.128">
                <text:p>61399764.1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58cm" svg:height="8.467cm" xlink:href=".." xlink:type="simple" chart:class="chart:scatter" chart:style-name="ch1">
        <chart:title svg:x="5.564cm" svg:y="0.305cm" chart:style-name="ch2">
          <text:p>A [100,100], B[100, 100]</text:p>
        </chart:title>
        <chart:legend svg:x="11.907cm" svg:y="3.518cm" style:legend-expansion="custom" chartooo:width="3.624cm" chartooo:height="2.018cm" style:legend-expansion-aspect-ratio="1.79583746283449" chart:style-name="ch3"/>
        <chart:plot-area chart:style-name="ch4" table:cell-range-address="Цикл.C10:Цикл.C13 Atomic.B2:Atomic.B2 Цикл.G10:Цикл.G17 Atomic.B6:Atomic.B6" chart:data-source-has-labels="row" svg:x="1.456cm" svg:y="1.087cm" svg:width="9.949cm" svg:height="6.796cm">
          <chartooo:coordinate-region svg:x="2.448cm" svg:y="1.286cm" svg:width="8.863cm" svg:height="5.95cm"/>
          <chart:axis chart:dimension="x" chart:name="primary-x" chart:style-name="ch5">
            <chart:title svg:x="5.595cm" svg:y="7.822cm" chart:style-name="ch6">
              <text:p>Kernel ID</text:p>
            </chart:title>
            <chart:grid chart:style-name="ch7" chart:class="major"/>
          </chart:axis>
          <chart:axis chart:dimension="y" chart:name="primary-y" chart:style-name="ch8">
            <chart:title svg:x="0.132cm" svg:y="5.868cm" chart:style-name="ch9">
              <text:p>Device Time (μs)</text:p>
            </chart:title>
            <chart:grid chart:style-name="ch7" chart:class="major"/>
          </chart:axis>
          <chart:series chart:style-name="ch10" chart:values-cell-range-address="Цикл.G10:Цикл.G13" chart:label-cell-address="Atomic.B2:Atomic.B2" chart:class="chart:scatter">
            <chart:domain table:cell-range-address="Цикл.C10:Цикл.C13"/>
            <chart:data-point chart:repeated="4"/>
          </chart:series>
          <chart:series chart:style-name="ch11" chart:values-cell-range-address="Цикл.G14:Цикл.G17" chart:label-cell-address="Atomic.B6:Atomic.B6" chart:class="chart:scatter">
            <chart:domain table:cell-range-address="Цикл.C14:Цикл.C17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vidia GeForce GT 730M</text:p>
                <draw:g>
                  <svg:desc>Atomic.B2:Atomic.B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Intel HD Graphics 4400</text:p>
                <draw:g>
                  <svg:desc>Atomic.B6:Atomic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Цикл.C10:Цикл.C13</svg:desc>
                </draw:g>
              </table:table-cell>
              <table:table-cell office:value-type="float" office:value="5109.76">
                <text:p>5109.76</text:p>
                <draw:g>
                  <svg:desc>Цикл.G10:Цикл.G13</svg:desc>
                </draw:g>
              </table:table-cell>
              <table:table-cell office:value-type="float" office:value="1">
                <text:p>1</text:p>
                <draw:g>
                  <svg:desc>Цикл.C14:Цикл.C17</svg:desc>
                </draw:g>
              </table:table-cell>
              <table:table-cell office:value-type="float" office:value="2606.08">
                <text:p>2606.08</text:p>
                <draw:g>
                  <svg:desc>Цикл.G14:Цикл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63.744">
                <text:p>1863.744</text:p>
              </table:table-cell>
              <table:table-cell office:value-type="float" office:value="2">
                <text:p>2</text:p>
              </table:table-cell>
              <table:table-cell office:value-type="float" office:value="2380.4">
                <text:p>238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79.072">
                <text:p>1579.072</text:p>
              </table:table-cell>
              <table:table-cell office:value-type="float" office:value="3">
                <text:p>3</text:p>
              </table:table-cell>
              <table:table-cell office:value-type="float" office:value="577.2">
                <text:p>57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927.072">
                <text:p>5927.072</text:p>
              </table:table-cell>
              <table:table-cell office:value-type="float" office:value="4">
                <text:p>4</text:p>
              </table:table-cell>
              <table:table-cell office:value-type="float" office:value="2131.124">
                <text:p>2131.1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8.493cm" xlink:href=".." xlink:type="simple" chart:class="chart:scatter" chart:style-name="ch1">
        <chart:title svg:x="5.541cm" svg:y="0.305cm" chart:style-name="ch2">
          <text:p>A [200,200], B[200, 200]</text:p>
        </chart:title>
        <chart:legend svg:x="11.874cm" svg:y="3.529cm" style:legend-expansion="custom" chartooo:width="3.612cm" chartooo:height="2.024cm" style:legend-expansion-aspect-ratio="1.78458498023715" chart:style-name="ch3"/>
        <chart:plot-area chart:style-name="ch4" table:cell-range-address="Цикл.C18:Цикл.C21 Atomic.B2:Atomic.B2 Цикл.G18:Цикл.G25 Atomic.B6:Atomic.B6" chart:data-source-has-labels="row" svg:x="1.293cm" svg:y="1.093cm" svg:width="10.082cm" svg:height="6.816cm">
          <chartooo:coordinate-region svg:x="2.47cm" svg:y="1.292cm" svg:width="8.811cm" svg:height="5.97cm"/>
          <chart:axis chart:dimension="x" chart:name="primary-x" chart:style-name="ch5">
            <chart:title svg:x="5.499cm" svg:y="7.848cm" chart:style-name="ch6">
              <text:p>Kernel ID</text:p>
            </chart:title>
            <chart:grid chart:style-name="ch7" chart:class="major"/>
          </chart:axis>
          <chart:axis chart:dimension="y" chart:name="primary-y" chart:style-name="ch8">
            <chart:title svg:x="0.126cm" svg:y="5.886cm" chart:style-name="ch9">
              <text:p>Device Time (μs)</text:p>
            </chart:title>
            <chart:grid chart:style-name="ch7" chart:class="major"/>
          </chart:axis>
          <chart:series chart:style-name="ch10" chart:values-cell-range-address="Цикл.G18:Цикл.G21" chart:label-cell-address="Atomic.B2:Atomic.B2" chart:class="chart:scatter">
            <chart:domain table:cell-range-address="Цикл.C18:Цикл.C21"/>
            <chart:data-point chart:repeated="4"/>
          </chart:series>
          <chart:series chart:style-name="ch11" chart:values-cell-range-address="Цикл.G22:Цикл.G25" chart:label-cell-address="Atomic.B6:Atomic.B6" chart:class="chart:scatter">
            <chart:domain table:cell-range-address="Цикл.C22:Цикл.C2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vidia GeForce GT 730M</text:p>
                <draw:g>
                  <svg:desc>Atomic.B2:Atomic.B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Intel HD Graphics 4400</text:p>
                <draw:g>
                  <svg:desc>Atomic.B6:Atomic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Цикл.C18:Цикл.C21</svg:desc>
                </draw:g>
              </table:table-cell>
              <table:table-cell office:value-type="float" office:value="33707.904">
                <text:p>33707.904</text:p>
                <draw:g>
                  <svg:desc>Цикл.G18:Цикл.G21</svg:desc>
                </draw:g>
              </table:table-cell>
              <table:table-cell office:value-type="float" office:value="1">
                <text:p>1</text:p>
                <draw:g>
                  <svg:desc>Цикл.C22:Цикл.C25</svg:desc>
                </draw:g>
              </table:table-cell>
              <table:table-cell office:value-type="float" office:value="12201.52">
                <text:p>12201.52</text:p>
                <draw:g>
                  <svg:desc>Цикл.G22:Цикл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308.288">
                <text:p>7308.288</text:p>
              </table:table-cell>
              <table:table-cell office:value-type="float" office:value="2">
                <text:p>2</text:p>
              </table:table-cell>
              <table:table-cell office:value-type="float" office:value="12720.161">
                <text:p>12720.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09.568">
                <text:p>12309.568</text:p>
              </table:table-cell>
              <table:table-cell office:value-type="float" office:value="3">
                <text:p>3</text:p>
              </table:table-cell>
              <table:table-cell office:value-type="float" office:value="4317.52">
                <text:p>4317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298.692">
                <text:p>35298.692</text:p>
              </table:table-cell>
              <table:table-cell office:value-type="float" office:value="4">
                <text:p>4</text:p>
              </table:table-cell>
              <table:table-cell office:value-type="float" office:value="14570.157">
                <text:p>14570.1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." xlink:type="simple" chart:class="chart:scatter" chart:style-name="ch1">
        <chart:title svg:x="5.535cm" svg:y="0.304cm" chart:style-name="ch2">
          <text:p>A [300,300], B[300, 300]</text:p>
        </chart:title>
        <chart:legend svg:x="11.864cm" svg:y="3.507cm" style:legend-expansion="custom" chartooo:width="3.61cm" chartooo:height="2.011cm" style:legend-expansion-aspect-ratio="1.79512680258578" chart:style-name="ch3"/>
        <chart:plot-area chart:style-name="ch4" table:cell-range-address="Цикл.C26:Цикл.C29 Atomic.B2:Atomic.B2 Цикл.G26:Цикл.G33 Atomic.B6:Atomic.B6" chart:data-source-has-labels="row" svg:x="1.077cm" svg:y="1.082cm" svg:width="10.287cm" svg:height="6.777cm">
          <chartooo:coordinate-region svg:x="2.439cm" svg:y="1.281cm" svg:width="8.831cm" svg:height="5.931cm"/>
          <chart:axis chart:dimension="x" chart:name="primary-x" chart:style-name="ch5">
            <chart:title svg:x="5.385cm" svg:y="7.795cm" chart:style-name="ch6">
              <text:p>Kernel ID</text:p>
            </chart:title>
            <chart:grid chart:style-name="ch7" chart:class="major"/>
          </chart:axis>
          <chart:axis chart:dimension="y" chart:name="primary-y" chart:style-name="ch8">
            <chart:title svg:x="0.13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Цикл.G26:Цикл.G29" chart:label-cell-address="Atomic.B2:Atomic.B2" chart:class="chart:scatter">
            <chart:domain table:cell-range-address="Цикл.C26:Цикл.C29"/>
            <chart:data-point chart:repeated="4"/>
          </chart:series>
          <chart:series chart:style-name="ch11" chart:values-cell-range-address="Цикл.G30:Цикл.G33" chart:label-cell-address="Atomic.B6:Atomic.B6" chart:class="chart:scatter">
            <chart:domain table:cell-range-address="Цикл.C30:Цикл.C33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vidia GeForce GT 730M</text:p>
                <draw:g>
                  <svg:desc>Atomic.B2:Atomic.B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Intel HD Graphics 4400</text:p>
                <draw:g>
                  <svg:desc>Atomic.B6:Atomic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Цикл.C26:Цикл.C29</svg:desc>
                </draw:g>
              </table:table-cell>
              <table:table-cell office:value-type="float" office:value="66385.952">
                <text:p>66385.952</text:p>
                <draw:g>
                  <svg:desc>Цикл.G26:Цикл.G29</svg:desc>
                </draw:g>
              </table:table-cell>
              <table:table-cell office:value-type="float" office:value="1">
                <text:p>1</text:p>
                <draw:g>
                  <svg:desc>Цикл.C30:Цикл.C33</svg:desc>
                </draw:g>
              </table:table-cell>
              <table:table-cell office:value-type="float" office:value="29872.879">
                <text:p>29872.879</text:p>
                <draw:g>
                  <svg:desc>Цикл.G30:Цикл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856.576">
                <text:p>17856.576</text:p>
              </table:table-cell>
              <table:table-cell office:value-type="float" office:value="2">
                <text:p>2</text:p>
              </table:table-cell>
              <table:table-cell office:value-type="float" office:value="29190.96">
                <text:p>2919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622.496">
                <text:p>41622.496</text:p>
              </table:table-cell>
              <table:table-cell office:value-type="float" office:value="3">
                <text:p>3</text:p>
              </table:table-cell>
              <table:table-cell office:value-type="float" office:value="14528.48">
                <text:p>14528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4086.144">
                <text:p>114086.144</text:p>
              </table:table-cell>
              <table:table-cell office:value-type="float" office:value="4">
                <text:p>4</text:p>
              </table:table-cell>
              <table:table-cell office:value-type="float" office:value="44452.878">
                <text:p>44452.87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8.441cm" xlink:href=".." xlink:type="simple" chart:class="chart:scatter" chart:style-name="ch1">
        <chart:title svg:x="5.541cm" svg:y="0.304cm" chart:style-name="ch2">
          <text:p>A [400,400], B[400, 400]</text:p>
        </chart:title>
        <chart:legend svg:x="11.874cm" svg:y="3.507cm" style:legend-expansion="custom" chartooo:width="3.612cm" chartooo:height="2.011cm" style:legend-expansion-aspect-ratio="1.79612133267031" chart:style-name="ch3"/>
        <chart:plot-area chart:style-name="ch4" table:cell-range-address="Цикл.C34:Цикл.C37 Atomic.B2:Atomic.B2 Цикл.G34:Цикл.G41 Atomic.B6:Atomic.B6" chart:data-source-has-labels="row" svg:x="1.078cm" svg:y="1.082cm" svg:width="10.294cm" svg:height="6.777cm">
          <chartooo:coordinate-region svg:x="2.44cm" svg:y="1.281cm" svg:width="8.838cm" svg:height="5.931cm"/>
          <chart:axis chart:dimension="x" chart:name="primary-x" chart:style-name="ch5">
            <chart:title svg:x="5.39cm" svg:y="7.796cm" chart:style-name="ch6">
              <text:p>Kernel ID</text:p>
            </chart:title>
            <chart:grid chart:style-name="ch7" chart:class="major"/>
          </chart:axis>
          <chart:axis chart:dimension="y" chart:name="primary-y" chart:style-name="ch8">
            <chart:title svg:x="0.132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Цикл.G34:Цикл.G37" chart:label-cell-address="Atomic.B2:Atomic.B2" chart:class="chart:scatter">
            <chart:domain table:cell-range-address="Цикл.C34:Цикл.C37"/>
            <chart:data-point chart:repeated="4"/>
          </chart:series>
          <chart:series chart:style-name="ch11" chart:values-cell-range-address="Цикл.G38:Цикл.G41" chart:label-cell-address="Atomic.B6:Atomic.B6" chart:class="chart:scatter">
            <chart:domain table:cell-range-address="Цикл.C38:Цикл.C4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vidia GeForce GT 730M</text:p>
                <draw:g>
                  <svg:desc>Atomic.B2:Atomic.B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Intel HD Graphics 4400</text:p>
                <draw:g>
                  <svg:desc>Atomic.B6:Atomic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Цикл.C34:Цикл.C37</svg:desc>
                </draw:g>
              </table:table-cell>
              <table:table-cell office:value-type="float" office:value="138984.448">
                <text:p>138984.448</text:p>
                <draw:g>
                  <svg:desc>Цикл.G34:Цикл.G37</svg:desc>
                </draw:g>
              </table:table-cell>
              <table:table-cell office:value-type="float" office:value="1">
                <text:p>1</text:p>
                <draw:g>
                  <svg:desc>Цикл.C38:Цикл.C41</svg:desc>
                </draw:g>
              </table:table-cell>
              <table:table-cell office:value-type="float" office:value="73485.12">
                <text:p>73485.12</text:p>
                <draw:g>
                  <svg:desc>Цикл.G38:Цикл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481.6">
                <text:p>51481.6</text:p>
              </table:table-cell>
              <table:table-cell office:value-type="float" office:value="2">
                <text:p>2</text:p>
              </table:table-cell>
              <table:table-cell office:value-type="float" office:value="50023.36">
                <text:p>50023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5330.304">
                <text:p>95330.304</text:p>
              </table:table-cell>
              <table:table-cell office:value-type="float" office:value="3">
                <text:p>3</text:p>
              </table:table-cell>
              <table:table-cell office:value-type="float" office:value="35497.12">
                <text:p>35497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6600.864">
                <text:p>276600.864</text:p>
              </table:table-cell>
              <table:table-cell office:value-type="float" office:value="4">
                <text:p>4</text:p>
              </table:table-cell>
              <table:table-cell office:value-type="float" office:value="106154.8">
                <text:p>106154.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." xlink:type="simple" chart:class="chart:scatter" chart:style-name="ch1">
        <chart:title svg:x="5.535cm" svg:y="0.304cm" chart:style-name="ch2">
          <text:p>A [500,500], B[500, 500]</text:p>
        </chart:title>
        <chart:legend svg:x="11.98cm" svg:y="3.507cm" style:legend-expansion="custom" chartooo:width="3.506cm" chartooo:height="2.011cm" style:legend-expansion-aspect-ratio="1.74341123818996" chart:style-name="ch3"/>
        <chart:plot-area chart:style-name="ch4" table:cell-range-address="Цикл.C42:Цикл.C45 Atomic.B2:Atomic.B2 Цикл.G42:Цикл.G49 Atomic.B6:Atomic.B6" chart:data-source-has-labels="row" svg:x="1.077cm" svg:y="1.082cm" svg:width="10.286cm" svg:height="6.776cm">
          <chartooo:coordinate-region svg:x="2.439cm" svg:y="1.281cm" svg:width="8.83cm" svg:height="5.93cm"/>
          <chart:axis chart:dimension="x" chart:name="primary-x" chart:style-name="ch5">
            <chart:title svg:x="5.385cm" svg:y="7.795cm" chart:style-name="ch6">
              <text:p>Kernel ID</text:p>
            </chart:title>
            <chart:grid chart:style-name="ch7" chart:class="major"/>
          </chart:axis>
          <chart:axis chart:dimension="y" chart:name="primary-y" chart:style-name="ch8">
            <chart:title svg:x="0.135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Цикл.G42:Цикл.G45" chart:label-cell-address="Atomic.B2:Atomic.B2" chart:class="chart:scatter">
            <chart:domain table:cell-range-address="Цикл.C42:Цикл.C45"/>
            <chart:data-point chart:repeated="4"/>
          </chart:series>
          <chart:series chart:style-name="ch11" chart:values-cell-range-address="Цикл.G46:Цикл.G49" chart:label-cell-address="Atomic.B6:Atomic.B6" chart:class="chart:scatter">
            <chart:domain table:cell-range-address="Цикл.C46:Цикл.C49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vidia GeForce GT 730M</text:p>
                <draw:g>
                  <svg:desc>Atomic.B2:Atomic.B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Intel HD Graphics 4400</text:p>
                <draw:g>
                  <svg:desc>Atomic.B6:Atomic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Цикл.C42:Цикл.C45</svg:desc>
                </draw:g>
              </table:table-cell>
              <table:table-cell office:value-type="float" office:value="211808.288">
                <text:p>211808.288</text:p>
                <draw:g>
                  <svg:desc>Цикл.G42:Цикл.G45</svg:desc>
                </draw:g>
              </table:table-cell>
              <table:table-cell office:value-type="float" office:value="1">
                <text:p>1</text:p>
                <draw:g>
                  <svg:desc>Цикл.C46:Цикл.C49</svg:desc>
                </draw:g>
              </table:table-cell>
              <table:table-cell office:value-type="float" office:value="135067.76">
                <text:p>135067.76</text:p>
                <draw:g>
                  <svg:desc>Цикл.G46:Цикл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2360.32">
                <text:p>82360.32</text:p>
              </table:table-cell>
              <table:table-cell office:value-type="float" office:value="2">
                <text:p>2</text:p>
              </table:table-cell>
              <table:table-cell office:value-type="float" office:value="81471.12">
                <text:p>81471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8112.129">
                <text:p>168112.129</text:p>
              </table:table-cell>
              <table:table-cell office:value-type="float" office:value="3">
                <text:p>3</text:p>
              </table:table-cell>
              <table:table-cell office:value-type="float" office:value="66905.36">
                <text:p>66905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80192.801">
                <text:p>580192.801</text:p>
              </table:table-cell>
              <table:table-cell office:value-type="float" office:value="4">
                <text:p>4</text:p>
              </table:table-cell>
              <table:table-cell office:value-type="float" office:value="197645.2">
                <text:p>197645.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." xlink:type="simple" chart:class="chart:scatter" chart:style-name="ch1">
        <chart:title svg:x="5.535cm" svg:y="0.304cm" chart:style-name="ch2">
          <text:p>A [600,600], B[600, 600]</text:p>
        </chart:title>
        <chart:legend svg:x="12.313cm" svg:y="3.507cm" style:legend-expansion="custom" chartooo:width="3.506cm" chartooo:height="2.011cm" style:legend-expansion-aspect-ratio="1.74341123818996" chart:style-name="ch3"/>
        <chart:plot-area chart:style-name="ch4" table:cell-range-address="Цикл.C50:Цикл.C53 Atomic.B2:Atomic.B2 Цикл.G50:Цикл.G57 Atomic.B6:Atomic.B6" chart:data-source-has-labels="row" svg:x="1.383cm" svg:y="1.08cm" svg:width="10.614cm" svg:height="6.773cm">
          <chartooo:coordinate-region svg:x="2.745cm" svg:y="1.279cm" svg:width="9.158cm" svg:height="5.927cm"/>
          <chart:axis chart:dimension="x" chart:name="primary-x" chart:style-name="ch5">
            <chart:title svg:x="5.855cm" svg:y="7.795cm" chart:style-name="ch6">
              <text:p>Kernel ID</text:p>
            </chart:title>
            <chart:grid chart:style-name="ch7" chart:class="major"/>
          </chart:axis>
          <chart:axis chart:dimension="y" chart:name="primary-y" chart:style-name="ch8">
            <chart:title svg:x="0.137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Цикл.G50:Цикл.G53" chart:label-cell-address="Atomic.B2:Atomic.B2" chart:class="chart:scatter">
            <chart:domain table:cell-range-address="Цикл.C50:Цикл.C53"/>
            <chart:data-point chart:repeated="4"/>
          </chart:series>
          <chart:series chart:style-name="ch11" chart:values-cell-range-address="Цикл.G54:Цикл.G57" chart:label-cell-address="Atomic.B6:Atomic.B6" chart:class="chart:scatter">
            <chart:domain table:cell-range-address="Цикл.C54:Цикл.C57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vidia GeForce GT 730M</text:p>
                <draw:g>
                  <svg:desc>Atomic.B2:Atomic.B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Intel HD Graphics 4400</text:p>
                <draw:g>
                  <svg:desc>Atomic.B6:Atomic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Цикл.C50:Цикл.C53</svg:desc>
                </draw:g>
              </table:table-cell>
              <table:table-cell office:value-type="float" office:value="536007.681">
                <text:p>536007.681</text:p>
                <draw:g>
                  <svg:desc>Цикл.G50:Цикл.G53</svg:desc>
                </draw:g>
              </table:table-cell>
              <table:table-cell office:value-type="float" office:value="1">
                <text:p>1</text:p>
                <draw:g>
                  <svg:desc>Цикл.C54:Цикл.C57</svg:desc>
                </draw:g>
              </table:table-cell>
              <table:table-cell office:value-type="float" office:value="150709.121">
                <text:p>150709.121</text:p>
                <draw:g>
                  <svg:desc>Цикл.G54:Цикл.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5116.065">
                <text:p>115116.065</text:p>
              </table:table-cell>
              <table:table-cell office:value-type="float" office:value="2">
                <text:p>2</text:p>
              </table:table-cell>
              <table:table-cell office:value-type="float" office:value="119203.601">
                <text:p>119203.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2647.969">
                <text:p>292647.969</text:p>
              </table:table-cell>
              <table:table-cell office:value-type="float" office:value="3">
                <text:p>3</text:p>
              </table:table-cell>
              <table:table-cell office:value-type="float" office:value="116401.76">
                <text:p>116401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23621.692">
                <text:p>823621.692</text:p>
              </table:table-cell>
              <table:table-cell office:value-type="float" office:value="4">
                <text:p>4</text:p>
              </table:table-cell>
              <table:table-cell office:value-type="float" office:value="342136.065">
                <text:p>342136.06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." xlink:type="simple" chart:class="chart:scatter" chart:style-name="ch1">
        <chart:title svg:x="5.535cm" svg:y="0.304cm" chart:style-name="ch2">
          <text:p>A [700,700], B[700, 700]</text:p>
        </chart:title>
        <chart:legend svg:x="12.313cm" svg:y="3.507cm" style:legend-expansion="custom" chartooo:width="3.506cm" chartooo:height="2.011cm" style:legend-expansion-aspect-ratio="1.74341123818996" chart:style-name="ch3"/>
        <chart:plot-area chart:style-name="ch4" table:cell-range-address="Цикл.C58:Цикл.C61 Atomic.B2:Atomic.B2 Цикл.G58:Цикл.G65 Atomic.B6:Atomic.B6" chart:data-source-has-labels="row" svg:x="1.198cm" svg:y="1.08cm" svg:width="10.799cm" svg:height="6.773cm">
          <chartooo:coordinate-region svg:x="2.745cm" svg:y="1.279cm" svg:width="9.158cm" svg:height="5.927cm"/>
          <chart:axis chart:dimension="x" chart:name="primary-x" chart:style-name="ch5">
            <chart:title svg:x="5.762cm" svg:y="7.795cm" chart:style-name="ch6">
              <text:p>Kernel ID</text:p>
            </chart:title>
            <chart:grid chart:style-name="ch7" chart:class="major"/>
          </chart:axis>
          <chart:axis chart:dimension="y" chart:name="primary-y" chart:style-name="ch8">
            <chart:title svg:x="0.139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Цикл.G58:Цикл.G61" chart:label-cell-address="Atomic.B2:Atomic.B2" chart:class="chart:scatter">
            <chart:domain table:cell-range-address="Цикл.C58:Цикл.C61"/>
            <chart:data-point chart:repeated="4"/>
          </chart:series>
          <chart:series chart:style-name="ch11" chart:values-cell-range-address="Цикл.G62:Цикл.G65" chart:label-cell-address="Atomic.B6:Atomic.B6" chart:class="chart:scatter">
            <chart:domain table:cell-range-address="Цикл.C62:Цикл.C6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vidia GeForce GT 730M</text:p>
                <draw:g>
                  <svg:desc>Atomic.B2:Atomic.B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Intel HD Graphics 4400</text:p>
                <draw:g>
                  <svg:desc>Atomic.B6:Atomic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Цикл.C58:Цикл.C61</svg:desc>
                </draw:g>
              </table:table-cell>
              <table:table-cell office:value-type="float" office:value="552663.041">
                <text:p>552663.041</text:p>
                <draw:g>
                  <svg:desc>Цикл.G58:Цикл.G61</svg:desc>
                </draw:g>
              </table:table-cell>
              <table:table-cell office:value-type="float" office:value="1">
                <text:p>1</text:p>
                <draw:g>
                  <svg:desc>Цикл.C62:Цикл.C65</svg:desc>
                </draw:g>
              </table:table-cell>
              <table:table-cell office:value-type="float" office:value="232232.32">
                <text:p>232232.32</text:p>
                <draw:g>
                  <svg:desc>Цикл.G62:Цикл.G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7979.007">
                <text:p>167979.007</text:p>
              </table:table-cell>
              <table:table-cell office:value-type="float" office:value="2">
                <text:p>2</text:p>
              </table:table-cell>
              <table:table-cell office:value-type="float" office:value="171931.84">
                <text:p>171931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90871.841">
                <text:p>490871.841</text:p>
              </table:table-cell>
              <table:table-cell office:value-type="float" office:value="3">
                <text:p>3</text:p>
              </table:table-cell>
              <table:table-cell office:value-type="float" office:value="183538.88">
                <text:p>183538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51216.152">
                <text:p>1351216.152</text:p>
              </table:table-cell>
              <table:table-cell office:value-type="float" office:value="4">
                <text:p>4</text:p>
              </table:table-cell>
              <table:table-cell office:value-type="float" office:value="537657.68">
                <text:p>537657.6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4cm" svg:height="8.917cm" xlink:href=".." xlink:type="simple" chart:class="chart:scatter" chart:style-name="ch1">
        <chart:title svg:x="6.032cm" svg:y="0.314cm" chart:style-name="ch2">
          <text:p>A [10,10], B[10, 10]</text:p>
        </chart:title>
        <chart:legend svg:x="11.894cm" svg:y="3.705cm" style:legend-expansion="custom" chartooo:width="3.782cm" chartooo:height="2.125cm" style:legend-expansion-aspect-ratio="1.77976470588235" chart:style-name="ch3"/>
        <chart:plot-area chart:style-name="ch4" table:cell-range-address="Цикл.A2:Цикл.A2 Цикл.C2:Цикл.C5 Atomic.B2:Atomic.B2 Цикл.G2:Цикл.G9 Atomic.B6:Atomic.B6" chart:data-source-has-labels="both" svg:x="0.907cm" svg:y="1.157cm" svg:width="10.488cm" svg:height="7.115cm">
          <chartooo:coordinate-region svg:x="1.714cm" svg:y="1.356cm" svg:width="9.587cm" svg:height="6.269cm"/>
          <chart:axis chart:dimension="x" chart:name="primary-x" chart:style-name="ch5" chartooo:axis-type="auto">
            <chart:title svg:x="5.316cm" svg:y="8.272cm" chart:style-name="ch6">
              <text:p>Kernel ID</text:p>
            </chart:title>
            <chart:categories table:cell-range-address="Цикл.A2:Цикл.A2"/>
            <chart:grid chart:style-name="ch7" chart:class="major"/>
          </chart:axis>
          <chart:axis chart:dimension="y" chart:name="primary-y" chart:style-name="ch8">
            <chart:title svg:x="0.127cm" svg:y="6.194cm" chart:style-name="ch9">
              <text:p>Device Time (μs)</text:p>
            </chart:title>
            <chart:grid chart:style-name="ch7" chart:class="major"/>
          </chart:axis>
          <chart:series chart:style-name="ch10" chart:values-cell-range-address="Цикл.G2:Цикл.G5" chart:label-cell-address="Atomic.B2:Atomic.B2" chart:class="chart:scatter">
            <chart:domain table:cell-range-address="Цикл.C2:Цикл.C5"/>
            <chart:data-point chart:repeated="4"/>
          </chart:series>
          <chart:series chart:style-name="ch11" chart:values-cell-range-address="Цикл.G6:Цикл.G9" chart:label-cell-address="Atomic.B6:Atomic.B6" chart:class="chart:scatter">
            <chart:domain table:cell-range-address="Цикл.C6:Цикл.C9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vidia GeForce GT 730M</text:p>
                <draw:g>
                  <svg:desc>Atomic.B2:Atomic.B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Intel HD Graphics 4400</text:p>
                <draw:g>
                  <svg:desc>Atomic.B6:Atomic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[10,10], B[10, 10]</text:p>
                <draw:g>
                  <svg:desc>Цикл.A2:Цикл.A2</svg:desc>
                </draw:g>
              </table:table-cell>
              <table:table-cell office:value-type="float" office:value="1">
                <text:p>1</text:p>
                <draw:g>
                  <svg:desc>Цикл.C2:Цикл.C5</svg:desc>
                </draw:g>
              </table:table-cell>
              <table:table-cell office:value-type="float" office:value="32.736">
                <text:p>32.736</text:p>
                <draw:g>
                  <svg:desc>Цикл.G2:Цикл.G5</svg:desc>
                </draw:g>
              </table:table-cell>
              <table:table-cell office:value-type="float" office:value="1">
                <text:p>1</text:p>
                <draw:g>
                  <svg:desc>Цикл.C6:Цикл.C9</svg:desc>
                </draw:g>
              </table:table-cell>
              <table:table-cell office:value-type="float" office:value="32.08">
                <text:p>32.08</text:p>
                <draw:g>
                  <svg:desc>Цикл.G6:Цикл.G9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9.728">
                <text:p>29.728</text:p>
              </table:table-cell>
              <table:table-cell office:value-type="float" office:value="2">
                <text:p>2</text:p>
              </table:table-cell>
              <table:table-cell office:value-type="float" office:value="36.48">
                <text:p>36.4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0.272">
                <text:p>10.272</text:p>
              </table:table-cell>
              <table:table-cell office:value-type="float" office:value="3">
                <text:p>3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38.368">
                <text:p>138.368</text:p>
              </table:table-cell>
              <table:table-cell office:value-type="float" office:value="4">
                <text:p>4</text:p>
              </table:table-cell>
              <table:table-cell office:value-type="float" office:value="47.2">
                <text:p>47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." xlink:type="simple" chart:class="chart:scatter" chart:style-name="ch1">
        <chart:title svg:x="5.535cm" svg:y="0.304cm" chart:style-name="ch2">
          <text:p>A [800,800], B[800, 800]</text:p>
        </chart:title>
        <chart:legend svg:x="12.313cm" svg:y="3.507cm" style:legend-expansion="custom" chartooo:width="3.506cm" chartooo:height="2.011cm" style:legend-expansion-aspect-ratio="1.74341123818996" chart:style-name="ch3"/>
        <chart:plot-area chart:style-name="ch4" table:cell-range-address="Цикл.C66:Цикл.C69 Atomic.B2:Atomic.B2 Цикл.G66:Цикл.G73 Atomic.B6:Atomic.B6" chart:data-source-has-labels="row" svg:x="1.198cm" svg:y="1.08cm" svg:width="10.799cm" svg:height="6.773cm">
          <chartooo:coordinate-region svg:x="2.745cm" svg:y="1.279cm" svg:width="9.158cm" svg:height="5.927cm"/>
          <chart:axis chart:dimension="x" chart:name="primary-x" chart:style-name="ch5">
            <chart:title svg:x="5.762cm" svg:y="7.795cm" chart:style-name="ch6">
              <text:p>Kernel ID</text:p>
            </chart:title>
            <chart:grid chart:style-name="ch7" chart:class="major"/>
          </chart:axis>
          <chart:axis chart:dimension="y" chart:name="primary-y" chart:style-name="ch8">
            <chart:title svg:x="0.141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Цикл.G66:Цикл.G69" chart:label-cell-address="Atomic.B2:Atomic.B2" chart:class="chart:scatter">
            <chart:domain table:cell-range-address="Цикл.C66:Цикл.C69"/>
            <chart:data-point chart:repeated="4"/>
          </chart:series>
          <chart:series chart:style-name="ch11" chart:values-cell-range-address="Цикл.G70:Цикл.G73" chart:label-cell-address="Atomic.B6:Atomic.B6" chart:class="chart:scatter">
            <chart:domain table:cell-range-address="Цикл.C70:Цикл.C73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vidia GeForce GT 730M</text:p>
                <draw:g>
                  <svg:desc>Atomic.B2:Atomic.B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Intel HD Graphics 4400</text:p>
                <draw:g>
                  <svg:desc>Atomic.B6:Atomic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Цикл.C66:Цикл.C69</svg:desc>
                </draw:g>
              </table:table-cell>
              <table:table-cell office:value-type="float" office:value="900703.104">
                <text:p>900703.104</text:p>
                <draw:g>
                  <svg:desc>Цикл.G66:Цикл.G69</svg:desc>
                </draw:g>
              </table:table-cell>
              <table:table-cell office:value-type="float" office:value="1">
                <text:p>1</text:p>
                <draw:g>
                  <svg:desc>Цикл.C70:Цикл.C73</svg:desc>
                </draw:g>
              </table:table-cell>
              <table:table-cell office:value-type="float" office:value="349299.76">
                <text:p>349299.76</text:p>
                <draw:g>
                  <svg:desc>Цикл.G70:Цикл.G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5585.28">
                <text:p>225585.28</text:p>
              </table:table-cell>
              <table:table-cell office:value-type="float" office:value="2">
                <text:p>2</text:p>
              </table:table-cell>
              <table:table-cell office:value-type="float" office:value="210231.2">
                <text:p>21023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98834.944">
                <text:p>698834.944</text:p>
              </table:table-cell>
              <table:table-cell office:value-type="float" office:value="3">
                <text:p>3</text:p>
              </table:table-cell>
              <table:table-cell office:value-type="float" office:value="433830">
                <text:p>433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52644.224">
                <text:p>1852644.224</text:p>
              </table:table-cell>
              <table:table-cell office:value-type="float" office:value="4">
                <text:p>4</text:p>
              </table:table-cell>
              <table:table-cell office:value-type="float" office:value="1078306.585">
                <text:p>1078306.58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." xlink:type="simple" chart:class="chart:scatter" chart:style-name="ch1">
        <chart:title svg:x="5.535cm" svg:y="0.304cm" chart:style-name="ch2">
          <text:p>A [900,900], B[900, 900]</text:p>
        </chart:title>
        <chart:legend svg:x="12.313cm" svg:y="3.507cm" style:legend-expansion="custom" chartooo:width="3.506cm" chartooo:height="2.011cm" style:legend-expansion-aspect-ratio="1.74341123818996" chart:style-name="ch3"/>
        <chart:plot-area chart:style-name="ch4" table:cell-range-address="Цикл.C74:Цикл.C77 Atomic.B2:Atomic.B2 Цикл.G74:Цикл.G81 Atomic.B6:Atomic.B6" chart:data-source-has-labels="row" svg:x="1.198cm" svg:y="1.08cm" svg:width="10.799cm" svg:height="6.773cm">
          <chartooo:coordinate-region svg:x="2.745cm" svg:y="1.279cm" svg:width="9.158cm" svg:height="5.927cm"/>
          <chart:axis chart:dimension="x" chart:name="primary-x" chart:style-name="ch5">
            <chart:title svg:x="5.762cm" svg:y="7.795cm" chart:style-name="ch6">
              <text:p>Kernel ID</text:p>
            </chart:title>
            <chart:grid chart:style-name="ch7" chart:class="major"/>
          </chart:axis>
          <chart:axis chart:dimension="y" chart:name="primary-y" chart:style-name="ch8">
            <chart:title svg:x="0.142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Цикл.G74:Цикл.G77" chart:label-cell-address="Atomic.B2:Atomic.B2" chart:class="chart:scatter">
            <chart:domain table:cell-range-address="Цикл.C74:Цикл.C77"/>
            <chart:data-point chart:repeated="4"/>
          </chart:series>
          <chart:series chart:style-name="ch11" chart:values-cell-range-address="Цикл.G78:Цикл.G81" chart:label-cell-address="Atomic.B6:Atomic.B6" chart:class="chart:scatter">
            <chart:domain table:cell-range-address="Цикл.C78:Цикл.C8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vidia GeForce GT 730M</text:p>
                <draw:g>
                  <svg:desc>Atomic.B2:Atomic.B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Intel HD Graphics 4400</text:p>
                <draw:g>
                  <svg:desc>Atomic.B6:Atomic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Цикл.C74:Цикл.C77</svg:desc>
                </draw:g>
              </table:table-cell>
              <table:table-cell office:value-type="float" office:value="1139079.136">
                <text:p>1139079.136</text:p>
                <draw:g>
                  <svg:desc>Цикл.G74:Цикл.G77</svg:desc>
                </draw:g>
              </table:table-cell>
              <table:table-cell office:value-type="float" office:value="1">
                <text:p>1</text:p>
                <draw:g>
                  <svg:desc>Цикл.C78:Цикл.C81</svg:desc>
                </draw:g>
              </table:table-cell>
              <table:table-cell office:value-type="float" office:value="482743.6">
                <text:p>482743.6</text:p>
                <draw:g>
                  <svg:desc>Цикл.G78:Цикл.G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1587.52">
                <text:p>301587.52</text:p>
              </table:table-cell>
              <table:table-cell office:value-type="float" office:value="2">
                <text:p>2</text:p>
              </table:table-cell>
              <table:table-cell office:value-type="float" office:value="301836.48">
                <text:p>301836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87122.72">
                <text:p>987122.72</text:p>
              </table:table-cell>
              <table:table-cell office:value-type="float" office:value="3">
                <text:p>3</text:p>
              </table:table-cell>
              <table:table-cell office:value-type="float" office:value="389424.864">
                <text:p>389424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13204.608">
                <text:p>2713204.608</text:p>
              </table:table-cell>
              <table:table-cell office:value-type="float" office:value="4">
                <text:p>4</text:p>
              </table:table-cell>
              <table:table-cell office:value-type="float" office:value="1266682.16">
                <text:p>1266682.1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." xlink:type="simple" chart:class="chart:scatter" chart:style-name="ch1">
        <chart:title svg:x="5.059cm" svg:y="0.304cm" chart:style-name="ch2">
          <text:p>A [1000,1000], B[1000, 1000]</text:p>
        </chart:title>
        <chart:legend svg:x="12.313cm" svg:y="3.507cm" style:legend-expansion="custom" chartooo:width="3.506cm" chartooo:height="2.011cm" style:legend-expansion-aspect-ratio="1.74341123818996" chart:style-name="ch3"/>
        <chart:plot-area chart:style-name="ch4" table:cell-range-address="Цикл.C82:Цикл.C85 Atomic.B2:Atomic.B2 Цикл.G82:Цикл.G89 Atomic.B6:Atomic.B6" chart:data-source-has-labels="row" svg:x="1.198cm" svg:y="1.08cm" svg:width="10.799cm" svg:height="6.773cm">
          <chartooo:coordinate-region svg:x="2.745cm" svg:y="1.279cm" svg:width="9.158cm" svg:height="5.927cm"/>
          <chart:axis chart:dimension="x" chart:name="primary-x" chart:style-name="ch5">
            <chart:title svg:x="5.762cm" svg:y="7.795cm" chart:style-name="ch6">
              <text:p>Kernel ID</text:p>
            </chart:title>
            <chart:grid chart:style-name="ch7" chart:class="major"/>
          </chart:axis>
          <chart:axis chart:dimension="y" chart:name="primary-y" chart:style-name="ch8">
            <chart:title svg:x="0.144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Цикл.G82:Цикл.G85" chart:label-cell-address="Atomic.B2:Atomic.B2" chart:class="chart:scatter">
            <chart:domain table:cell-range-address="Цикл.C82:Цикл.C85"/>
            <chart:data-point chart:repeated="4"/>
          </chart:series>
          <chart:series chart:style-name="ch11" chart:values-cell-range-address="Цикл.G86:Цикл.G89" chart:label-cell-address="Atomic.B6:Atomic.B6" chart:class="chart:scatter">
            <chart:domain table:cell-range-address="Цикл.C86:Цикл.C89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Nvidia GeForce GT 730M</text:p>
                <draw:g>
                  <svg:desc>Atomic.B2:Atomic.B2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>Intel HD Graphics 4400</text:p>
                <draw:g>
                  <svg:desc>Atomic.B6:Atomic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Цикл.C82:Цикл.C85</svg:desc>
                </draw:g>
              </table:table-cell>
              <table:table-cell office:value-type="float" office:value="1413881.792">
                <text:p>1413881.792</text:p>
                <draw:g>
                  <svg:desc>Цикл.G82:Цикл.G85</svg:desc>
                </draw:g>
              </table:table-cell>
              <table:table-cell office:value-type="float" office:value="1">
                <text:p>1</text:p>
                <draw:g>
                  <svg:desc>Цикл.C86:Цикл.C89</svg:desc>
                </draw:g>
              </table:table-cell>
              <table:table-cell office:value-type="float" office:value="750320.944">
                <text:p>750320.944</text:p>
                <draw:g>
                  <svg:desc>Цикл.G86:Цикл.G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7215.52">
                <text:p>387215.52</text:p>
              </table:table-cell>
              <table:table-cell office:value-type="float" office:value="2">
                <text:p>2</text:p>
              </table:table-cell>
              <table:table-cell office:value-type="float" office:value="389655.216">
                <text:p>389655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79547.136">
                <text:p>1379547.136</text:p>
              </table:table-cell>
              <table:table-cell office:value-type="float" office:value="3">
                <text:p>3</text:p>
              </table:table-cell>
              <table:table-cell office:value-type="float" office:value="569933.76">
                <text:p>569933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01175.904">
                <text:p>3701175.904</text:p>
              </table:table-cell>
              <table:table-cell office:value-type="float" office:value="4">
                <text:p>4</text:p>
              </table:table-cell>
              <table:table-cell office:value-type="float" office:value="1715306.528">
                <text:p>1715306.52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9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8.493cm" xlink:href="." xlink:type="simple" chart:class="chart:scatter" chart:style-name="ch1">
        <chart:title svg:x="5.541cm" svg:y="0.305cm" chart:style-name="ch2">
          <text:p>A [200,200], B[200, 200]</text:p>
        </chart:title>
        <chart:legend svg:x="11.874cm" svg:y="3.529cm" style:legend-expansion="custom" chartooo:width="3.612cm" chartooo:height="2.024cm" style:legend-expansion-aspect-ratio="1.78458498023715" chart:style-name="ch3"/>
        <chart:plot-area chart:style-name="ch4" chart:data-source-has-labels="both" svg:x="1.108cm" svg:y="1.093cm" svg:width="10.267cm" svg:height="6.816cm">
          <chartooo:coordinate-region svg:x="2.47cm" svg:y="1.292cm" svg:width="8.811cm" svg:height="5.97cm"/>
          <chart:axis chart:dimension="x" chart:name="primary-x" chart:style-name="ch5" chartooo:axis-type="auto">
            <chart:title svg:x="5.406cm" svg:y="7.848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26cm" svg:y="5.886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702.88">
                <text:p>33702.88</text:p>
              </table:table-cell>
              <table:table-cell office:value-type="float" office:value="1">
                <text:p>1</text:p>
              </table:table-cell>
              <table:table-cell office:value-type="float" office:value="12139.681">
                <text:p>12139.6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319.584">
                <text:p>7319.584</text:p>
              </table:table-cell>
              <table:table-cell office:value-type="float" office:value="2">
                <text:p>2</text:p>
              </table:table-cell>
              <table:table-cell office:value-type="float" office:value="12712.64">
                <text:p>12712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32.064">
                <text:p>12332.064</text:p>
              </table:table-cell>
              <table:table-cell office:value-type="float" office:value="3">
                <text:p>3</text:p>
              </table:table-cell>
              <table:table-cell office:value-type="float" office:value="4317.199">
                <text:p>4317.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38644.192">
                <text:p>738644.192</text:p>
              </table:table-cell>
              <table:table-cell office:value-type="float" office:value="4">
                <text:p>4</text:p>
              </table:table-cell>
              <table:table-cell office:value-type="float" office:value="247585.679">
                <text:p>247585.6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8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58cm" svg:height="8.467cm" xlink:href="." xlink:type="simple" chart:class="chart:scatter" chart:style-name="ch1">
        <chart:title svg:x="5.564cm" svg:y="0.305cm" chart:style-name="ch2">
          <text:p>A [100,100], B[100, 100]</text:p>
        </chart:title>
        <chart:legend svg:x="11.907cm" svg:y="3.518cm" style:legend-expansion="custom" chartooo:width="3.624cm" chartooo:height="2.018cm" style:legend-expansion-aspect-ratio="1.79583746283449" chart:style-name="ch3"/>
        <chart:plot-area chart:style-name="ch4" chart:data-source-has-labels="both" svg:x="1.086cm" svg:y="1.087cm" svg:width="10.319cm" svg:height="6.796cm">
          <chartooo:coordinate-region svg:x="2.448cm" svg:y="1.286cm" svg:width="8.863cm" svg:height="5.95cm"/>
          <chart:axis chart:dimension="x" chart:name="primary-x" chart:style-name="ch5" chartooo:axis-type="auto">
            <chart:title svg:x="5.41cm" svg:y="7.822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3cm" svg:y="5.868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136.384">
                <text:p>5136.384</text:p>
              </table:table-cell>
              <table:table-cell office:value-type="float" office:value="1">
                <text:p>1</text:p>
              </table:table-cell>
              <table:table-cell office:value-type="float" office:value="2623.68">
                <text:p>2623.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65.823">
                <text:p>1865.823</text:p>
              </table:table-cell>
              <table:table-cell office:value-type="float" office:value="2">
                <text:p>2</text:p>
              </table:table-cell>
              <table:table-cell office:value-type="float" office:value="2389.52">
                <text:p>238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29.184">
                <text:p>1629.184</text:p>
              </table:table-cell>
              <table:table-cell office:value-type="float" office:value="3">
                <text:p>3</text:p>
              </table:table-cell>
              <table:table-cell office:value-type="float" office:value="589.36">
                <text:p>589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8886.209">
                <text:p>108886.209</text:p>
              </table:table-cell>
              <table:table-cell office:value-type="float" office:value="4">
                <text:p>4</text:p>
              </table:table-cell>
              <table:table-cell office:value-type="float" office:value="20035.28">
                <text:p>20035.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8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aximum="2500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" xlink:type="simple" chart:class="chart:scatter" chart:style-name="ch1">
        <chart:title svg:x="5.535cm" svg:y="0.304cm" chart:style-name="ch2">
          <text:p>A [300,300], B[300, 300]</text:p>
        </chart:title>
        <chart:legend svg:x="11.864cm" svg:y="3.507cm" style:legend-expansion="custom" chartooo:width="3.61cm" chartooo:height="2.011cm" style:legend-expansion-aspect-ratio="1.79512680258578" chart:style-name="ch3"/>
        <chart:plot-area chart:style-name="ch4" chart:data-source-has-labels="both" svg:x="0.892cm" svg:y="1.082cm" svg:width="10.472cm" svg:height="6.777cm">
          <chartooo:coordinate-region svg:x="2.439cm" svg:y="1.281cm" svg:width="8.831cm" svg:height="5.931cm"/>
          <chart:axis chart:dimension="x" chart:name="primary-x" chart:style-name="ch5" chartooo:axis-type="auto">
            <chart:title svg:x="5.293cm" svg:y="7.795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3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6295.841">
                <text:p>66295.841</text:p>
              </table:table-cell>
              <table:table-cell office:value-type="float" office:value="1">
                <text:p>1</text:p>
              </table:table-cell>
              <table:table-cell office:value-type="float" office:value="30137.599">
                <text:p>30137.5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865.856">
                <text:p>17865.856</text:p>
              </table:table-cell>
              <table:table-cell office:value-type="float" office:value="2">
                <text:p>2</text:p>
              </table:table-cell>
              <table:table-cell office:value-type="float" office:value="29345.36">
                <text:p>29345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628.737">
                <text:p>41628.737</text:p>
              </table:table-cell>
              <table:table-cell office:value-type="float" office:value="3">
                <text:p>3</text:p>
              </table:table-cell>
              <table:table-cell office:value-type="float" office:value="14536.879">
                <text:p>14536.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93993.31">
                <text:p>2393993.31</text:p>
              </table:table-cell>
              <table:table-cell office:value-type="float" office:value="4">
                <text:p>4</text:p>
              </table:table-cell>
              <table:table-cell office:value-type="float" office:value="1074724.096">
                <text:p>1074724.0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8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8.441cm" xlink:href="." xlink:type="simple" chart:class="chart:scatter" chart:style-name="ch1">
        <chart:title svg:x="5.541cm" svg:y="0.304cm" chart:style-name="ch2">
          <text:p>A [400,400], B[400, 400]</text:p>
        </chart:title>
        <chart:legend svg:x="11.874cm" svg:y="3.507cm" style:legend-expansion="custom" chartooo:width="3.612cm" chartooo:height="2.011cm" style:legend-expansion-aspect-ratio="1.79612133267031" chart:style-name="ch3"/>
        <chart:plot-area chart:style-name="ch4" chart:data-source-has-labels="both" svg:x="0.893cm" svg:y="1.082cm" svg:width="10.479cm" svg:height="6.777cm">
          <chartooo:coordinate-region svg:x="2.44cm" svg:y="1.281cm" svg:width="8.838cm" svg:height="5.931cm"/>
          <chart:axis chart:dimension="x" chart:name="primary-x" chart:style-name="ch5" chartooo:axis-type="auto">
            <chart:title svg:x="5.297cm" svg:y="7.796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32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9067.424">
                <text:p>139067.424</text:p>
              </table:table-cell>
              <table:table-cell office:value-type="float" office:value="1">
                <text:p>1</text:p>
              </table:table-cell>
              <table:table-cell office:value-type="float" office:value="75370.32">
                <text:p>75370.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674.144">
                <text:p>51674.144</text:p>
              </table:table-cell>
              <table:table-cell office:value-type="float" office:value="2">
                <text:p>2</text:p>
              </table:table-cell>
              <table:table-cell office:value-type="float" office:value="50142.561">
                <text:p>50142.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6647.169">
                <text:p>96647.169</text:p>
              </table:table-cell>
              <table:table-cell office:value-type="float" office:value="3">
                <text:p>3</text:p>
              </table:table-cell>
              <table:table-cell office:value-type="float" office:value="35626.56">
                <text:p>3562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563225.31">
                <text:p>5563225.31</text:p>
              </table:table-cell>
              <table:table-cell office:value-type="float" office:value="4">
                <text:p>4</text:p>
              </table:table-cell>
              <table:table-cell office:value-type="float" office:value="3288086.783">
                <text:p>3288086.7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8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" xlink:type="simple" chart:class="chart:scatter" chart:style-name="ch1">
        <chart:title svg:x="5.535cm" svg:y="0.304cm" chart:style-name="ch2">
          <text:p>A [500,500], B[500, 500]</text:p>
        </chart:title>
        <chart:legend svg:x="11.98cm" svg:y="3.507cm" style:legend-expansion="custom" chartooo:width="3.506cm" chartooo:height="2.011cm" style:legend-expansion-aspect-ratio="1.74341123818996" chart:style-name="ch3"/>
        <chart:plot-area chart:style-name="ch4" chart:data-source-has-labels="both" svg:x="0.706cm" svg:y="1.082cm" svg:width="10.657cm" svg:height="6.776cm">
          <chartooo:coordinate-region svg:x="2.439cm" svg:y="1.281cm" svg:width="8.83cm" svg:height="5.93cm"/>
          <chart:axis chart:dimension="x" chart:name="primary-x" chart:style-name="ch5" chartooo:axis-type="auto">
            <chart:title svg:x="5.199cm" svg:y="7.795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35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0551.232">
                <text:p>220551.232</text:p>
              </table:table-cell>
              <table:table-cell office:value-type="float" office:value="1">
                <text:p>1</text:p>
              </table:table-cell>
              <table:table-cell office:value-type="float" office:value="136744.08">
                <text:p>136744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3410.944">
                <text:p>83410.944</text:p>
              </table:table-cell>
              <table:table-cell office:value-type="float" office:value="2">
                <text:p>2</text:p>
              </table:table-cell>
              <table:table-cell office:value-type="float" office:value="81626.24">
                <text:p>81626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2788.833">
                <text:p>172788.833</text:p>
              </table:table-cell>
              <table:table-cell office:value-type="float" office:value="3">
                <text:p>3</text:p>
              </table:table-cell>
              <table:table-cell office:value-type="float" office:value="66930.56">
                <text:p>66930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945424.736">
                <text:p>10945424.736</text:p>
              </table:table-cell>
              <table:table-cell office:value-type="float" office:value="4">
                <text:p>4</text:p>
              </table:table-cell>
              <table:table-cell office:value-type="float" office:value="7658513.839">
                <text:p>7658513.8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8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" xlink:type="simple" chart:class="chart:scatter" chart:style-name="ch1">
        <chart:title svg:x="5.535cm" svg:y="0.304cm" chart:style-name="ch2">
          <text:p>A [600,600], B[600, 600]</text:p>
        </chart:title>
        <chart:legend svg:x="12.313cm" svg:y="3.507cm" style:legend-expansion="custom" chartooo:width="3.506cm" chartooo:height="2.011cm" style:legend-expansion-aspect-ratio="1.74341123818996" chart:style-name="ch3"/>
        <chart:plot-area chart:style-name="ch4" chart:data-source-has-labels="both" svg:x="1.012cm" svg:y="1.08cm" svg:width="10.985cm" svg:height="6.773cm">
          <chartooo:coordinate-region svg:x="2.745cm" svg:y="1.279cm" svg:width="9.158cm" svg:height="5.927cm"/>
          <chart:axis chart:dimension="x" chart:name="primary-x" chart:style-name="ch5" chartooo:axis-type="auto">
            <chart:title svg:x="5.669cm" svg:y="7.795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37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26405.568">
                <text:p>526405.568</text:p>
              </table:table-cell>
              <table:table-cell office:value-type="float" office:value="1">
                <text:p>1</text:p>
              </table:table-cell>
              <table:table-cell office:value-type="float" office:value="146133.2">
                <text:p>146133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5273.76">
                <text:p>115273.76</text:p>
              </table:table-cell>
              <table:table-cell office:value-type="float" office:value="2">
                <text:p>2</text:p>
              </table:table-cell>
              <table:table-cell office:value-type="float" office:value="118293.36">
                <text:p>118293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3320.704">
                <text:p>293320.704</text:p>
              </table:table-cell>
              <table:table-cell office:value-type="float" office:value="3">
                <text:p>3</text:p>
              </table:table-cell>
              <table:table-cell office:value-type="float" office:value="116281.52">
                <text:p>116281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965610.912">
                <text:p>18965610.912</text:p>
              </table:table-cell>
              <table:table-cell office:value-type="float" office:value="4">
                <text:p>4</text:p>
              </table:table-cell>
              <table:table-cell office:value-type="float" office:value="12035377.442">
                <text:p>12035377.4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18">
      <number:number number:decimal-places="3" number:min-integer-digits="0" number:decimal-replacement="" number:grouping="true"/>
    </number:number-style>
    <style:style style:name="ch1" style:family="chart">
      <style:graphic-properties draw:stroke="solid" svg:stroke-width="0.0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11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44cm" xlink:href="." xlink:type="simple" chart:class="chart:scatter" chart:style-name="ch1">
        <chart:title svg:x="5.535cm" svg:y="0.304cm" chart:style-name="ch2">
          <text:p>A [700,700], B[700, 700]</text:p>
        </chart:title>
        <chart:legend svg:x="12.313cm" svg:y="3.507cm" style:legend-expansion="custom" chartooo:width="3.506cm" chartooo:height="2.011cm" style:legend-expansion-aspect-ratio="1.74341123818996" chart:style-name="ch3"/>
        <chart:plot-area chart:style-name="ch4" chart:data-source-has-labels="both" svg:x="1.012cm" svg:y="1.079cm" svg:width="10.985cm" svg:height="6.774cm">
          <chartooo:coordinate-region svg:x="2.745cm" svg:y="1.279cm" svg:width="9.158cm" svg:height="5.927cm"/>
          <chart:axis chart:dimension="x" chart:name="primary-x" chart:style-name="ch5" chartooo:axis-type="auto">
            <chart:title svg:x="5.669cm" svg:y="7.795cm" chart:style-name="ch6">
              <text:p>Kernel I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139cm" svg:y="5.871cm" chart:style-name="ch9">
              <text:p>Device Time (μs)</text:p>
            </chart:title>
            <chart:grid chart:style-name="ch7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vidia GeForce GT 730M</text:p>
              </table:table-cell>
              <table:table-cell office:value-type="string">
                <text:p/>
              </table:table-cell>
              <table:table-cell office:value-type="string">
                <text:p>Intel HD Graphics 44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2975.04">
                <text:p>542975.04</text:p>
              </table:table-cell>
              <table:table-cell office:value-type="float" office:value="1">
                <text:p>1</text:p>
              </table:table-cell>
              <table:table-cell office:value-type="float" office:value="213337.281">
                <text:p>213337.2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8316.928">
                <text:p>168316.928</text:p>
              </table:table-cell>
              <table:table-cell office:value-type="float" office:value="2">
                <text:p>2</text:p>
              </table:table-cell>
              <table:table-cell office:value-type="float" office:value="161578.159">
                <text:p>161578.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92026.88">
                <text:p>492026.88</text:p>
              </table:table-cell>
              <table:table-cell office:value-type="float" office:value="3">
                <text:p>3</text:p>
              </table:table-cell>
              <table:table-cell office:value-type="float" office:value="183542">
                <text:p>183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232078.432">
                <text:p>30232078.432</text:p>
              </table:table-cell>
              <table:table-cell office:value-type="float" office:value="4">
                <text:p>4</text:p>
              </table:table-cell>
              <table:table-cell office:value-type="float" office:value="18225148.61">
                <text:p>18225148.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